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nos" svg:font-family="Tinos"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32cm" fo:margin-left="0.319cm" fo:margin-top="0cm" fo:margin-bottom="0.199cm" fo:break-before="auto" fo:break-after="auto" table:align="left"/>
    </style:style>
    <style:style style:name="Table1.A" style:family="table-column">
      <style:table-column-properties style:column-width="2.505cm"/>
    </style:style>
    <style:style style:name="Table1.B" style:family="table-column">
      <style:table-column-properties style:column-width="2.468cm"/>
    </style:style>
    <style:style style:name="Table1.E" style:family="table-column">
      <style:table-column-properties style:column-width="2.466cm"/>
    </style:style>
    <style:style style:name="Table1.G" style:family="table-column">
      <style:table-column-properties style:column-width="2.478cm"/>
    </style:style>
    <style:style style:name="Table1.1" style:family="table-row">
      <style:table-row-properties fo:keep-together="always"/>
    </style:style>
    <style:style style:name="Table1.A1" style:family="table-cell">
      <style:table-cell-properties fo:padding="0.159cm" fo:border-left="none" fo:border-right="none" fo:border-top="none" fo:border-bottom="0.05pt solid #000000"/>
    </style:style>
    <style:style style:name="Table1.A2" style:family="table-cell">
      <style:table-cell-properties fo:padding="0.159cm" fo:border-left="none" fo:border-right="none" fo:border-top="0.05pt solid #000000" fo:border-bottom="none"/>
    </style:style>
    <style:style style:name="Table1.A3" style:family="table-cell">
      <style:table-cell-properties style:vertical-align="top" fo:padding="0.159cm" fo:border="none"/>
    </style:style>
    <style:style style:name="Table2" style:family="table">
      <style:table-properties style:width="17.283cm" style:rel-width="96%" fo:margin-top="0cm" fo:margin-bottom="0.199cm" table:align="center"/>
    </style:style>
    <style:style style:name="Table2.A" style:family="table-column">
      <style:table-column-properties style:column-width="2.469cm" style:rel-column-width="23*"/>
    </style:style>
    <style:style style:name="Table2.1" style:family="table-row">
      <style:table-row-properties fo:keep-together="always"/>
    </style:style>
    <style:style style:name="Table2.A1" style:family="table-cell">
      <style:table-cell-properties fo:padding="0.159cm" fo:border-left="none" fo:border-right="none" fo:border-top="none" fo:border-bottom="0.05pt solid #000000"/>
    </style:style>
    <style:style style:name="Table2.A2" style:family="table-cell">
      <style:table-cell-properties fo:padding="0.159cm" fo:border-left="none" fo:border-right="none" fo:border-top="0.05pt solid #000000" fo:border-bottom="none"/>
    </style:style>
    <style:style style:name="Table2.A3" style:family="table-cell">
      <style:table-cell-properties style:vertical-align="top" fo:padding="0.159cm" fo:border="none"/>
    </style:style>
    <style:style style:name="P1" style:family="paragraph" style:parent-style-name="Footer">
      <style:paragraph-properties fo:text-align="center" style:justify-single-word="false"/>
    </style:style>
    <style:style style:name="P2" style:family="paragraph" style:parent-style-name="Listing">
      <style:text-properties officeooo:rsid="00298506" officeooo:paragraph-rsid="00298506"/>
    </style:style>
    <style:style style:name="P3" style:family="paragraph" style:parent-style-name="Listing">
      <style:text-properties officeooo:paragraph-rsid="004e0521"/>
    </style:style>
    <style:style style:name="P4" style:family="paragraph" style:parent-style-name="Listing">
      <style:text-properties officeooo:rsid="002a8c44" officeooo:paragraph-rsid="002a8c44"/>
    </style:style>
    <style:style style:name="P5" style:family="paragraph" style:parent-style-name="OrgSrcBlockLastLine">
      <style:text-properties officeooo:paragraph-rsid="004e0521"/>
    </style:style>
    <style:style style:name="P6" style:family="paragraph" style:parent-style-name="Text_20_body">
      <style:text-properties officeooo:paragraph-rsid="000dd1a6"/>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24900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1pt" officeooo:rsid="004a1051" officeooo:paragraph-rsid="004a1051" style:font-size-asian="11pt" style:font-size-complex="11pt"/>
    </style:style>
    <style:style style:name="P11" style:family="paragraph" style:parent-style-name="Text_20_body">
      <style:text-properties officeooo:paragraph-rsid="00bd1b67"/>
    </style:style>
    <style:style style:name="P12" style:family="paragraph" style:parent-style-name="Text_20_body">
      <style:text-properties officeooo:paragraph-rsid="00edfc38"/>
    </style:style>
    <style:style style:name="P13" style:family="paragraph" style:parent-style-name="Text_20_body">
      <style:text-properties officeooo:rsid="00f94b45" officeooo:paragraph-rsid="00f94b45"/>
    </style:style>
    <style:style style:name="P14" style:family="paragraph" style:parent-style-name="Text_20_body">
      <style:text-properties officeooo:paragraph-rsid="01004dc9"/>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weight="bold" style:font-weight-asian="bold" style:font-weight-complex="bold"/>
    </style:style>
    <style:style style:name="P17" style:family="paragraph" style:parent-style-name="Text_20_body">
      <style:paragraph-properties fo:margin-left="0cm" fo:margin-right="0cm" fo:text-indent="0cm" style:auto-text-indent="false"/>
      <style:text-properties officeooo:paragraph-rsid="003ffc02"/>
    </style:style>
    <style:style style:name="P18" style:family="paragraph" style:parent-style-name="Text_20_body">
      <style:paragraph-properties fo:margin-left="0cm" fo:margin-right="0cm" fo:text-indent="0cm" style:auto-text-indent="false"/>
      <style:text-properties officeooo:paragraph-rsid="004970e0"/>
    </style:style>
    <style:style style:name="P19" style:family="paragraph" style:parent-style-name="Text_20_body">
      <style:paragraph-properties fo:margin-left="0cm" fo:margin-right="0cm" fo:text-indent="0cm" style:auto-text-indent="false"/>
      <style:text-properties officeooo:paragraph-rsid="00529aa8"/>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Contents_20_2">
      <style:paragraph-properties>
        <style:tab-stops>
          <style:tab-stop style:position="18.002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master-page-name="">
      <loext:graphic-properties draw:fill="none"/>
      <style:paragraph-properties fo:margin-left="1.3cm" fo:margin-right="0cm" fo:margin-top="0cm" fo:margin-bottom="0.101cm" loext:contextual-spacing="true" fo:text-align="justify" style:justify-single-word="false" fo:hyphenation-ladder-count="no-limit" fo:text-indent="0cm" style:auto-text-indent="false" style:page-number="auto" fo:background-color="transparent">
        <style:tab-stops>
          <style:tab-stop style:position="0.201cm"/>
        </style:tab-stops>
      </style:paragraph-properties>
      <style:text-properties fo:hyphenate="true" fo:hyphenation-remain-char-count="2" fo:hyphenation-push-char-count="2" loext:hyphenation-no-caps="false"/>
    </style:style>
    <style:style style:name="P24" style:family="paragraph" style:parent-style-name="Heading_20_1">
      <style:text-properties officeooo:rsid="011d7451" officeooo:paragraph-rsid="011d7451"/>
    </style:style>
    <style:style style:name="P25" style:family="paragraph" style:parent-style-name="Heading_20_1">
      <style:text-properties officeooo:paragraph-rsid="0010fcbc"/>
    </style:style>
    <style:style style:name="P26" style:family="paragraph" style:parent-style-name="Heading_20_1" style:master-page-name="">
      <style:paragraph-properties fo:margin-top="0.22cm" fo:margin-bottom="0.21cm" loext:contextual-spacing="false" style:page-number="auto"/>
    </style:style>
    <style:style style:name="P27" style:family="paragraph" style:parent-style-name="Heading_20_1">
      <style:paragraph-properties fo:margin-top="0cm" fo:margin-bottom="0.21cm" loext:contextual-spacing="false"/>
    </style:style>
    <style:style style:name="P28" style:family="paragraph" style:parent-style-name="Heading_20_2">
      <style:text-properties officeooo:paragraph-rsid="003ffc02"/>
    </style:style>
    <style:style style:name="P29" style:family="paragraph" style:parent-style-name="Heading_20_2">
      <style:paragraph-properties fo:break-before="column"/>
    </style:style>
    <style:style style:name="P30" style:family="paragraph" style:parent-style-name="Heading_20_3">
      <style:text-properties officeooo:paragraph-rsid="000dd1a6"/>
    </style:style>
    <style:style style:name="P31" style:family="paragraph" style:parent-style-name="Heading_20_3">
      <style:text-properties officeooo:paragraph-rsid="0016e5d8"/>
    </style:style>
    <style:style style:name="P32" style:family="paragraph" style:parent-style-name="OrgTableContentsCenter">
      <style:text-properties officeooo:paragraph-rsid="012d76a1"/>
    </style:style>
    <style:style style:name="P33" style:family="paragraph" style:parent-style-name="Text_20_body" style:list-style-name="OrgBulletedList"/>
    <style:style style:name="P34" style:family="paragraph" style:parent-style-name="Text_20_body" style:list-style-name="OrgBulletedList">
      <style:text-properties officeooo:paragraph-rsid="006a3672"/>
    </style:style>
    <style:style style:name="P35" style:family="paragraph" style:parent-style-name="Text_20_body" style:list-style-name="OrgBulletedList">
      <style:text-properties officeooo:paragraph-rsid="011afd76"/>
    </style:style>
    <style:style style:name="P36" style:family="paragraph" style:parent-style-name="Text_20_body" style:list-style-name="OrgNumberedList" style:master-page-name="">
      <loext:graphic-properties draw:fill="none"/>
      <style:paragraph-properties fo:margin-left="-0.499cm" fo:margin-right="0cm" fo:margin-top="0cm" fo:margin-bottom="0.101cm" loext:contextual-spacing="true" fo:text-align="justify" style:justify-single-word="false" fo:hyphenation-ladder-count="no-limit" fo:text-indent="0.199cm" style:auto-text-indent="false" style:page-number="auto" fo:background-color="transparent"/>
      <style:text-properties fo:hyphenate="true" fo:hyphenation-remain-char-count="2" fo:hyphenation-push-char-count="2" loext:hyphenation-no-caps="false"/>
    </style:style>
    <style:style style:name="P37" style:family="paragraph" style:parent-style-name="Text_20_body" style:list-style-name="OrgNumberedList">
      <loext:graphic-properties draw:fill="none"/>
      <style:paragraph-properties fo:margin-left="-0.499cm" fo:margin-right="0cm" fo:margin-top="0cm" fo:margin-bottom="0.101cm" loext:contextual-spacing="true" fo:text-align="justify" style:justify-single-word="false" fo:hyphenation-ladder-count="no-limit" fo:text-indent="0.199cm" style:auto-text-indent="false" fo:background-color="transparent"/>
      <style:text-properties fo:hyphenate="true" fo:hyphenation-remain-char-count="2" fo:hyphenation-push-char-count="2" loext:hyphenation-no-caps="false"/>
    </style:style>
    <style:style style:name="P38" style:family="paragraph" style:parent-style-name="Text_20_body" style:list-style-name="OrgNumberedList">
      <loext:graphic-properties draw:fill="none"/>
      <style:paragraph-properties fo:margin-left="-0.499cm" fo:margin-right="0cm" fo:margin-top="0cm" fo:margin-bottom="0.101cm" loext:contextual-spacing="true" fo:text-align="justify" style:justify-single-word="false" fo:hyphenation-ladder-count="no-limit" fo:text-indent="0.199cm" style:auto-text-indent="false" fo:background-color="transparent"/>
      <style:text-properties officeooo:paragraph-rsid="0031fea8" fo:hyphenate="true" fo:hyphenation-remain-char-count="2" fo:hyphenation-push-char-count="2" loext:hyphenation-no-caps="false"/>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officeooo:paragraph-rsid="011d7451"/>
    </style:style>
    <style:style style:name="P41" style:family="paragraph" style:parent-style-name="Text_20_body">
      <style:paragraph-properties fo:margin-left="0cm" fo:margin-right="0cm" fo:text-indent="0cm" style:auto-text-indent="false"/>
      <style:text-properties officeooo:paragraph-rsid="00edfc38"/>
    </style:style>
    <style:style style:name="T1" style:family="text">
      <style:text-properties officeooo:rsid="0018cee0"/>
    </style:style>
    <style:style style:name="T2" style:family="text">
      <style:text-properties officeooo:rsid="0019f9dd"/>
    </style:style>
    <style:style style:name="T3" style:family="text">
      <style:text-properties officeooo:rsid="001c60af"/>
    </style:style>
    <style:style style:name="T4" style:family="text">
      <style:text-properties officeooo:rsid="001dc7d0"/>
    </style:style>
    <style:style style:name="T5" style:family="text">
      <style:text-properties officeooo:rsid="0022543a"/>
    </style:style>
    <style:style style:name="T6" style:family="text">
      <style:text-properties style:font-name="Courier New"/>
    </style:style>
    <style:style style:name="T7" style:family="text">
      <style:text-properties style:font-name="Courier New" officeooo:rsid="0022543a"/>
    </style:style>
    <style:style style:name="T8" style:family="text">
      <style:text-properties style:font-name="Courier New" fo:font-size="10pt" officeooo:rsid="0024d1e2" style:font-size-asian="10pt" style:font-size-complex="10pt"/>
    </style:style>
    <style:style style:name="T9" style:family="text">
      <style:text-properties style:font-name="Courier New" officeooo:rsid="00270168"/>
    </style:style>
    <style:style style:name="T10" style:family="text">
      <style:text-properties style:font-name="Courier New" officeooo:rsid="0028ff08"/>
    </style:style>
    <style:style style:name="T11" style:family="text">
      <style:text-properties style:font-name="Courier New" officeooo:rsid="00b6b0a8"/>
    </style:style>
    <style:style style:name="T12" style:family="text">
      <style:text-properties style:font-name="Courier New" officeooo:rsid="00c35793"/>
    </style:style>
    <style:style style:name="T13" style:family="text">
      <style:text-properties officeooo:rsid="0024d1e2"/>
    </style:style>
    <style:style style:name="T14" style:family="text">
      <style:text-properties officeooo:rsid="00261171"/>
    </style:style>
    <style:style style:name="T15" style:family="text">
      <style:text-properties officeooo:rsid="00270168"/>
    </style:style>
    <style:style style:name="T16" style:family="text">
      <style:text-properties officeooo:rsid="0028ff08"/>
    </style:style>
    <style:style style:name="T17" style:family="text">
      <style:text-properties fo:font-size="11pt" style:font-size-asian="11pt" style:font-size-complex="11pt"/>
    </style:style>
    <style:style style:name="T18" style:family="text">
      <style:text-properties officeooo:rsid="00529aa8"/>
    </style:style>
    <style:style style:name="T19" style:family="text">
      <style:text-properties fo:font-weight="normal" officeooo:rsid="00529aa8" style:font-weight-asian="normal" style:font-weight-complex="normal"/>
    </style:style>
    <style:style style:name="T20" style:family="text">
      <style:text-properties fo:font-weight="normal" officeooo:rsid="005460d5" style:font-weight-asian="normal" style:font-weight-complex="normal"/>
    </style:style>
    <style:style style:name="T21" style:family="text">
      <style:text-properties fo:font-weight="normal" officeooo:rsid="0055d281" style:font-weight-asian="normal" style:font-weight-complex="normal"/>
    </style:style>
    <style:style style:name="T22" style:family="text">
      <style:text-properties fo:font-weight="normal" officeooo:rsid="00676ab2" style:font-weight-asian="normal" style:font-weight-complex="normal"/>
    </style:style>
    <style:style style:name="T23" style:family="text">
      <style:text-properties fo:font-weight="normal" officeooo:rsid="0068cd90" style:font-weight-asian="normal" style:font-weight-complex="normal"/>
    </style:style>
    <style:style style:name="T24" style:family="text">
      <style:text-properties fo:font-weight="normal" officeooo:rsid="012c162e" style:font-weight-asian="normal" style:font-weight-complex="normal"/>
    </style:style>
    <style:style style:name="T25" style:family="text">
      <style:text-properties officeooo:rsid="0055801f"/>
    </style:style>
    <style:style style:name="T26" style:family="text">
      <style:text-properties fo:font-style="italic" style:font-style-asian="italic" style:font-style-complex="italic"/>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officeooo:rsid="0059477f"/>
    </style:style>
    <style:style style:name="T30" style:family="text">
      <style:text-properties fo:font-variant="normal" fo:text-transform="none" style:text-position="0% 100%" fo:font-style="normal" style:text-underline-style="none" fo:font-weight="normal"/>
    </style:style>
    <style:style style:name="T31" style:family="text">
      <style:text-properties officeooo:rsid="00642df8"/>
    </style:style>
    <style:style style:name="T32" style:family="text">
      <style:text-properties officeooo:rsid="00676ab2"/>
    </style:style>
    <style:style style:name="T33" style:family="text">
      <style:text-properties officeooo:rsid="00701907"/>
    </style:style>
    <style:style style:name="T34" style:family="text">
      <style:text-properties officeooo:rsid="0071861c"/>
    </style:style>
    <style:style style:name="T35" style:family="text">
      <style:text-properties officeooo:rsid="00774c59"/>
    </style:style>
    <style:style style:name="T36" style:family="text">
      <style:text-properties officeooo:rsid="0078081c"/>
    </style:style>
    <style:style style:name="T37" style:family="text">
      <style:text-properties officeooo:rsid="007994cb"/>
    </style:style>
    <style:style style:name="T38" style:family="text">
      <style:text-properties officeooo:rsid="007b808d"/>
    </style:style>
    <style:style style:name="T39" style:family="text">
      <style:text-properties officeooo:rsid="007d561d"/>
    </style:style>
    <style:style style:name="T40" style:family="text">
      <style:text-properties officeooo:rsid="007efb1e"/>
    </style:style>
    <style:style style:name="T41" style:family="text">
      <style:text-properties officeooo:rsid="007fe391"/>
    </style:style>
    <style:style style:name="T42" style:family="text">
      <style:text-properties officeooo:rsid="0081f601"/>
    </style:style>
    <style:style style:name="T43" style:family="text">
      <style:text-properties officeooo:rsid="00833f1e"/>
    </style:style>
    <style:style style:name="T44" style:family="text">
      <style:text-properties officeooo:rsid="0084fde0"/>
    </style:style>
    <style:style style:name="T45" style:family="text">
      <style:text-properties officeooo:rsid="0085f52d"/>
    </style:style>
    <style:style style:name="T46" style:family="text">
      <style:text-properties officeooo:rsid="0087ca07"/>
    </style:style>
    <style:style style:name="T47" style:family="text">
      <style:text-properties fo:font-size="9pt" officeooo:rsid="0087ca07"/>
    </style:style>
    <style:style style:name="T48" style:family="text">
      <style:text-properties fo:font-size="9pt" officeooo:rsid="008fcda7"/>
    </style:style>
    <style:style style:name="T49" style:family="text">
      <style:text-properties fo:font-size="9pt" officeooo:rsid="009aabaa"/>
    </style:style>
    <style:style style:name="T50" style:family="text">
      <style:text-properties fo:font-size="9pt" officeooo:rsid="00a0f9f4"/>
    </style:style>
    <style:style style:name="T51" style:family="text">
      <style:text-properties fo:font-size="9pt" officeooo:rsid="00a1ce67"/>
    </style:style>
    <style:style style:name="T52" style:family="text">
      <style:text-properties fo:font-size="9pt" officeooo:rsid="00ae5b07"/>
    </style:style>
    <style:style style:name="T53" style:family="text">
      <style:text-properties fo:font-size="9pt" officeooo:rsid="00b468ad"/>
    </style:style>
    <style:style style:name="T54" style:family="text">
      <style:text-properties fo:font-size="9pt" officeooo:rsid="00d24956"/>
    </style:style>
    <style:style style:name="T55" style:family="text">
      <style:text-properties fo:font-size="9pt" officeooo:rsid="00e06d10"/>
    </style:style>
    <style:style style:name="T56" style:family="text">
      <style:text-properties fo:font-size="9pt" officeooo:rsid="00e125dc"/>
    </style:style>
    <style:style style:name="T57" style:family="text">
      <style:text-properties fo:font-size="9pt" officeooo:rsid="00f03e39"/>
    </style:style>
    <style:style style:name="T58" style:family="text">
      <style:text-properties fo:font-size="9pt" officeooo:rsid="00f29592"/>
    </style:style>
    <style:style style:name="T59" style:family="text">
      <style:text-properties fo:font-size="9pt" officeooo:rsid="00f5b839"/>
    </style:style>
    <style:style style:name="T60" style:family="text">
      <style:text-properties fo:font-size="9pt" officeooo:rsid="00ff01fe"/>
    </style:style>
    <style:style style:name="T61" style:family="text">
      <style:text-properties fo:font-size="9pt" officeooo:rsid="01036f9d"/>
    </style:style>
    <style:style style:name="T62" style:family="text">
      <style:text-properties fo:font-size="9pt" officeooo:rsid="010551f6"/>
    </style:style>
    <style:style style:name="T63" style:family="text">
      <style:text-properties fo:font-size="9pt" officeooo:rsid="010932bb"/>
    </style:style>
    <style:style style:name="T64" style:family="text">
      <style:text-properties fo:font-size="9pt" officeooo:rsid="012e1922"/>
    </style:style>
    <style:style style:name="T65" style:family="text">
      <style:text-properties fo:font-size="9pt" officeooo:rsid="0130172f"/>
    </style:style>
    <style:style style:name="T66" style:family="text">
      <style:text-properties officeooo:rsid="0089bc76"/>
    </style:style>
    <style:style style:name="T67" style:family="text">
      <style:text-properties officeooo:rsid="008ee8ca"/>
    </style:style>
    <style:style style:name="T68" style:family="text">
      <style:text-properties officeooo:rsid="008f10b6"/>
    </style:style>
    <style:style style:name="T69" style:family="text">
      <style:text-properties officeooo:rsid="00979d62"/>
    </style:style>
    <style:style style:name="T70" style:family="text">
      <style:text-properties officeooo:rsid="00a0595c"/>
    </style:style>
    <style:style style:name="T71" style:family="text">
      <style:text-properties officeooo:rsid="00a3819e"/>
    </style:style>
    <style:style style:name="T72" style:family="text">
      <style:text-properties officeooo:rsid="00a54ad4"/>
    </style:style>
    <style:style style:name="T73" style:family="text">
      <style:text-properties officeooo:rsid="00a56d61"/>
    </style:style>
    <style:style style:name="T74" style:family="text">
      <style:text-properties officeooo:rsid="00a6b834"/>
    </style:style>
    <style:style style:name="T75" style:family="text">
      <style:text-properties officeooo:rsid="00a9fad7"/>
    </style:style>
    <style:style style:name="T76" style:family="text">
      <style:text-properties officeooo:rsid="00ac7e4a"/>
    </style:style>
    <style:style style:name="T77" style:family="text">
      <style:text-properties officeooo:rsid="00b04ba4"/>
    </style:style>
    <style:style style:name="T78" style:family="text">
      <style:text-properties officeooo:rsid="00b2a3eb"/>
    </style:style>
    <style:style style:name="T79" style:family="text">
      <style:text-properties style:font-name="Times New Roman"/>
    </style:style>
    <style:style style:name="T80" style:family="text">
      <style:text-properties style:font-name="Times New Roman" officeooo:rsid="00b2ea9f"/>
    </style:style>
    <style:style style:name="T81" style:family="text">
      <style:text-properties style:font-name="Times New Roman" officeooo:rsid="00b6b0a8"/>
    </style:style>
    <style:style style:name="T82" style:family="text">
      <style:text-properties officeooo:rsid="00b539f2"/>
    </style:style>
    <style:style style:name="T83" style:family="text">
      <style:text-properties officeooo:rsid="00b6b0a8"/>
    </style:style>
    <style:style style:name="T84" style:family="text">
      <style:text-properties officeooo:rsid="00b7a08d"/>
    </style:style>
    <style:style style:name="T85" style:family="text">
      <style:text-properties officeooo:rsid="00bcebe1"/>
    </style:style>
    <style:style style:name="T86" style:family="text">
      <style:text-properties officeooo:rsid="00be7cff"/>
    </style:style>
    <style:style style:name="T87" style:family="text">
      <style:text-properties officeooo:rsid="00bff1d6"/>
    </style:style>
    <style:style style:name="T88" style:family="text">
      <style:text-properties officeooo:rsid="00c21d0c"/>
    </style:style>
    <style:style style:name="T89" style:family="text">
      <style:text-properties officeooo:rsid="00c35793"/>
    </style:style>
    <style:style style:name="T90" style:family="text">
      <style:text-properties officeooo:rsid="00c61a23"/>
    </style:style>
    <style:style style:name="T91" style:family="text">
      <style:text-properties officeooo:rsid="00c66a15"/>
    </style:style>
    <style:style style:name="T92" style:family="text">
      <style:text-properties officeooo:rsid="00c8c2aa"/>
    </style:style>
    <style:style style:name="T93" style:family="text">
      <style:text-properties officeooo:rsid="00cf1efc"/>
    </style:style>
    <style:style style:name="T94" style:family="text">
      <style:text-properties officeooo:rsid="00cfa7af"/>
    </style:style>
    <style:style style:name="T95" style:family="text">
      <style:text-properties officeooo:rsid="00d12b21"/>
    </style:style>
    <style:style style:name="T96" style:family="text">
      <style:text-properties officeooo:rsid="00d2b018"/>
    </style:style>
    <style:style style:name="T97" style:family="text">
      <style:text-properties officeooo:rsid="00d40ce9"/>
    </style:style>
    <style:style style:name="T98" style:family="text">
      <style:text-properties officeooo:rsid="00d48878"/>
    </style:style>
    <style:style style:name="T99" style:family="text">
      <style:text-properties officeooo:rsid="00d65445"/>
    </style:style>
    <style:style style:name="T100" style:family="text">
      <style:text-properties officeooo:rsid="00d77e1d"/>
    </style:style>
    <style:style style:name="T101" style:family="text">
      <style:text-properties officeooo:rsid="00d98e2b"/>
    </style:style>
    <style:style style:name="T102" style:family="text">
      <style:text-properties officeooo:rsid="00d98ec6"/>
    </style:style>
    <style:style style:name="T103" style:family="text">
      <style:text-properties officeooo:rsid="00dd169b"/>
    </style:style>
    <style:style style:name="T104" style:family="text">
      <style:text-properties officeooo:rsid="00decefc"/>
    </style:style>
    <style:style style:name="T105" style:family="text">
      <style:text-properties officeooo:rsid="00e37aea"/>
    </style:style>
    <style:style style:name="T106" style:family="text">
      <style:text-properties officeooo:rsid="00e4b4f3"/>
    </style:style>
    <style:style style:name="T107" style:family="text">
      <style:text-properties officeooo:rsid="00e69679"/>
    </style:style>
    <style:style style:name="T108" style:family="text">
      <style:text-properties officeooo:rsid="00e90edc"/>
    </style:style>
    <style:style style:name="T109" style:family="text">
      <style:text-properties officeooo:rsid="00e9b862"/>
    </style:style>
    <style:style style:name="T110" style:family="text">
      <style:text-properties officeooo:rsid="00eb7889"/>
    </style:style>
    <style:style style:name="T111" style:family="text">
      <style:text-properties officeooo:rsid="00ed57e1"/>
    </style:style>
    <style:style style:name="T112" style:family="text">
      <style:text-properties officeooo:rsid="00ef74ce"/>
    </style:style>
    <style:style style:name="T113" style:family="text">
      <style:text-properties officeooo:rsid="00f7d511"/>
    </style:style>
    <style:style style:name="T114" style:family="text">
      <style:text-properties officeooo:rsid="00f9a657"/>
    </style:style>
    <style:style style:name="T115" style:family="text">
      <style:text-properties officeooo:rsid="00f9fcce"/>
    </style:style>
    <style:style style:name="T116" style:family="text">
      <style:text-properties officeooo:rsid="00fa94db"/>
    </style:style>
    <style:style style:name="T117" style:family="text">
      <style:text-properties officeooo:rsid="0103ec46"/>
    </style:style>
    <style:style style:name="T118" style:family="text">
      <style:text-properties officeooo:rsid="0108bfed"/>
    </style:style>
    <style:style style:name="T119" style:family="text">
      <style:text-properties officeooo:rsid="010cd92d"/>
    </style:style>
    <style:style style:name="T120" style:family="text">
      <style:text-properties officeooo:rsid="01148c46"/>
    </style:style>
    <style:style style:name="T121" style:family="text">
      <style:text-properties officeooo:rsid="0114c99c"/>
    </style:style>
    <style:style style:name="T122" style:family="text">
      <style:text-properties officeooo:rsid="0117e27c"/>
    </style:style>
    <style:style style:name="T123" style:family="text">
      <style:text-properties officeooo:rsid="011ef17e"/>
    </style:style>
    <style:style style:name="T124" style:family="text">
      <style:text-properties officeooo:rsid="01269bdc"/>
    </style:style>
    <style:style style:name="T125" style:family="text">
      <style:text-properties officeooo:rsid="01274ec3"/>
    </style:style>
    <style:style style:name="T126" style:family="text">
      <style:text-properties officeooo:rsid="012946d6"/>
    </style:style>
    <style:style style:name="T127" style:family="text">
      <style:text-properties officeooo:rsid="0129cdc6"/>
    </style:style>
    <style:style style:name="T128" style:family="text">
      <style:text-properties officeooo:rsid="012ab24e"/>
    </style:style>
    <style:style style:name="T129" style:family="text">
      <style:text-properties officeooo:rsid="011d7451"/>
    </style:style>
    <style:style style:name="T130" style:family="text">
      <style:text-properties officeooo:rsid="012ef9b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1" text:separation-character="." text:name="Listing"/>
      </text:sequence-decls>
      <text:section text:style-name="Sect1" text:name="Header">
        <text:p text:style-name="OrgTitle"><text:title>Plundervolt Library: An Environment for Hardware and Software Undervolting</text:title></text:p>
        <text:p text:style-name="P9"><text:a xlink:type="simple" xlink:href="mailto:cxs939@student.bham.ac.uk" text:style-name="Internet_20_link" text:visited-style-name="Visited_20_Internet_20_Link"><text:span text:style-name="T17">Cyril Saroch</text:span></text:a></text:p>
        <text:p text:style-name="P10">School of Computer Science, University of Birmingham, UK</text:p>
      </text:section>
      <text:section text:style-name="Sect2" text:name="Abstract">
        <text:h text:style-name="P26" text:outline-level="1"><text:bookmark-start text:name="orgff8c439"/><text:bookmark-start text:name="__RefHeading___Toc11543_3200289397"/>Abstract<text:bookmark-end text:name="orgff8c439"/><text:bookmark-end text:name="__RefHeading___Toc11543_3200289397"/></text:h>
        <text:p text:style-name="P16">Recently, a number of new attacks exploiting the Intel SGX system have emerged. Among them most crucially for this paper Plundervolt, and VoltPillager. They outline two forms of intrusion into a system protected from Rowhammer-style attacks, and show the way Intel has chosen to remedy its vulnerabilities to such attacks is insufficient.</text:p>
        <text:p text:style-name="P7">Both papers explain how voltage control during code execution can render these fixes useless. In this report, we aim to provide a C library for working with such attacks, with the goal to ease the exploration of Intel’s solutions to better understand and fix the issue.</text:p>
        <text:p text:style-name="P7">Rather than experiment with the attacks ourselves, we have chosen to implement a comprehensive, simple-to-use, and well-documented system, and we hope to thus improve the way others will work with Plundervolt and VoltPillager, or any other voltage-based exploits.</text:p>
        <text:p text:style-name="P7"><text:span text:style-name="T35">W</text:span>e will discuss our initial decisions when creating the library, our design choices and their outcomes, and explain how the library achieves our aims, and how it helps with writing new code based on voltage control. We provide comprehensive lists of available functionalities and example codes, as well as points to be wary of while using the library.</text:p>
        <text:p text:style-name="P7">Additionally, we talk about <text:span text:style-name="T36">cases</text:span> where our predictions failed, and where the library lacks as a result.</text:p>
        <text:p text:style-name="P7">We have omitted any discussion of the potential of voltage scaling attacks, as we feel it best left for specifically aimed studies. Instead, we only explain and offer a way of implementing them.<text:bookmark text:name="org0372d8b"/></text:p>
      </text:section>
      <text:table-of-content text:style-name="Sect1" text:protected="true" text:name="Table of Contents1">
        <text:table-of-content-source text:outline-level="10" text:use-index-marks="false">
          <text:index-title-template text:style-name="Contents_20_Heading">Contents of the Pap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 of the Paper</text:p>
          </text:index-title>
          <text:p text:style-name="P20"><text:a xlink:type="simple" xlink:href="#__RefHeading___Toc11543_3200289397" text:style-name="Index_20_Link" text:visited-style-name="Index_20_Link">1. <text:s/>Abstract<text:tab/>1</text:a></text:p>
          <text:p text:style-name="P20"><text:a xlink:type="simple" xlink:href="#__RefHeading___Toc11547_3200289397" text:style-name="Index_20_Link" text:visited-style-name="Index_20_Link">2. <text:s/>Introduction and Background<text:tab/>2</text:a></text:p>
          <text:p text:style-name="P21"><text:a xlink:type="simple" xlink:href="#__RefHeading___Toc11549_3200289397" text:style-name="Index_20_Link" text:visited-style-name="Index_20_Link">2.1. <text:s/>Intel SGX<text:tab/>2</text:a></text:p>
          <text:p text:style-name="P21"><text:a xlink:type="simple" xlink:href="#__RefHeading___Toc11551_3200289397" text:style-name="Index_20_Link" text:visited-style-name="Index_20_Link">2.2. <text:s/>Attack Model<text:tab/>2</text:a></text:p>
          <text:p text:style-name="P21"><text:a xlink:type="simple" xlink:href="#__RefHeading___Toc11553_3200289397" text:style-name="Index_20_Link" text:visited-style-name="Index_20_Link">2.3. <text:s/>Software Undervolting<text:tab/>2</text:a></text:p>
          <text:p text:style-name="P21"><text:a xlink:type="simple" xlink:href="#__RefHeading___Toc11555_3200289397" text:style-name="Index_20_Link" text:visited-style-name="Index_20_Link">2.4. <text:s/>Hardware Undervolting<text:tab/>2</text:a></text:p>
          <text:p text:style-name="P20"><text:a xlink:type="simple" xlink:href="#__RefHeading___Toc11557_3200289397" text:style-name="Index_20_Link" text:visited-style-name="Index_20_Link">3. <text:s/>Design and Implementation<text:tab/>2</text:a></text:p>
          <text:p text:style-name="P21"><text:a xlink:type="simple" xlink:href="#__RefHeading___Toc11559_3200289397" text:style-name="Index_20_Link" text:visited-style-name="Index_20_Link">3.1. <text:s/>Library Structure<text:tab/>3</text:a></text:p>
          <text:p text:style-name="P21"><text:a xlink:type="simple" xlink:href="#__RefHeading___Toc11561_3200289397" text:style-name="Index_20_Link" text:visited-style-name="Index_20_Link">3.2. <text:s/>Setup<text:tab/>3</text:a></text:p>
          <text:p text:style-name="P21"><text:a xlink:type="simple" xlink:href="#__RefHeading___Toc11563_3200289397" text:style-name="Index_20_Link" text:visited-style-name="Index_20_Link">3.3. <text:s/>Software Undervolting<text:tab/>3</text:a></text:p>
          <text:p text:style-name="P21"><text:a xlink:type="simple" xlink:href="#__RefHeading___Toc11565_3200289397" text:style-name="Index_20_Link" text:visited-style-name="Index_20_Link">3.4. <text:s/>Hardware Undervolting<text:tab/>4</text:a></text:p>
          <text:p text:style-name="P22"><text:a xlink:type="simple" xlink:href="#__RefHeading___Toc11567_3200289397" text:style-name="Index_20_Link" text:visited-style-name="Index_20_Link">Arduino Library<text:tab/>4</text:a></text:p>
          <text:p text:style-name="P21"><text:a xlink:type="simple" xlink:href="#__RefHeading___Toc11569_3200289397" text:style-name="Index_20_Link" text:visited-style-name="Index_20_Link">3.5. <text:s/>Other<text:tab/>4</text:a></text:p>
          <text:p text:style-name="P22"><text:a xlink:type="simple" xlink:href="#__RefHeading___Toc11571_3200289397" text:style-name="Index_20_Link" text:visited-style-name="Index_20_Link">Errors<text:tab/>4</text:a></text:p>
          <text:p text:style-name="P22"><text:a xlink:type="simple" xlink:href="#__RefHeading___Toc11573_3200289397" text:style-name="Index_20_Link" text:visited-style-name="Index_20_Link">Cleanup<text:tab/>4</text:a></text:p>
          <text:p text:style-name="P22"><text:a xlink:type="simple" xlink:href="#__RefHeading___Toc11575_3200289397" text:style-name="Index_20_Link" text:visited-style-name="Index_20_Link">Safe Specification<text:tab/>4</text:a></text:p>
          <text:p text:style-name="P22"><text:a xlink:type="simple" xlink:href="#__RefHeading___Toc11577_3200289397" text:style-name="Index_20_Link" text:visited-style-name="Index_20_Link">Overarching Convenience Function<text:tab/>4</text:a></text:p>
          <text:p text:style-name="P22"><text:a xlink:type="simple" xlink:href="#__RefHeading___Toc11579_3200289397" text:style-name="Index_20_Link" text:visited-style-name="Index_20_Link">Passing Arguments<text:tab/>5</text:a></text:p>
          <text:p text:style-name="P22"><text:a xlink:type="simple" xlink:href="#__RefHeading___Toc11581_3200289397" text:style-name="Index_20_Link" text:visited-style-name="Index_20_Link">Resetting the Attack<text:tab/>5</text:a></text:p>
          <text:p text:style-name="P20"><text:a xlink:type="simple" xlink:href="#__RefHeading___Toc11583_3200289397" text:style-name="Index_20_Link" text:visited-style-name="Index_20_Link">4. <text:s/>Evaluation and Examples<text:tab/>5</text:a></text:p>
          <text:p text:style-name="P21"><text:a xlink:type="simple" xlink:href="#__RefHeading___Toc11585_3200289397" text:style-name="Index_20_Link" text:visited-style-name="Index_20_Link">4.1. <text:s/>Example Usage<text:tab/>5</text:a></text:p>
          <text:p text:style-name="P21"><text:a xlink:type="simple" xlink:href="#__RefHeading___Toc11587_3200289397" text:style-name="Index_20_Link" text:visited-style-name="Index_20_Link">4.2. <text:s/>Practical Results<text:tab/>6</text:a></text:p>
          <text:p text:style-name="P22"><text:a xlink:type="simple" xlink:href="#__RefHeading___Toc11589_3200289397" text:style-name="Index_20_Link" text:visited-style-name="Index_20_Link">Software<text:tab/>6</text:a></text:p>
          <text:p text:style-name="P22"><text:a xlink:type="simple" xlink:href="#__RefHeading___Toc11591_3200289397" text:style-name="Index_20_Link" text:visited-style-name="Index_20_Link">Hardware<text:tab/>7</text:a></text:p>
          <text:p text:style-name="P21"><text:a xlink:type="simple" xlink:href="#__RefHeading___Toc11593_3200289397" text:style-name="Index_20_Link" text:visited-style-name="Index_20_Link">4.3. <text:s/>Limitations<text:tab/>8</text:a></text:p>
          <text:p text:style-name="P20"><text:a xlink:type="simple" xlink:href="#__RefHeading___Toc11595_3200289397" text:style-name="Index_20_Link" text:visited-style-name="Index_20_Link">5. <text:s/>Future work<text:tab/>8</text:a></text:p>
          <text:p text:style-name="P20"><text:a xlink:type="simple" xlink:href="#__RefHeading___Toc11597_3200289397" text:style-name="Index_20_Link" text:visited-style-name="Index_20_Link">6. <text:s/>Reflection<text:tab/>9</text:a></text:p>
          <text:p text:style-name="P20"><text:a xlink:type="simple" xlink:href="#__RefHeading___Toc11599_3200289397" text:style-name="Index_20_Link" text:visited-style-name="Index_20_Link">7. <text:s/>Conclusion<text:tab/>9</text:a></text:p>
          <text:p text:style-name="P20"><text:a xlink:type="simple" xlink:href="#__RefHeading___Toc22369_3200289397" text:style-name="Index_20_Link" text:visited-style-name="Index_20_Link">8. <text:s/>Acknowledgements<text:tab/>9</text:a></text:p>
          <text:p text:style-name="P20"><text:a xlink:type="simple" xlink:href="#__RefHeading___Toc11601_3200289397" text:style-name="Index_20_Link" text:visited-style-name="Index_20_Link">9. <text:s/>References<text:tab/>9</text:a></text:p>
          <text:p text:style-name="P20"><text:a xlink:type="simple" xlink:href="#__RefHeading___Toc12042_3200289397" text:style-name="Index_20_Link" text:visited-style-name="Index_20_Link">10. <text:s/>Appendices<text:tab/>10</text:a></text:p>
          <text:p text:style-name="P21"><text:a xlink:type="simple" xlink:href="#__RefHeading___Toc12044_3200289397" text:style-name="Index_20_Link" text:visited-style-name="Index_20_Link">Appendix A: List of Public Functions<text:tab/>10</text:a></text:p>
          <text:p text:style-name="P22"><text:a xlink:type="simple" xlink:href="#__RefHeading___Toc11607_3200289397" text:style-name="Index_20_Link" text:visited-style-name="Index_20_Link">Subsection I: General Functions<text:tab/>10</text:a></text:p>
          <text:p text:style-name="P22"><text:a xlink:type="simple" xlink:href="#__RefHeading___Toc11609_3200289397" text:style-name="Index_20_Link" text:visited-style-name="Index_20_Link">Subsection II: Software-Undervolting Functions<text:tab/>10</text:a></text:p>
          <text:p text:style-name="P22"><text:a xlink:type="simple" xlink:href="#__RefHeading___Toc11611_3200289397" text:style-name="Index_20_Link" text:visited-style-name="Index_20_Link">Subsection III: Hardware-Undervolting Functions<text:tab/>10</text:a></text:p>
          <text:p text:style-name="P21"><text:a xlink:type="simple" xlink:href="#__RefHeading___Toc11613_3200289397" text:style-name="Index_20_Link" text:visited-style-name="Index_20_Link">Appendix B: List of Undervolting Parameters<text:tab/>10</text:a></text:p>
          <text:p text:style-name="P22"><text:a xlink:type="simple" xlink:href="#__RefHeading___Toc11615_3200289397" text:style-name="Index_20_Link" text:visited-style-name="Index_20_Link">Subsection I: General Parameters<text:tab/>10</text:a></text:p>
          <text:p text:style-name="P22"><text:a xlink:type="simple" xlink:href="#__RefHeading___Toc11617_3200289397" text:style-name="Index_20_Link" text:visited-style-name="Index_20_Link">Subsection II: Software-Undervolting Parameters<text:tab/>11</text:a></text:p>
          <text:p text:style-name="P22"><text:a xlink:type="simple" xlink:href="#__RefHeading___Toc11619_3200289397" text:style-name="Index_20_Link" text:visited-style-name="Index_20_Link">Subsection III: Hardware-Undervolting Parameters<text:tab/>11</text:a></text:p>
        </text:index-body>
      </text:table-of-content>
      <text:section text:style-name="Sect3" text:name="Body 1">
        <text:h text:style-name="P27" text:outline-level="1"><text:bookmark-start text:name="org225efa2"/><text:bookmark-start text:name="__RefHeading___Toc11547_3200289397"/><text:soft-page-break/>Introduction and Background<text:bookmark-end text:name="org225efa2"/><text:bookmark-end text:name="__RefHeading___Toc11547_3200289397"/></text:h>
        <text:p text:style-name="Text_20_body">Several papers <text:reference-mark-start text:name="ZOTERO_ITEM CSL_CITATION {&quot;citationID&quot;:&quot;9YW4cn3W&quot;,&quot;properties&quot;:{&quot;formattedCitation&quot;:&quot;(1\\uc0\\u8211{}5)&quot;,&quot;plainCitation&quot;:&quot;(1–5)&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id&quot;:16,&quot;uris&quot;:[&quot;http://zotero.org/users/local/D70zK3qK/items/73G4KDVN&quot;],&quot;uri&quot;:[&quot;http://zotero.org/users/local/D70zK3qK/items/73G4KDVN&quot;],&quot;itemData&quot;:{&quot;id&quot;:16,&quot;type&quot;:&quot;paper-conference&quot;,&quot;event&quot;:&quot;29th {USENIX} Security Symposium ({USENIX} Security 20)&quot;,&quot;ISBN&quot;:&quot;978-1-939133-17-5&quot;,&quot;language&quot;:&quot;en&quot;,&quot;page&quot;:&quot;1445-1461&quot;,&quot;source&quot;:&quot;www.usenix.org&quot;,&quot;title&quot;:&quot;V0LTpwn: Attacking x86 Processor Integrity from Software&quot;,&quot;title-short&quot;:&quot;V0LTpwn&quot;,&quot;URL&quot;:&quot;https://www.usenix.org/conference/usenixsecurity20/presentation/kenjar&quot;,&quot;author&quot;:[{&quot;family&quot;:&quot;Kenjar&quot;,&quot;given&quot;:&quot;Zijo&quot;},{&quot;family&quot;:&quot;Frassetto&quot;,&quot;given&quot;:&quot;Tommaso&quot;},{&quot;family&quot;:&quot;Gens&quot;,&quot;given&quot;:&quot;David&quot;},{&quot;family&quot;:&quot;Franz&quot;,&quot;given&quot;:&quot;Michael&quot;},{&quot;family&quot;:&quot;Sadeghi&quot;,&quot;given&quot;:&quot;Ahmad-Reza&quot;}],&quot;accessed&quot;:{&quot;date-parts&quot;:[[&quot;2021&quot;,5,5]]},&quot;issued&quot;:{&quot;date-parts&quot;:[[&quot;2020&quot;]]}}},{&quot;id&quot;:19,&quot;uris&quot;:[&quot;http://zotero.org/users/local/D70zK3qK/items/QIRVQYA7&quot;],&quot;uri&quot;:[&quot;http://zotero.org/users/local/D70zK3qK/items/QIRVQYA7&quot;],&quot;itemData&quot;:{&quot;id&quot;:19,&quot;type&quot;:&quot;paper-conference&quot;,&quot;abstract&quot;:&quot;ARM TrustZone builds a trusted execution environment based on the concept of hardware separation. It has been quite successful in defending against various software attacks and forcing attackers to explore vulnerabilities in interface designs and side channels. The recently reported CLKscrew attack breaks TrustZone through software by overclocking CPU to generate hardware faults. However, overclocking makes the processor run at a very high frequency, which is relatively easy to detect and prevent, for example by hardware frequency locking. In this paper, we propose an innovative software-controlled hardware fault-based attack, VoltJockey, on multi-core processors that adopt dynamic voltage and frequency scaling (DVFS) techniques for energy efficiency. Unlike CLKscrew, we manipulate the voltages rather than the frequencies via DVFS unit to generate hardware faults on the victim cores, which makes VoltJockey stealthier and harder to prevent than CLKscrew. We deliberately control the fault generation to facilitate differential fault analysis to break TrustZone. The entire attack process is based on software without any involvement of hardware. We implement VoltJockey on an ARM-based Krait processor from a commodity Android phone and demonstrate how to reveal the AES key from TrustZone and how to breach the RSA-based TrustZone authentication. These results suggest that VoltJockey has a comparable efficiency to side channels in obtaining TrustZone-guarded credentials, as well as the potential of bypassing the RSA-based verification to load untrusted applications into TrustZone. We also discuss both hardware-based and software-based countermeasures and their limitations.&quot;,&quot;collection-title&quot;:&quot;CCS '19&quot;,&quot;container-title&quot;:&quot;Proceedings of the 2019 ACM SIGSAC Conference on Computer and Communications Security&quot;,&quot;DOI&quot;:&quot;10.1145/3319535.3354201&quot;,&quot;event-place&quot;:&quot;New York, NY, USA&quot;,&quot;ISBN&quot;:&quot;978-1-4503-6747-9&quot;,&quot;page&quot;:&quot;195–209&quot;,&quot;publisher&quot;:&quot;Association for Computing Machinery&quot;,&quot;publisher-place&quot;:&quot;New York, NY, USA&quot;,&quot;source&quot;:&quot;ACM Digital Library&quot;,&quot;title&quot;:&quot;VoltJockey: Breaching TrustZone by Software-Controlled Voltage Manipulation over Multi-core Frequencies&quot;,&quot;title-short&quot;:&quot;VoltJockey&quot;,&quot;URL&quot;:&quot;https://doi.org/10.1145/3319535.3354201&quot;,&quot;author&quot;:[{&quot;family&quot;:&quot;Qiu&quot;,&quot;given&quot;:&quot;Pengfei&quot;},{&quot;family&quot;:&quot;Wang&quot;,&quot;given&quot;:&quot;Dongsheng&quot;},{&quot;family&quot;:&quot;Lyu&quot;,&quot;given&quot;:&quot;Yongqiang&quot;},{&quot;family&quot;:&quot;Qu&quot;,&quot;given&quot;:&quot;Gang&quot;}],&quot;accessed&quot;:{&quot;date-parts&quot;:[[&quot;2021&quot;,5,5]]},&quot;issued&quot;:{&quot;date-parts&quot;:[[&quot;2019&quot;,11,6]]}}},{&quot;id&quot;:27,&quot;uris&quot;:[&quot;http://zotero.org/users/local/D70zK3qK/items/R856QD3H&quot;],&quot;uri&quot;:[&quot;http://zotero.org/users/local/D70zK3qK/items/R856QD3H&quot;],&quot;itemData&quot;:{&quot;id&quot;:27,&quot;type&quot;:&quot;book&quot;,&quot;abstract&quot;:&quot;Guide to linux undervolting for Haswell and never Intel CPUs&quot;,&quot;note&quot;:&quot;original-date: 2017-08-24T09:02:00Z&quot;,&quot;source&quot;:&quot;GitHub&quot;,&quot;title&quot;:&quot;mihic/linux-intel-undervolt&quot;,&quot;URL&quot;:&quot;https://github.com/mihic/linux-intel-undervolt&quot;,&quot;author&quot;:[{&quot;family&quot;:&quot;Eleršič&quot;,&quot;given&quot;:&quot;Miha&quot;}],&quot;accessed&quot;:{&quot;date-parts&quot;:[[&quot;2021&quot;,5,5]]},&quot;issued&quot;:{&quot;date-parts&quot;:[[&quot;2021&quot;,5,5]]}}}],&quot;schema&quot;:&quot;https://github.com/citation-style-language/schema/raw/master/csl-citation.json&quot;} RNDAoXtTOX995"/><text:span text:style-name="T30">(1–5)</text:span><text:reference-mark-end text:name="ZOTERO_ITEM CSL_CITATION {&quot;citationID&quot;:&quot;9YW4cn3W&quot;,&quot;properties&quot;:{&quot;formattedCitation&quot;:&quot;(1\\uc0\\u8211{}5)&quot;,&quot;plainCitation&quot;:&quot;(1–5)&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id&quot;:16,&quot;uris&quot;:[&quot;http://zotero.org/users/local/D70zK3qK/items/73G4KDVN&quot;],&quot;uri&quot;:[&quot;http://zotero.org/users/local/D70zK3qK/items/73G4KDVN&quot;],&quot;itemData&quot;:{&quot;id&quot;:16,&quot;type&quot;:&quot;paper-conference&quot;,&quot;event&quot;:&quot;29th {USENIX} Security Symposium ({USENIX} Security 20)&quot;,&quot;ISBN&quot;:&quot;978-1-939133-17-5&quot;,&quot;language&quot;:&quot;en&quot;,&quot;page&quot;:&quot;1445-1461&quot;,&quot;source&quot;:&quot;www.usenix.org&quot;,&quot;title&quot;:&quot;V0LTpwn: Attacking x86 Processor Integrity from Software&quot;,&quot;title-short&quot;:&quot;V0LTpwn&quot;,&quot;URL&quot;:&quot;https://www.usenix.org/conference/usenixsecurity20/presentation/kenjar&quot;,&quot;author&quot;:[{&quot;family&quot;:&quot;Kenjar&quot;,&quot;given&quot;:&quot;Zijo&quot;},{&quot;family&quot;:&quot;Frassetto&quot;,&quot;given&quot;:&quot;Tommaso&quot;},{&quot;family&quot;:&quot;Gens&quot;,&quot;given&quot;:&quot;David&quot;},{&quot;family&quot;:&quot;Franz&quot;,&quot;given&quot;:&quot;Michael&quot;},{&quot;family&quot;:&quot;Sadeghi&quot;,&quot;given&quot;:&quot;Ahmad-Reza&quot;}],&quot;accessed&quot;:{&quot;date-parts&quot;:[[&quot;2021&quot;,5,5]]},&quot;issued&quot;:{&quot;date-parts&quot;:[[&quot;2020&quot;]]}}},{&quot;id&quot;:19,&quot;uris&quot;:[&quot;http://zotero.org/users/local/D70zK3qK/items/QIRVQYA7&quot;],&quot;uri&quot;:[&quot;http://zotero.org/users/local/D70zK3qK/items/QIRVQYA7&quot;],&quot;itemData&quot;:{&quot;id&quot;:19,&quot;type&quot;:&quot;paper-conference&quot;,&quot;abstract&quot;:&quot;ARM TrustZone builds a trusted execution environment based on the concept of hardware separation. It has been quite successful in defending against various software attacks and forcing attackers to explore vulnerabilities in interface designs and side channels. The recently reported CLKscrew attack breaks TrustZone through software by overclocking CPU to generate hardware faults. However, overclocking makes the processor run at a very high frequency, which is relatively easy to detect and prevent, for example by hardware frequency locking. In this paper, we propose an innovative software-controlled hardware fault-based attack, VoltJockey, on multi-core processors that adopt dynamic voltage and frequency scaling (DVFS) techniques for energy efficiency. Unlike CLKscrew, we manipulate the voltages rather than the frequencies via DVFS unit to generate hardware faults on the victim cores, which makes VoltJockey stealthier and harder to prevent than CLKscrew. We deliberately control the fault generation to facilitate differential fault analysis to break TrustZone. The entire attack process is based on software without any involvement of hardware. We implement VoltJockey on an ARM-based Krait processor from a commodity Android phone and demonstrate how to reveal the AES key from TrustZone and how to breach the RSA-based TrustZone authentication. These results suggest that VoltJockey has a comparable efficiency to side channels in obtaining TrustZone-guarded credentials, as well as the potential of bypassing the RSA-based verification to load untrusted applications into TrustZone. We also discuss both hardware-based and software-based countermeasures and their limitations.&quot;,&quot;collection-title&quot;:&quot;CCS '19&quot;,&quot;container-title&quot;:&quot;Proceedings of the 2019 ACM SIGSAC Conference on Computer and Communications Security&quot;,&quot;DOI&quot;:&quot;10.1145/3319535.3354201&quot;,&quot;event-place&quot;:&quot;New York, NY, USA&quot;,&quot;ISBN&quot;:&quot;978-1-4503-6747-9&quot;,&quot;page&quot;:&quot;195–209&quot;,&quot;publisher&quot;:&quot;Association for Computing Machinery&quot;,&quot;publisher-place&quot;:&quot;New York, NY, USA&quot;,&quot;source&quot;:&quot;ACM Digital Library&quot;,&quot;title&quot;:&quot;VoltJockey: Breaching TrustZone by Software-Controlled Voltage Manipulation over Multi-core Frequencies&quot;,&quot;title-short&quot;:&quot;VoltJockey&quot;,&quot;URL&quot;:&quot;https://doi.org/10.1145/3319535.3354201&quot;,&quot;author&quot;:[{&quot;family&quot;:&quot;Qiu&quot;,&quot;given&quot;:&quot;Pengfei&quot;},{&quot;family&quot;:&quot;Wang&quot;,&quot;given&quot;:&quot;Dongsheng&quot;},{&quot;family&quot;:&quot;Lyu&quot;,&quot;given&quot;:&quot;Yongqiang&quot;},{&quot;family&quot;:&quot;Qu&quot;,&quot;given&quot;:&quot;Gang&quot;}],&quot;accessed&quot;:{&quot;date-parts&quot;:[[&quot;2021&quot;,5,5]]},&quot;issued&quot;:{&quot;date-parts&quot;:[[&quot;2019&quot;,11,6]]}}},{&quot;id&quot;:27,&quot;uris&quot;:[&quot;http://zotero.org/users/local/D70zK3qK/items/R856QD3H&quot;],&quot;uri&quot;:[&quot;http://zotero.org/users/local/D70zK3qK/items/R856QD3H&quot;],&quot;itemData&quot;:{&quot;id&quot;:27,&quot;type&quot;:&quot;book&quot;,&quot;abstract&quot;:&quot;Guide to linux undervolting for Haswell and never Intel CPUs&quot;,&quot;note&quot;:&quot;original-date: 2017-08-24T09:02:00Z&quot;,&quot;source&quot;:&quot;GitHub&quot;,&quot;title&quot;:&quot;mihic/linux-intel-undervolt&quot;,&quot;URL&quot;:&quot;https://github.com/mihic/linux-intel-undervolt&quot;,&quot;author&quot;:[{&quot;family&quot;:&quot;Eleršič&quot;,&quot;given&quot;:&quot;Miha&quot;}],&quot;accessed&quot;:{&quot;date-parts&quot;:[[&quot;2021&quot;,5,5]]},&quot;issued&quot;:{&quot;date-parts&quot;:[[&quot;2021&quot;,5,5]]}}}],&quot;schema&quot;:&quot;https://github.com/citation-style-language/schema/raw/master/csl-citation.json&quot;} RNDAoXtTOX995"/> have described attacks on virtually any modern Intel CPU model via controlling the voltage accessible to the processor. In this paper we describe a library, which we have written to ease the process of coding these attacks.</text:p>
        <text:p text:style-name="Text_20_body"><text:span text:style-name="T37">The attacks’</text:span> goal is to introduce a fault to a piece of code running in the CPU, and while there are other uses for this attack <text:reference-mark-start text:name="ZOTERO_ITEM CSL_CITATION {&quot;citationID&quot;:&quot;UEcuBcxH&quot;,&quot;properties&quot;:{&quot;formattedCitation&quot;:&quot;(6,7)&quot;,&quot;plainCitation&quot;:&quot;(6,7)&quot;,&quot;noteIndex&quot;:0},&quot;citationItems&quot;:[{&quot;id&quot;:22,&quot;uris&quot;:[&quot;http://zotero.org/users/local/D70zK3qK/items/AXH7M9UJ&quot;],&quot;uri&quot;:[&quot;http://zotero.org/users/local/D70zK3qK/items/AXH7M9UJ&quot;],&quot;itemData&quot;:{&quot;id&quot;:22,&quot;type&quot;:&quot;paper-conference&quot;,&quot;abstract&quot;:&quot;In this paper we describe several fault attacks on the Advanced Encryption Standard (AES). First, using optical/eddy current fault induction attacks as recently publicly presented by Skorobogatov, Anderson and Quisquater, Samyde [SA, QS], we present an implementation independent fault attack on AES. This attack is able to determine the complete 128-bit secret key of a sealed tamper-proof smartcard by generating 128 faulty cipher texts. Second, we present several implementation-dependent fault attacks on AES. These attacks rely on the observation that due to the AES’s known timing analysis vulnerability (as pointed out by Koeune and Quisquater [KQ]), any implementation of the AES must ensure a data independent timing behavior for the so called AES’s xtime operation. We present fault attacks on AES based on various timing analysis resistant implementations of the xtime-operation. Our strongest attack in this direction uses a very liberal fault model and requires only 256 faulty encryptions to determine a 128-bit key.&quot;,&quot;collection-title&quot;:&quot;Lecture Notes in Computer Science&quot;,&quot;container-title&quot;:&quot;Financial Cryptography&quot;,&quot;DOI&quot;:&quot;10.1007/978-3-540-45126-6_12&quot;,&quot;event-place&quot;:&quot;Berlin, Heidelberg&quot;,&quot;ISBN&quot;:&quot;978-3-540-45126-6&quot;,&quot;language&quot;:&quot;en&quot;,&quot;page&quot;:&quot;162-181&quot;,&quot;publisher&quot;:&quot;Springer&quot;,&quot;publisher-place&quot;:&quot;Berlin, Heidelberg&quot;,&quot;source&quot;:&quot;Springer Link&quot;,&quot;title&quot;:&quot;Fault Based Cryptanalysis of the Advanced Encryption Standard (AES)&quot;,&quot;author&quot;:[{&quot;family&quot;:&quot;Blömer&quot;,&quot;given&quot;:&quot;Johannes&quot;},{&quot;family&quot;:&quot;Seifert&quot;,&quot;given&quot;:&quot;Jean-Pierre&quot;}],&quot;editor&quot;:[{&quot;family&quot;:&quot;Wright&quot;,&quot;given&quot;:&quot;Rebecca N.&quot;}],&quot;issued&quot;:{&quot;date-parts&quot;:[[&quot;2003&quot;]]}}},{&quot;id&quot;:20,&quot;uris&quot;:[&quot;http://zotero.org/users/local/D70zK3qK/items/Q4HJ6YQ9&quot;],&quot;uri&quot;:[&quot;http://zotero.org/users/local/D70zK3qK/items/Q4HJ6YQ9&quot;],&quot;itemData&quot;:{&quot;id&quot;:20,&quot;type&quot;:&quot;paper-conference&quot;,&quot;abstract&quot;:&quot;Fault injection attacks are a powerful tool to exploit implementative weaknesses of robust cryptographic algorithms. The faults induced during the computation of the cryptographic primitives allow to extract pieces of information about the secret parameters stored into the device using the erroneous results. Various fault induction techniques have been researched, both to make practical several theoretical fault models proposed in open literature and to outline new kinds of vulnerabilities. In this paper we describe a non-invasive fault model based on the effects of underfeeding the power supply of an ARM general purpose CPU. We describe the methodology followed to characterize the fault model on an ARM9 microprocessor and propose and mount attacks on implementations of the RSA primitives.&quot;,&quot;container-title&quot;:&quot;2009 Workshop on Fault Diagnosis and Tolerance in Cryptography (FDTC)&quot;,&quot;DOI&quot;:&quot;10.1109/FDTC.2009.30&quot;,&quot;event&quot;:&quot;2009 Workshop on Fault Diagnosis and Tolerance in Cryptography (FDTC)&quot;,&quot;page&quot;:&quot;23-31&quot;,&quot;source&quot;:&quot;IEEE Xplore&quot;,&quot;title&quot;:&quot;Low Voltage Fault Attacks on the RSA Cryptosystem&quot;,&quot;author&quot;:[{&quot;family&quot;:&quot;Barenghi&quot;,&quot;given&quot;:&quot;Alessandro&quot;},{&quot;family&quot;:&quot;Bertoni&quot;,&quot;given&quot;:&quot;Guido&quot;},{&quot;family&quot;:&quot;Parrinello&quot;,&quot;given&quot;:&quot;Emanuele&quot;},{&quot;family&quot;:&quot;Pelosi&quot;,&quot;given&quot;:&quot;Gerardo&quot;}],&quot;issued&quot;:{&quot;date-parts&quot;:[[&quot;2009&quot;,9]]}}}],&quot;schema&quot;:&quot;https://github.com/citation-style-language/schema/raw/master/csl-citation.json&quot;} RNDH9Txnjt0La"/>(6,7)<text:reference-mark-end text:name="ZOTERO_ITEM CSL_CITATION {&quot;citationID&quot;:&quot;UEcuBcxH&quot;,&quot;properties&quot;:{&quot;formattedCitation&quot;:&quot;(6,7)&quot;,&quot;plainCitation&quot;:&quot;(6,7)&quot;,&quot;noteIndex&quot;:0},&quot;citationItems&quot;:[{&quot;id&quot;:22,&quot;uris&quot;:[&quot;http://zotero.org/users/local/D70zK3qK/items/AXH7M9UJ&quot;],&quot;uri&quot;:[&quot;http://zotero.org/users/local/D70zK3qK/items/AXH7M9UJ&quot;],&quot;itemData&quot;:{&quot;id&quot;:22,&quot;type&quot;:&quot;paper-conference&quot;,&quot;abstract&quot;:&quot;In this paper we describe several fault attacks on the Advanced Encryption Standard (AES). First, using optical/eddy current fault induction attacks as recently publicly presented by Skorobogatov, Anderson and Quisquater, Samyde [SA, QS], we present an implementation independent fault attack on AES. This attack is able to determine the complete 128-bit secret key of a sealed tamper-proof smartcard by generating 128 faulty cipher texts. Second, we present several implementation-dependent fault attacks on AES. These attacks rely on the observation that due to the AES’s known timing analysis vulnerability (as pointed out by Koeune and Quisquater [KQ]), any implementation of the AES must ensure a data independent timing behavior for the so called AES’s xtime operation. We present fault attacks on AES based on various timing analysis resistant implementations of the xtime-operation. Our strongest attack in this direction uses a very liberal fault model and requires only 256 faulty encryptions to determine a 128-bit key.&quot;,&quot;collection-title&quot;:&quot;Lecture Notes in Computer Science&quot;,&quot;container-title&quot;:&quot;Financial Cryptography&quot;,&quot;DOI&quot;:&quot;10.1007/978-3-540-45126-6_12&quot;,&quot;event-place&quot;:&quot;Berlin, Heidelberg&quot;,&quot;ISBN&quot;:&quot;978-3-540-45126-6&quot;,&quot;language&quot;:&quot;en&quot;,&quot;page&quot;:&quot;162-181&quot;,&quot;publisher&quot;:&quot;Springer&quot;,&quot;publisher-place&quot;:&quot;Berlin, Heidelberg&quot;,&quot;source&quot;:&quot;Springer Link&quot;,&quot;title&quot;:&quot;Fault Based Cryptanalysis of the Advanced Encryption Standard (AES)&quot;,&quot;author&quot;:[{&quot;family&quot;:&quot;Blömer&quot;,&quot;given&quot;:&quot;Johannes&quot;},{&quot;family&quot;:&quot;Seifert&quot;,&quot;given&quot;:&quot;Jean-Pierre&quot;}],&quot;editor&quot;:[{&quot;family&quot;:&quot;Wright&quot;,&quot;given&quot;:&quot;Rebecca N.&quot;}],&quot;issued&quot;:{&quot;date-parts&quot;:[[&quot;2003&quot;]]}}},{&quot;id&quot;:20,&quot;uris&quot;:[&quot;http://zotero.org/users/local/D70zK3qK/items/Q4HJ6YQ9&quot;],&quot;uri&quot;:[&quot;http://zotero.org/users/local/D70zK3qK/items/Q4HJ6YQ9&quot;],&quot;itemData&quot;:{&quot;id&quot;:20,&quot;type&quot;:&quot;paper-conference&quot;,&quot;abstract&quot;:&quot;Fault injection attacks are a powerful tool to exploit implementative weaknesses of robust cryptographic algorithms. The faults induced during the computation of the cryptographic primitives allow to extract pieces of information about the secret parameters stored into the device using the erroneous results. Various fault induction techniques have been researched, both to make practical several theoretical fault models proposed in open literature and to outline new kinds of vulnerabilities. In this paper we describe a non-invasive fault model based on the effects of underfeeding the power supply of an ARM general purpose CPU. We describe the methodology followed to characterize the fault model on an ARM9 microprocessor and propose and mount attacks on implementations of the RSA primitives.&quot;,&quot;container-title&quot;:&quot;2009 Workshop on Fault Diagnosis and Tolerance in Cryptography (FDTC)&quot;,&quot;DOI&quot;:&quot;10.1109/FDTC.2009.30&quot;,&quot;event&quot;:&quot;2009 Workshop on Fault Diagnosis and Tolerance in Cryptography (FDTC)&quot;,&quot;page&quot;:&quot;23-31&quot;,&quot;source&quot;:&quot;IEEE Xplore&quot;,&quot;title&quot;:&quot;Low Voltage Fault Attacks on the RSA Cryptosystem&quot;,&quot;author&quot;:[{&quot;family&quot;:&quot;Barenghi&quot;,&quot;given&quot;:&quot;Alessandro&quot;},{&quot;family&quot;:&quot;Bertoni&quot;,&quot;given&quot;:&quot;Guido&quot;},{&quot;family&quot;:&quot;Parrinello&quot;,&quot;given&quot;:&quot;Emanuele&quot;},{&quot;family&quot;:&quot;Pelosi&quot;,&quot;given&quot;:&quot;Gerardo&quot;}],&quot;issued&quot;:{&quot;date-parts&quot;:[[&quot;2009&quot;,9]]}}}],&quot;schema&quot;:&quot;https://github.com/citation-style-language/schema/raw/master/csl-citation.json&quot;} RNDH9Txnjt0La"/>, the original objective was to fault the Intel Secure Enclaves.</text:p>
        <text:p text:style-name="Text_20_body">We will firstly describe these enclaves, and why it is important to search for vulnerabilities in them, and then outline the basic ideas of the attacks.</text:p>
        <text:h text:style-name="Heading_20_2" text:outline-level="2"><text:bookmark-start text:name="orga5ab050"/><text:bookmark-start text:name="__RefHeading___Toc11549_3200289397"/>Intel SGX<text:bookmark-end text:name="orga5ab050"/><text:bookmark-end text:name="__RefHeading___Toc11549_3200289397"/></text:h>
        <text:p text:style-name="Text_20_body">After papers such as Rowhammer <text:reference-mark-start text:name="ZOTERO_ITEM CSL_CITATION {&quot;citationID&quot;:&quot;JPWLYGns&quot;,&quot;properties&quot;:{&quot;formattedCitation&quot;:&quot;(8)&quot;,&quot;plainCitation&quot;:&quot;(8)&quot;,&quot;noteIndex&quot;:0},&quot;citationItems&quot;:[{&quot;id&quot;:6,&quot;uris&quot;:[&quot;http://zotero.org/users/local/D70zK3qK/items/7U77VT6N&quot;],&quot;uri&quot;:[&quot;http://zotero.org/users/local/D70zK3qK/items/7U77VT6N&quot;],&quot;itemData&quot;:{&quot;id&quot;:6,&quot;type&quot;:&quot;article-journal&quot;,&quot;abstract&quot;:&quot;Memory isolation is a key property of a reliable and secure computing system--an access to one memory address should not have unintended side effects on data stored in other addresses. However, as DRAM process technology scales down to smaller dimensions, it becomes more difficult to prevent DRAM cells from electrically interacting with each other. In this paper, we expose the vulnerability of commodity DRAM chips to disturbance errors. By reading from the same address in DRAM, we show that it is possible to corrupt data in nearby addresses. More specifically, activating the same row in DRAM corrupts data in nearby rows. We demonstrate this phenomenon on Intel and AMD systems using a malicious program that generates many DRAM accesses. We induce errors in most DRAM modules (110 out of 129) from three major DRAM manufacturers. From this we conclude that many deployed systems are likely to be at risk. We identify the root cause of disturbance errors as the repeated toggling of a DRAM row's wordline, which stresses inter-cell coupling effects that accelerate charge leakage from nearby rows. We provide an extensive characterization study of disturbance errors and their behavior using an FPGA-based testing platform. Among our key findings, we show that (i) it takes as few as 139K accesses to induce an error and (ii) up to one in every 1.7K cells is susceptible to errors. After examining various potential ways of addressing the problem, we propose a low-overhead solution to prevent the errors&quot;,&quot;container-title&quot;:&quot;ACM SIGARCH Computer Architecture News&quot;,&quot;DOI&quot;:&quot;10.1145/2678373.2665726&quot;,&quot;ISSN&quot;:&quot;0163-5964&quot;,&quot;issue&quot;:&quot;3&quot;,&quot;journalAbbreviation&quot;:&quot;SIGARCH Comput. Archit. News&quot;,&quot;page&quot;:&quot;361–372&quot;,&quot;source&quot;:&quot;June 2014&quot;,&quot;title&quot;:&quot;Flipping bits in memory without accessing them: an experimental study of DRAM disturbance errors&quot;,&quot;title-short&quot;:&quot;Flipping bits in memory without accessing them&quot;,&quot;volume&quot;:&quot;42&quot;,&quot;author&quot;:[{&quot;family&quot;:&quot;Kim&quot;,&quot;given&quot;:&quot;Yoongu&quot;},{&quot;family&quot;:&quot;Daly&quot;,&quot;given&quot;:&quot;Ross&quot;},{&quot;family&quot;:&quot;Kim&quot;,&quot;given&quot;:&quot;Jeremie&quot;},{&quot;family&quot;:&quot;Fallin&quot;,&quot;given&quot;:&quot;Chris&quot;},{&quot;family&quot;:&quot;Lee&quot;,&quot;given&quot;:&quot;Ji Hye&quot;},{&quot;family&quot;:&quot;Lee&quot;,&quot;given&quot;:&quot;Donghyuk&quot;},{&quot;family&quot;:&quot;Wilkerson&quot;,&quot;given&quot;:&quot;Chris&quot;},{&quot;family&quot;:&quot;Lai&quot;,&quot;given&quot;:&quot;Konrad&quot;},{&quot;family&quot;:&quot;Mutlu&quot;,&quot;given&quot;:&quot;Onur&quot;}],&quot;issued&quot;:{&quot;date-parts&quot;:[[&quot;2014&quot;,6,14]]}}}],&quot;schema&quot;:&quot;https://github.com/citation-style-language/schema/raw/master/csl-citation.json&quot;} RNDhvgIcNbArK"/>(8)<text:reference-mark-end text:name="ZOTERO_ITEM CSL_CITATION {&quot;citationID&quot;:&quot;JPWLYGns&quot;,&quot;properties&quot;:{&quot;formattedCitation&quot;:&quot;(8)&quot;,&quot;plainCitation&quot;:&quot;(8)&quot;,&quot;noteIndex&quot;:0},&quot;citationItems&quot;:[{&quot;id&quot;:6,&quot;uris&quot;:[&quot;http://zotero.org/users/local/D70zK3qK/items/7U77VT6N&quot;],&quot;uri&quot;:[&quot;http://zotero.org/users/local/D70zK3qK/items/7U77VT6N&quot;],&quot;itemData&quot;:{&quot;id&quot;:6,&quot;type&quot;:&quot;article-journal&quot;,&quot;abstract&quot;:&quot;Memory isolation is a key property of a reliable and secure computing system--an access to one memory address should not have unintended side effects on data stored in other addresses. However, as DRAM process technology scales down to smaller dimensions, it becomes more difficult to prevent DRAM cells from electrically interacting with each other. In this paper, we expose the vulnerability of commodity DRAM chips to disturbance errors. By reading from the same address in DRAM, we show that it is possible to corrupt data in nearby addresses. More specifically, activating the same row in DRAM corrupts data in nearby rows. We demonstrate this phenomenon on Intel and AMD systems using a malicious program that generates many DRAM accesses. We induce errors in most DRAM modules (110 out of 129) from three major DRAM manufacturers. From this we conclude that many deployed systems are likely to be at risk. We identify the root cause of disturbance errors as the repeated toggling of a DRAM row's wordline, which stresses inter-cell coupling effects that accelerate charge leakage from nearby rows. We provide an extensive characterization study of disturbance errors and their behavior using an FPGA-based testing platform. Among our key findings, we show that (i) it takes as few as 139K accesses to induce an error and (ii) up to one in every 1.7K cells is susceptible to errors. After examining various potential ways of addressing the problem, we propose a low-overhead solution to prevent the errors&quot;,&quot;container-title&quot;:&quot;ACM SIGARCH Computer Architecture News&quot;,&quot;DOI&quot;:&quot;10.1145/2678373.2665726&quot;,&quot;ISSN&quot;:&quot;0163-5964&quot;,&quot;issue&quot;:&quot;3&quot;,&quot;journalAbbreviation&quot;:&quot;SIGARCH Comput. Archit. News&quot;,&quot;page&quot;:&quot;361–372&quot;,&quot;source&quot;:&quot;June 2014&quot;,&quot;title&quot;:&quot;Flipping bits in memory without accessing them: an experimental study of DRAM disturbance errors&quot;,&quot;title-short&quot;:&quot;Flipping bits in memory without accessing them&quot;,&quot;volume&quot;:&quot;42&quot;,&quot;author&quot;:[{&quot;family&quot;:&quot;Kim&quot;,&quot;given&quot;:&quot;Yoongu&quot;},{&quot;family&quot;:&quot;Daly&quot;,&quot;given&quot;:&quot;Ross&quot;},{&quot;family&quot;:&quot;Kim&quot;,&quot;given&quot;:&quot;Jeremie&quot;},{&quot;family&quot;:&quot;Fallin&quot;,&quot;given&quot;:&quot;Chris&quot;},{&quot;family&quot;:&quot;Lee&quot;,&quot;given&quot;:&quot;Ji Hye&quot;},{&quot;family&quot;:&quot;Lee&quot;,&quot;given&quot;:&quot;Donghyuk&quot;},{&quot;family&quot;:&quot;Wilkerson&quot;,&quot;given&quot;:&quot;Chris&quot;},{&quot;family&quot;:&quot;Lai&quot;,&quot;given&quot;:&quot;Konrad&quot;},{&quot;family&quot;:&quot;Mutlu&quot;,&quot;given&quot;:&quot;Onur&quot;}],&quot;issued&quot;:{&quot;date-parts&quot;:[[&quot;2014&quot;,6,14]]}}}],&quot;schema&quot;:&quot;https://github.com/citation-style-language/schema/raw/master/csl-citation.json&quot;} RNDhvgIcNbArK"/>, which showed that purely software-based attacks can exploit an otherwise secure system <text:span text:style-name="T38">by repeatedly accessing neighbouring memory cells</text:span>, Intel resolved this problem by introducing Intel SGX.</text:p>
        <text:p text:style-name="Text_20_body">Rowhammer targets physical sections of memory to access or change data in <text:span text:style-name="T39">D</text:span>RAM. Intel deals with this issue <text:span text:style-name="T31">in several ways </text:span><text:reference-mark-start text:name="ZOTERO_ITEM CSL_CITATION {&quot;citationID&quot;:&quot;mfYHj4BY&quot;,&quot;properties&quot;:{&quot;formattedCitation&quot;:&quot;(9,10)&quot;,&quot;plainCitation&quot;:&quot;(9,10)&quot;,&quot;noteIndex&quot;:0},&quot;citationItems&quot;:[{&quot;id&quot;:10,&quot;uris&quot;:[&quot;http://zotero.org/users/local/D70zK3qK/items/NQ9RL8C6&quot;],&quot;uri&quot;:[&quot;http://zotero.org/users/local/D70zK3qK/items/NQ9RL8C6&quot;],&quot;itemData&quot;:{&quot;id&quot;:10,&quot;type&quot;:&quot;webpage&quot;,&quot;title&quot;:&quot;ANVIL: Software-Based Protection Against Next-Generation Rowhammer Attacks: ACM SIGPLAN Notices: Vol 51, No 4&quot;,&quot;URL&quot;:&quot;https://dl.acm.org/doi/abs/10.1145/2954679.2872390&quot;,&quot;accessed&quot;:{&quot;date-parts&quot;:[[&quot;2021&quot;,5,5]]}}},{&quot;id&quot;:12,&quot;uris&quot;:[&quot;http://zotero.org/users/local/D70zK3qK/items/FVRLSJLX&quot;],&quot;uri&quot;:[&quot;http://zotero.org/users/local/D70zK3qK/items/FVRLSJLX&quot;],&quot;itemData&quot;:{&quot;id&quot;:12,&quot;type&quot;:&quot;paper-conference&quot;,&quot;event&quot;:&quot;26th {USENIX} Security Symposium ({USENIX} Security 17)&quot;,&quot;ISBN&quot;:&quot;978-1-931971-40-9&quot;,&quot;language&quot;:&quot;en&quot;,&quot;page&quot;:&quot;117-130&quot;,&quot;source&quot;:&quot;www.usenix.org&quot;,&quot;title&quot;:&quot;CAn’t Touch This: Software-only Mitigation against Rowhammer Attacks targeting Kernel Memory&quot;,&quot;title-short&quot;:&quot;CAn’t Touch This&quot;,&quot;URL&quot;:&quot;https://www.usenix.org/conference/usenixsecurity17/technical-sessions/presentation/brasser&quot;,&quot;author&quot;:[{&quot;family&quot;:&quot;Brasser&quot;,&quot;given&quot;:&quot;Ferdinand&quot;},{&quot;family&quot;:&quot;Davi&quot;,&quot;given&quot;:&quot;Lucas&quot;},{&quot;family&quot;:&quot;Gens&quot;,&quot;given&quot;:&quot;David&quot;},{&quot;family&quot;:&quot;Liebchen&quot;,&quot;given&quot;:&quot;Christopher&quot;},{&quot;family&quot;:&quot;Sadeghi&quot;,&quot;given&quot;:&quot;Ahmad-Reza&quot;}],&quot;accessed&quot;:{&quot;date-parts&quot;:[[&quot;2021&quot;,5,5]]},&quot;issued&quot;:{&quot;date-parts&quot;:[[&quot;2017&quot;]]}}}],&quot;schema&quot;:&quot;https://github.com/citation-style-language/schema/raw/master/csl-citation.json&quot;} RND00h2pyUbJ0"/><text:span text:style-name="T31">(9,10)</text:span><text:reference-mark-end text:name="ZOTERO_ITEM CSL_CITATION {&quot;citationID&quot;:&quot;mfYHj4BY&quot;,&quot;properties&quot;:{&quot;formattedCitation&quot;:&quot;(9,10)&quot;,&quot;plainCitation&quot;:&quot;(9,10)&quot;,&quot;noteIndex&quot;:0},&quot;citationItems&quot;:[{&quot;id&quot;:10,&quot;uris&quot;:[&quot;http://zotero.org/users/local/D70zK3qK/items/NQ9RL8C6&quot;],&quot;uri&quot;:[&quot;http://zotero.org/users/local/D70zK3qK/items/NQ9RL8C6&quot;],&quot;itemData&quot;:{&quot;id&quot;:10,&quot;type&quot;:&quot;webpage&quot;,&quot;title&quot;:&quot;ANVIL: Software-Based Protection Against Next-Generation Rowhammer Attacks: ACM SIGPLAN Notices: Vol 51, No 4&quot;,&quot;URL&quot;:&quot;https://dl.acm.org/doi/abs/10.1145/2954679.2872390&quot;,&quot;accessed&quot;:{&quot;date-parts&quot;:[[&quot;2021&quot;,5,5]]}}},{&quot;id&quot;:12,&quot;uris&quot;:[&quot;http://zotero.org/users/local/D70zK3qK/items/FVRLSJLX&quot;],&quot;uri&quot;:[&quot;http://zotero.org/users/local/D70zK3qK/items/FVRLSJLX&quot;],&quot;itemData&quot;:{&quot;id&quot;:12,&quot;type&quot;:&quot;paper-conference&quot;,&quot;event&quot;:&quot;26th {USENIX} Security Symposium ({USENIX} Security 17)&quot;,&quot;ISBN&quot;:&quot;978-1-931971-40-9&quot;,&quot;language&quot;:&quot;en&quot;,&quot;page&quot;:&quot;117-130&quot;,&quot;source&quot;:&quot;www.usenix.org&quot;,&quot;title&quot;:&quot;CAn’t Touch This: Software-only Mitigation against Rowhammer Attacks targeting Kernel Memory&quot;,&quot;title-short&quot;:&quot;CAn’t Touch This&quot;,&quot;URL&quot;:&quot;https://www.usenix.org/conference/usenixsecurity17/technical-sessions/presentation/brasser&quot;,&quot;author&quot;:[{&quot;family&quot;:&quot;Brasser&quot;,&quot;given&quot;:&quot;Ferdinand&quot;},{&quot;family&quot;:&quot;Davi&quot;,&quot;given&quot;:&quot;Lucas&quot;},{&quot;family&quot;:&quot;Gens&quot;,&quot;given&quot;:&quot;David&quot;},{&quot;family&quot;:&quot;Liebchen&quot;,&quot;given&quot;:&quot;Christopher&quot;},{&quot;family&quot;:&quot;Sadeghi&quot;,&quot;given&quot;:&quot;Ahmad-Reza&quot;}],&quot;accessed&quot;:{&quot;date-parts&quot;:[[&quot;2021&quot;,5,5]]},&quot;issued&quot;:{&quot;date-parts&quot;:[[&quot;2017&quot;]]}}}],&quot;schema&quot;:&quot;https://github.com/citation-style-language/schema/raw/master/csl-citation.json&quot;} RND00h2pyUbJ0"/><text:span text:style-name="T31">, </text:span><text:span text:style-name="T40">most vitally for us</text:span><text:span text:style-name="T31"> </text:span>by providing Software Guard Extensions <text:reference-mark-start text:name="ZOTERO_ITEM CSL_CITATION {&quot;citationID&quot;:&quot;qchTxu0D&quot;,&quot;properties&quot;:{&quot;formattedCitation&quot;:&quot;(11)&quot;,&quot;plainCitation&quot;:&quot;(11)&quot;,&quot;noteIndex&quot;:0},&quot;citationItems&quot;:[{&quot;id&quot;:1,&quot;uris&quot;:[&quot;http://zotero.org/users/local/D70zK3qK/items/XRKQQKYB&quot;],&quot;uri&quot;:[&quot;http://zotero.org/users/local/D70zK3qK/items/XRKQQKYB&quot;],&quot;itemData&quot;:{&quot;id&quot;:1,&quot;type&quot;:&quot;article-journal&quot;,&quot;container-title&quot;:&quot;IACR Cryptol. ePrint Arch.&quot;,&quot;issue&quot;:&quot;86&quot;,&quot;page&quot;:&quot;1–118&quot;,&quot;source&quot;:&quot;Google Scholar&quot;,&quot;title&quot;:&quot;Intel SGX Explained.&quot;,&quot;volume&quot;:&quot;2016&quot;,&quot;author&quot;:[{&quot;family&quot;:&quot;Costan&quot;,&quot;given&quot;:&quot;Victor&quot;},{&quot;family&quot;:&quot;Devadas&quot;,&quot;given&quot;:&quot;Srinivas&quot;}],&quot;issued&quot;:{&quot;date-parts&quot;:[[&quot;2016&quot;]]}}}],&quot;schema&quot;:&quot;https://github.com/citation-style-language/schema/raw/master/csl-citation.json&quot;} RND1Mm5YStpzG"/>(11)<text:reference-mark-end text:name="ZOTERO_ITEM CSL_CITATION {&quot;citationID&quot;:&quot;qchTxu0D&quot;,&quot;properties&quot;:{&quot;formattedCitation&quot;:&quot;(11)&quot;,&quot;plainCitation&quot;:&quot;(11)&quot;,&quot;noteIndex&quot;:0},&quot;citationItems&quot;:[{&quot;id&quot;:1,&quot;uris&quot;:[&quot;http://zotero.org/users/local/D70zK3qK/items/XRKQQKYB&quot;],&quot;uri&quot;:[&quot;http://zotero.org/users/local/D70zK3qK/items/XRKQQKYB&quot;],&quot;itemData&quot;:{&quot;id&quot;:1,&quot;type&quot;:&quot;article-journal&quot;,&quot;container-title&quot;:&quot;IACR Cryptol. ePrint Arch.&quot;,&quot;issue&quot;:&quot;86&quot;,&quot;page&quot;:&quot;1–118&quot;,&quot;source&quot;:&quot;Google Scholar&quot;,&quot;title&quot;:&quot;Intel SGX Explained.&quot;,&quot;volume&quot;:&quot;2016&quot;,&quot;author&quot;:[{&quot;family&quot;:&quot;Costan&quot;,&quot;given&quot;:&quot;Victor&quot;},{&quot;family&quot;:&quot;Devadas&quot;,&quot;given&quot;:&quot;Srinivas&quot;}],&quot;issued&quot;:{&quot;date-parts&quot;:[[&quot;2016&quot;]]}}}],&quot;schema&quot;:&quot;https://github.com/citation-style-language/schema/raw/master/csl-citation.json&quot;} RND1Mm5YStpzG"/> (SGX) - software (usable by the operating system and users alike), which allocates non-addressable memory regions in RAM called (secure) <text:span text:style-name="Emphasis">enclaves</text:span>.</text:p>
        <text:p text:style-name="Text_20_body">Functions can be called inside of the enclave, and data is stored there, but only the results of those functions can be read from the outside. No process other than a function running inside of the enclave has access to data also stored in it.</text:p>
        <text:p text:style-name="Text_20_body">This should in theory prevent attacks like Rowhammer to repeatedly access memory cells around the attacked region, and thus combat any such vulnerabilities. To the best of our knowledge, this has been successful, <text:span text:style-name="T31">even though the mitigation is not perfect </text:span><text:reference-mark-start text:name="ZOTERO_ITEM CSL_CITATION {&quot;citationID&quot;:&quot;zsBbYCiQ&quot;,&quot;properties&quot;:{&quot;formattedCitation&quot;:&quot;(12)&quot;,&quot;plainCitation&quot;:&quot;(12)&quot;,&quot;noteIndex&quot;:0},&quot;citationItems&quot;:[{&quot;id&quot;:31,&quot;uris&quot;:[&quot;http://zotero.org/users/local/D70zK3qK/items/5EZGXUZS&quot;],&quot;uri&quot;:[&quot;http://zotero.org/users/local/D70zK3qK/items/5EZGXUZS&quot;],&quot;itemData&quot;:{&quot;id&quot;:31,&quot;type&quot;:&quot;article-journal&quot;,&quot;abstract&quot;:&quot;Intel’s Software Guard Extensions (SGX) promises an isolated execution environment, protected from all software running on the machine. A signiﬁcant limitation of SGX is its lack of protection against side-channel attacks. In particular, recent works have shown that transient-execution attacks can leak arbitrary data from SGX, breaching SGX’s conﬁdentiality. However, less work has been done on the implications of such attacks on the SGX ecosystems.&quot;,&quot;language&quot;:&quot;en&quot;,&quot;page&quot;:&quot;14&quot;,&quot;source&quot;:&quot;Zotero&quot;,&quot;title&quot;:&quot;SGAxe: How SGX Fails in Practice&quot;,&quot;author&quot;:[{&quot;family&quot;:&quot;Schaik&quot;,&quot;given&quot;:&quot;Stephan&quot;,&quot;non-dropping-particle&quot;:&quot;van&quot;},{&quot;family&quot;:&quot;Kwong&quot;,&quot;given&quot;:&quot;Andrew&quot;},{&quot;family&quot;:&quot;Genkin&quot;,&quot;given&quot;:&quot;Daniel&quot;},{&quot;family&quot;:&quot;Yarom&quot;,&quot;given&quot;:&quot;Yuval&quot;}]}}],&quot;schema&quot;:&quot;https://github.com/citation-style-language/schema/raw/master/csl-citation.json&quot;} RNDDTbfWwc1Sj"/><text:span text:style-name="T31">(12)</text:span><text:reference-mark-end text:name="ZOTERO_ITEM CSL_CITATION {&quot;citationID&quot;:&quot;zsBbYCiQ&quot;,&quot;properties&quot;:{&quot;formattedCitation&quot;:&quot;(12)&quot;,&quot;plainCitation&quot;:&quot;(12)&quot;,&quot;noteIndex&quot;:0},&quot;citationItems&quot;:[{&quot;id&quot;:31,&quot;uris&quot;:[&quot;http://zotero.org/users/local/D70zK3qK/items/5EZGXUZS&quot;],&quot;uri&quot;:[&quot;http://zotero.org/users/local/D70zK3qK/items/5EZGXUZS&quot;],&quot;itemData&quot;:{&quot;id&quot;:31,&quot;type&quot;:&quot;article-journal&quot;,&quot;abstract&quot;:&quot;Intel’s Software Guard Extensions (SGX) promises an isolated execution environment, protected from all software running on the machine. A signiﬁcant limitation of SGX is its lack of protection against side-channel attacks. In particular, recent works have shown that transient-execution attacks can leak arbitrary data from SGX, breaching SGX’s conﬁdentiality. However, less work has been done on the implications of such attacks on the SGX ecosystems.&quot;,&quot;language&quot;:&quot;en&quot;,&quot;page&quot;:&quot;14&quot;,&quot;source&quot;:&quot;Zotero&quot;,&quot;title&quot;:&quot;SGAxe: How SGX Fails in Practice&quot;,&quot;author&quot;:[{&quot;family&quot;:&quot;Schaik&quot;,&quot;given&quot;:&quot;Stephan&quot;,&quot;non-dropping-particle&quot;:&quot;van&quot;},{&quot;family&quot;:&quot;Kwong&quot;,&quot;given&quot;:&quot;Andrew&quot;},{&quot;family&quot;:&quot;Genkin&quot;,&quot;given&quot;:&quot;Daniel&quot;},{&quot;family&quot;:&quot;Yarom&quot;,&quot;given&quot;:&quot;Yuval&quot;}]}}],&quot;schema&quot;:&quot;https://github.com/citation-style-language/schema/raw/master/csl-citation.json&quot;} RNDDTbfWwc1Sj"/>.</text:p>
        <text:p text:style-name="Text_20_body">An important part of this scheme is that nobody has control over the data in an enclave. Not even the root user can reach it. Intel SGX should therefore be secure against a user with sudo privileges.</text:p>
        <text:h text:style-name="Heading_20_2" text:outline-level="2"><text:bookmark-start text:name="org792cc7e"/><text:bookmark-start text:name="__RefHeading___Toc11551_3200289397"/>Attack Model<text:bookmark-end text:name="org792cc7e"/><text:bookmark-end text:name="__RefHeading___Toc11551_3200289397"/></text:h>
        <text:p text:style-name="P15">Since Intel SGX ought to be secure against attackers with physical access to the computer and sudo privileges, the attack model can assume a root user as the adversary, and still produce a significant, dangerous attack. Both versions of the voltage-based attack (software and hardware undervolting) require sudo access.</text:p>
        <text:p text:style-name="Text_20_body">The adversary needs a way to fix the CPU frequency to a constant value. This can be done with a simple piece code, such as is shown in <text:span text:style-name="T5">Figure 1 |</text:span><text:a xlink:type="simple" xlink:href="#Figure 1" text:style-name="Internet_20_link" text:visited-style-name="Visited_20_Internet_20_Link"><text:span text:style-name="T7">1</text:span></text:a><text:span text:style-name="T5">|</text:span>.</text:p>
        <text:p text:style-name="OrgSrcBlock"><text:bookmark text:name="Figure 1"/><text:span text:style-name="OrgSrcFontLockCommentDelimiterFace">#</text:span><text:span text:style-name="OrgSrcFontLockCommentFace">!/bin/</text:span><text:span text:style-name="OrgSrcFontLockKeywordFace">bash</text:span></text:p>
        <text:p text:style-name="OrgSrcBlock">sudo cpupower -c all frequency-set -u $<text:span text:style-name="OrgSrcFontLockVariableNameFace">1</text:span></text:p>
        <text:p text:style-name="OrgSrcBlock">sudo cpupower -c all frequency-set -d $<text:span text:style-name="OrgSrcFontLockVariableNameFace">2</text:span></text:p>
        <text:p text:style-name="OrgSrcBlockLastLine">sleep 1</text:p>
        <text:p text:style-name="Listing"><text:span text:style-name="T3">Figure 1</text:span>: <text:span text:style-name="T4">Bash s</text:span><text:span text:style-name="T3">cript for setting a constant frequency.</text:span></text:p>
        <text:p text:style-name="P15">The adversary must have a way to manipulate the voltage. This can be done through a model-specific register (MSR) – a device, as explored by the Plundervolt paper (software undervolting), or via direct, physical access to the voltage control system, described by VoltPillager (hardware undervolting). Both strategies will be explained in their respective sections below <text:span text:style-name="T41">|</text:span><text:a xlink:type="simple" xlink:href="#2.3.Software Undervolting|outline" text:style-name="Internet_20_link" text:visited-style-name="Visited_20_Internet_20_Link"><text:span text:style-name="T41">Software Undervolting</text:span></text:a>, <text:a xlink:type="simple" xlink:href="#2.4.Hardware Undervolting|outline" text:style-name="Internet_20_link" text:visited-style-name="Visited_20_Internet_20_Link"><text:span text:style-name="T41">Hardware Undervolting</text:span></text:a><text:span text:style-name="T41">|</text:span>.</text:p>
        <text:p text:style-name="Text_20_body">If the adversary uses hardware undervolting, they need physical access to the computer to install a micro-controller, which will send signals to the voltage control system. However, once installed, the attack may be performed remotely.</text:p>
        <text:p text:style-name="Text_20_body">Finally, we assume a Linux operating system.</text:p>
        <text:h text:style-name="Heading_20_2" text:outline-level="2"><text:bookmark-start text:name="org79caece"/><text:bookmark-start text:name="__RefHeading___Toc11553_3200289397"/>Software Undervolting<text:bookmark-end text:name="org79caece"/><text:bookmark-end text:name="__RefHeading___Toc11553_3200289397"/></text:h>
        <text:p text:style-name="Text_20_body">First, we will look at software undervolting <text:span text:style-name="T67">as proposed by the Plundervolt paper </text:span><text:reference-mark-start text:name="ZOTERO_ITEM CSL_CITATION {&quot;citationID&quot;:&quot;jmbtfCVN&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pJkgPomP0K"/><text:span text:style-name="T67">(1)</text:span><text:reference-mark-end text:name="ZOTERO_ITEM CSL_CITATION {&quot;citationID&quot;:&quot;jmbtfCVN&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pJkgPomP0K"/>. The idea of the attack is simple: While a computation is being performed, we lower the voltage to critical levels. This, when done with the right parameters, causes an error in the computation.</text:p>
        <text:p text:style-name="Text_20_body">A function inside a secure enclave will use securely stored data. Neither of these is susceptible to a direct attack, but the function’s computation occurs inside the CPU, not the enclave. The wrong result, caused by undervolting, will be written to secure memory. Intel SGX has no way of stopping this.</text:p>
        <text:p text:style-name="Text_20_body">The voltage scaling system is built in to Intel power management <text:reference-mark-start text:name="ZOTERO_ITEM CSL_CITATION {&quot;citationID&quot;:&quot;UsfS3O45&quot;,&quot;properties&quot;:{&quot;formattedCitation&quot;:&quot;(13)&quot;,&quot;plainCitation&quot;:&quot;(13)&quot;,&quot;noteIndex&quot;:0},&quot;citationItems&quot;:[{&quot;id&quot;:34,&quot;uris&quot;:[&quot;http://zotero.org/users/local/D70zK3qK/items/AFLZVIJW&quot;],&quot;uri&quot;:[&quot;http://zotero.org/users/local/D70zK3qK/items/AFLZVIJW&quot;],&quot;itemData&quot;:{&quot;id&quot;:34,&quot;type&quot;:&quot;article-journal&quot;,&quot;abstract&quot;:&quot;Modern microprocessors are evolving into system-on-a-chip designs with high integration levels, catering to ever-shrinking form factors. Portability without compromising performance is a driving market need. An architectural approach that's adaptive to and cognizant of workload behavior and platform physical constraints is indispensable to meeting these performance and efficiency goals. This article describes power-management innovations introduced on Intel's Sandy Bridge microprocessor.&quot;,&quot;container-title&quot;:&quot;IEEE Micro&quot;,&quot;DOI&quot;:&quot;10.1109/MM.2012.12&quot;,&quot;ISSN&quot;:&quot;1937-4143&quot;,&quot;issue&quot;:&quot;2&quot;,&quot;note&quot;:&quot;event: IEEE Micro&quot;,&quot;page&quot;:&quot;20-27&quot;,&quot;source&quot;:&quot;IEEE Xplore&quot;,&quot;title&quot;:&quot;Power-Management Architecture of the Intel Microarchitecture Code-Named Sandy Bridge&quot;,&quot;volume&quot;:&quot;32&quot;,&quot;author&quot;:[{&quot;family&quot;:&quot;Rotem&quot;,&quot;given&quot;:&quot;Efraim&quot;},{&quot;family&quot;:&quot;Naveh&quot;,&quot;given&quot;:&quot;Alon&quot;},{&quot;family&quot;:&quot;Ananthakrishnan&quot;,&quot;given&quot;:&quot;Avinash&quot;},{&quot;family&quot;:&quot;Weissmann&quot;,&quot;given&quot;:&quot;Eliezer&quot;},{&quot;family&quot;:&quot;Rajwan&quot;,&quot;given&quot;:&quot;Doron&quot;}],&quot;issued&quot;:{&quot;date-parts&quot;:[[&quot;2012&quot;,3]]}}}],&quot;schema&quot;:&quot;https://github.com/citation-style-language/schema/raw/master/csl-citation.json&quot;} RND5rUT3XWJNy"/>(13)<text:reference-mark-end text:name="ZOTERO_ITEM CSL_CITATION {&quot;citationID&quot;:&quot;UsfS3O45&quot;,&quot;properties&quot;:{&quot;formattedCitation&quot;:&quot;(13)&quot;,&quot;plainCitation&quot;:&quot;(13)&quot;,&quot;noteIndex&quot;:0},&quot;citationItems&quot;:[{&quot;id&quot;:34,&quot;uris&quot;:[&quot;http://zotero.org/users/local/D70zK3qK/items/AFLZVIJW&quot;],&quot;uri&quot;:[&quot;http://zotero.org/users/local/D70zK3qK/items/AFLZVIJW&quot;],&quot;itemData&quot;:{&quot;id&quot;:34,&quot;type&quot;:&quot;article-journal&quot;,&quot;abstract&quot;:&quot;Modern microprocessors are evolving into system-on-a-chip designs with high integration levels, catering to ever-shrinking form factors. Portability without compromising performance is a driving market need. An architectural approach that's adaptive to and cognizant of workload behavior and platform physical constraints is indispensable to meeting these performance and efficiency goals. This article describes power-management innovations introduced on Intel's Sandy Bridge microprocessor.&quot;,&quot;container-title&quot;:&quot;IEEE Micro&quot;,&quot;DOI&quot;:&quot;10.1109/MM.2012.12&quot;,&quot;ISSN&quot;:&quot;1937-4143&quot;,&quot;issue&quot;:&quot;2&quot;,&quot;note&quot;:&quot;event: IEEE Micro&quot;,&quot;page&quot;:&quot;20-27&quot;,&quot;source&quot;:&quot;IEEE Xplore&quot;,&quot;title&quot;:&quot;Power-Management Architecture of the Intel Microarchitecture Code-Named Sandy Bridge&quot;,&quot;volume&quot;:&quot;32&quot;,&quot;author&quot;:[{&quot;family&quot;:&quot;Rotem&quot;,&quot;given&quot;:&quot;Efraim&quot;},{&quot;family&quot;:&quot;Naveh&quot;,&quot;given&quot;:&quot;Alon&quot;},{&quot;family&quot;:&quot;Ananthakrishnan&quot;,&quot;given&quot;:&quot;Avinash&quot;},{&quot;family&quot;:&quot;Weissmann&quot;,&quot;given&quot;:&quot;Eliezer&quot;},{&quot;family&quot;:&quot;Rajwan&quot;,&quot;given&quot;:&quot;Doron&quot;}],&quot;issued&quot;:{&quot;date-parts&quot;:[[&quot;2012&quot;,3]]}}}],&quot;schema&quot;:&quot;https://github.com/citation-style-language/schema/raw/master/csl-citation.json&quot;} RND5rUT3XWJNy"/>. Voltage depends on frequency, and is computed as a pair <text:span text:style-name="T42">of the two</text:span>. When the CPU requires higher frequency, it asks for it, and with higher frequency the voltage rises, too. Conversely, lower frequencies need lower voltages.</text:p>
        <text:p text:style-name="P8">Before performing the attack, the adversary sets the voltage as shown in <text:span text:style-name="T5">Figure 1 |</text:span><text:a xlink:type="simple" xlink:href="#Figure 1" text:style-name="Internet_20_link" text:visited-style-name="Visited_20_Internet_20_Link"><text:span text:style-name="T7">1</text:span></text:a><text:span text:style-name="T5">|</text:span>. The CPU will not change the voltage on its own, but <text:span text:style-name="T43">through </text:span>access to MSR, which houses the interface for recomputing it. <text:span text:style-name="T44">The adversary has access to MSR, too.</text:span></text:p>
        <text:p text:style-name="Text_20_body">By sending correctly formatted byte streams <text:reference-mark-start text:name="ZOTERO_ITEM CSL_CITATION {&quot;citationID&quot;:&quot;lLNgGflM&quot;,&quot;properties&quot;:{&quot;formattedCitation&quot;:&quot;(5,14,15)&quot;,&quot;plainCitation&quot;:&quot;(5,14,15)&quot;,&quot;noteIndex&quot;:0},&quot;citationItems&quot;:[{&quot;id&quot;:27,&quot;uris&quot;:[&quot;http://zotero.org/users/local/D70zK3qK/items/R856QD3H&quot;],&quot;uri&quot;:[&quot;http://zotero.org/users/local/D70zK3qK/items/R856QD3H&quot;],&quot;itemData&quot;:{&quot;id&quot;:27,&quot;type&quot;:&quot;book&quot;,&quot;abstract&quot;:&quot;Guide to linux undervolting for Haswell and never Intel CPUs&quot;,&quot;note&quot;:&quot;original-date: 2017-08-24T09:02:00Z&quot;,&quot;source&quot;:&quot;GitHub&quot;,&quot;title&quot;:&quot;mihic/linux-intel-undervolt&quot;,&quot;URL&quot;:&quot;https://github.com/mihic/linux-intel-undervolt&quot;,&quot;author&quot;:[{&quot;family&quot;:&quot;Eleršič&quot;,&quot;given&quot;:&quot;Miha&quot;}],&quot;accessed&quot;:{&quot;date-parts&quot;:[[&quot;2021&quot;,5,5]]},&quot;issued&quot;:{&quot;date-parts&quot;:[[&quot;2021&quot;,5,5]]}}},{&quot;id&quot;:28,&quot;uris&quot;:[&quot;http://zotero.org/users/local/D70zK3qK/items/U3SK4B28&quot;],&quot;uri&quot;:[&quot;http://zotero.org/users/local/D70zK3qK/items/U3SK4B28&quot;],&quot;itemData&quot;:{&quot;id&quot;:28,&quot;type&quot;:&quot;webpage&quot;,&quot;title&quot;:&quot;RMClock Utility. Products. CPU Rightmark&quot;,&quot;URL&quot;:&quot;http://cpu.rightmark.org/products/rmclock.shtml&quot;,&quot;accessed&quot;:{&quot;date-parts&quot;:[[&quot;2021&quot;,5,5]]}}},{&quot;id&quot;:23,&quot;uris&quot;:[&quot;http://zotero.org/users/local/D70zK3qK/items/U7QPXEUZ&quot;],&quot;uri&quot;:[&quot;http://zotero.org/users/local/D70zK3qK/items/U7QPXEUZ&quot;],&quot;itemData&quot;:{&quot;id&quot;:23,&quot;type&quot;:&quot;thesis&quot;,&quot;abstract&quot;:&quot;Hardware and software do not operate in isolation. Neither should they be regarded as such when securing systems. To seamlessly facilitate computing, they have to communicate via interfaces. Besides characterizing the means by which software can harness the exposed functionalities of hardware, these hardware-software interfaces define the degree and granularity of control and access that software possesses to the lower layers of the system stack. These mechanisms provide a rich source of hardware assistive technologies that can be tapped to enhance security as a full-system property. On the flip side, given the level of access software has to these hardware features, security-oblivious designs of hardware and their interfaces can expose systems to new vulnerabilities. Evidently, these hardware-software interfaces represent a crucial focal area in systems for the formulation, review and refinement of security measures.\n      This dissertation advances the thesis that security as a full-system property can be improved by examining and leveraging the interworking of hardware and software. It advocates a full-system approach in architecture design by demonstrating how unanticipated ways in which hardware and software co-operate can induce unintended computing behavior and pose security risks. It develops novel techniques to repurpose commodity hardware support to create new defense primitives that exploit the synergy between hardware and software. It shows how commodity hardware-software interfaces play an instrumental role in security with the hardware's well-positioned access to runtime information. All these interface-oriented design principles, as this dissertation demonstrates, are widely applicable and practical as the highlighted three case studies span the three primary stages of a typical security attack, namely the act of inducing unintended system behavior, exploiting vulnerability to achieve initial system control, and executing malicious code for nefarious goals.\n      First, the dissertation begins by scrutinizing the design of energy management mechanisms, a prevalent class of hardware-software interfaces found in almost all commodity systems. It shows, for the first time, that as we pursue increasingly aggressive cooperative hardware-software mechanisms to improve energy efficiency, doing so with no regard for security can create serious vulnerabilities. This dissertation highlights a multitude of issues in the current designs of energy management mechanisms. It further demonstrates how, with fine-grained software-based control of underlying hardware voltage and frequency regulators, attackers can exploit these issues to induce unintended computing behavior. It shows that beyond causing unintended system behavior, abusing these interfaces in security-oblivious energy management designs can violate all three key security properties in spite of hardware-enforced isolation: confidentiality (extracting AES keys), integrity (loading self-signed code), and clearly, availability (freezing the device).\n      Second, the dissertation addresses an advanced class of dynamic code reuse exploits that rely on memory disclosure vulnerabilities to construct their initial payload code at runtime. This class of exploits bypasses even the finest-grained randomization-based defenses. While the concept of execute-only memory in existing defenses works well, it cannot be applied effectively in closed-source systems where perfect disassembly of compiled binaries is not possible. To tackle this problem, this dissertation first introduces the Destructive Code Read primitive---a defense technique that randomizes executable memory as it is being read as data---as a means to thwart memory disclosure exploits as well as to sidestep the problem of imperfect binary disassembly in COTS systems. It leverages the virtualization assistive hardware feature to timely mediate read operations into executable memory, thereby significantly lowering the cost of deploying the Destructive Code Read defense primitive. Tapping into the unique strengths of functionality closer to the hardware layer of the system stack, it extends the benefits of execute-only memory defenses to COTS systems.\n      Finally, the dissertation builds on the insight that hardware, being the lowest part of the system stack, is uniquely positioned to augment traditionally software-only techniques. Besides being more performant and energy-efficient, hardware offers extensive visibility into code execution at the software layers. This dissertation shows that these hardware characteristics offer unprecedented insights into code execution, both benign and malicious. It demonstrates that the interaction of hardware and software can be modeled as microarchitectural events, which can in turn be leveraged to detect anomalous malicious code execution in the latter stages of a security attack. Using assistive debugging hardware features to efficiently audit these events, it further develops novel techniques to make sense of the noisy and lower-level microarchitectural events to detect in-flight shellcode execution and full-fledged anomalous malicious programs.&quot;,&quot;language&quot;:&quot;en&quot;,&quot;note&quot;:&quot;DOI: 10.7916/D8CV5W7V&quot;,&quot;publisher&quot;:&quot;Columbia University&quot;,&quot;source&quot;:&quot;academiccommons.columbia.edu&quot;,&quot;title&quot;:&quot;Security Engineering of Hardware-Software Interfaces&quot;,&quot;URL&quot;:&quot;https://doi.org/10.7916/D8CV5W7V&quot;,&quot;author&quot;:[{&quot;family&quot;:&quot;Tang&quot;,&quot;given&quot;:&quot;Beng Chiew&quot;}],&quot;accessed&quot;:{&quot;date-parts&quot;:[[&quot;2021&quot;,5,5]]},&quot;issued&quot;:{&quot;date-parts&quot;:[[&quot;2018&quot;]]}}}],&quot;schema&quot;:&quot;https://github.com/citation-style-language/schema/raw/master/csl-citation.json&quot;} RNDukVqz0lV4v"/>(5,14,15)<text:reference-mark-end text:name="ZOTERO_ITEM CSL_CITATION {&quot;citationID&quot;:&quot;lLNgGflM&quot;,&quot;properties&quot;:{&quot;formattedCitation&quot;:&quot;(5,14,15)&quot;,&quot;plainCitation&quot;:&quot;(5,14,15)&quot;,&quot;noteIndex&quot;:0},&quot;citationItems&quot;:[{&quot;id&quot;:27,&quot;uris&quot;:[&quot;http://zotero.org/users/local/D70zK3qK/items/R856QD3H&quot;],&quot;uri&quot;:[&quot;http://zotero.org/users/local/D70zK3qK/items/R856QD3H&quot;],&quot;itemData&quot;:{&quot;id&quot;:27,&quot;type&quot;:&quot;book&quot;,&quot;abstract&quot;:&quot;Guide to linux undervolting for Haswell and never Intel CPUs&quot;,&quot;note&quot;:&quot;original-date: 2017-08-24T09:02:00Z&quot;,&quot;source&quot;:&quot;GitHub&quot;,&quot;title&quot;:&quot;mihic/linux-intel-undervolt&quot;,&quot;URL&quot;:&quot;https://github.com/mihic/linux-intel-undervolt&quot;,&quot;author&quot;:[{&quot;family&quot;:&quot;Eleršič&quot;,&quot;given&quot;:&quot;Miha&quot;}],&quot;accessed&quot;:{&quot;date-parts&quot;:[[&quot;2021&quot;,5,5]]},&quot;issued&quot;:{&quot;date-parts&quot;:[[&quot;2021&quot;,5,5]]}}},{&quot;id&quot;:28,&quot;uris&quot;:[&quot;http://zotero.org/users/local/D70zK3qK/items/U3SK4B28&quot;],&quot;uri&quot;:[&quot;http://zotero.org/users/local/D70zK3qK/items/U3SK4B28&quot;],&quot;itemData&quot;:{&quot;id&quot;:28,&quot;type&quot;:&quot;webpage&quot;,&quot;title&quot;:&quot;RMClock Utility. Products. CPU Rightmark&quot;,&quot;URL&quot;:&quot;http://cpu.rightmark.org/products/rmclock.shtml&quot;,&quot;accessed&quot;:{&quot;date-parts&quot;:[[&quot;2021&quot;,5,5]]}}},{&quot;id&quot;:23,&quot;uris&quot;:[&quot;http://zotero.org/users/local/D70zK3qK/items/U7QPXEUZ&quot;],&quot;uri&quot;:[&quot;http://zotero.org/users/local/D70zK3qK/items/U7QPXEUZ&quot;],&quot;itemData&quot;:{&quot;id&quot;:23,&quot;type&quot;:&quot;thesis&quot;,&quot;abstract&quot;:&quot;Hardware and software do not operate in isolation. Neither should they be regarded as such when securing systems. To seamlessly facilitate computing, they have to communicate via interfaces. Besides characterizing the means by which software can harness the exposed functionalities of hardware, these hardware-software interfaces define the degree and granularity of control and access that software possesses to the lower layers of the system stack. These mechanisms provide a rich source of hardware assistive technologies that can be tapped to enhance security as a full-system property. On the flip side, given the level of access software has to these hardware features, security-oblivious designs of hardware and their interfaces can expose systems to new vulnerabilities. Evidently, these hardware-software interfaces represent a crucial focal area in systems for the formulation, review and refinement of security measures.\n      This dissertation advances the thesis that security as a full-system property can be improved by examining and leveraging the interworking of hardware and software. It advocates a full-system approach in architecture design by demonstrating how unanticipated ways in which hardware and software co-operate can induce unintended computing behavior and pose security risks. It develops novel techniques to repurpose commodity hardware support to create new defense primitives that exploit the synergy between hardware and software. It shows how commodity hardware-software interfaces play an instrumental role in security with the hardware's well-positioned access to runtime information. All these interface-oriented design principles, as this dissertation demonstrates, are widely applicable and practical as the highlighted three case studies span the three primary stages of a typical security attack, namely the act of inducing unintended system behavior, exploiting vulnerability to achieve initial system control, and executing malicious code for nefarious goals.\n      First, the dissertation begins by scrutinizing the design of energy management mechanisms, a prevalent class of hardware-software interfaces found in almost all commodity systems. It shows, for the first time, that as we pursue increasingly aggressive cooperative hardware-software mechanisms to improve energy efficiency, doing so with no regard for security can create serious vulnerabilities. This dissertation highlights a multitude of issues in the current designs of energy management mechanisms. It further demonstrates how, with fine-grained software-based control of underlying hardware voltage and frequency regulators, attackers can exploit these issues to induce unintended computing behavior. It shows that beyond causing unintended system behavior, abusing these interfaces in security-oblivious energy management designs can violate all three key security properties in spite of hardware-enforced isolation: confidentiality (extracting AES keys), integrity (loading self-signed code), and clearly, availability (freezing the device).\n      Second, the dissertation addresses an advanced class of dynamic code reuse exploits that rely on memory disclosure vulnerabilities to construct their initial payload code at runtime. This class of exploits bypasses even the finest-grained randomization-based defenses. While the concept of execute-only memory in existing defenses works well, it cannot be applied effectively in closed-source systems where perfect disassembly of compiled binaries is not possible. To tackle this problem, this dissertation first introduces the Destructive Code Read primitive---a defense technique that randomizes executable memory as it is being read as data---as a means to thwart memory disclosure exploits as well as to sidestep the problem of imperfect binary disassembly in COTS systems. It leverages the virtualization assistive hardware feature to timely mediate read operations into executable memory, thereby significantly lowering the cost of deploying the Destructive Code Read defense primitive. Tapping into the unique strengths of functionality closer to the hardware layer of the system stack, it extends the benefits of execute-only memory defenses to COTS systems.\n      Finally, the dissertation builds on the insight that hardware, being the lowest part of the system stack, is uniquely positioned to augment traditionally software-only techniques. Besides being more performant and energy-efficient, hardware offers extensive visibility into code execution at the software layers. This dissertation shows that these hardware characteristics offer unprecedented insights into code execution, both benign and malicious. It demonstrates that the interaction of hardware and software can be modeled as microarchitectural events, which can in turn be leveraged to detect anomalous malicious code execution in the latter stages of a security attack. Using assistive debugging hardware features to efficiently audit these events, it further develops novel techniques to make sense of the noisy and lower-level microarchitectural events to detect in-flight shellcode execution and full-fledged anomalous malicious programs.&quot;,&quot;language&quot;:&quot;en&quot;,&quot;note&quot;:&quot;DOI: 10.7916/D8CV5W7V&quot;,&quot;publisher&quot;:&quot;Columbia University&quot;,&quot;source&quot;:&quot;academiccommons.columbia.edu&quot;,&quot;title&quot;:&quot;Security Engineering of Hardware-Software Interfaces&quot;,&quot;URL&quot;:&quot;https://doi.org/10.7916/D8CV5W7V&quot;,&quot;author&quot;:[{&quot;family&quot;:&quot;Tang&quot;,&quot;given&quot;:&quot;Beng Chiew&quot;}],&quot;accessed&quot;:{&quot;date-parts&quot;:[[&quot;2021&quot;,5,5]]},&quot;issued&quot;:{&quot;date-parts&quot;:[[&quot;2018&quot;]]}}}],&quot;schema&quot;:&quot;https://github.com/citation-style-language/schema/raw/master/csl-citation.json&quot;} RNDukVqz0lV4v"/> to the right offset of MSR, the voltage will be changed automatically. As a computation takes place, the voltage is lowered in this way to the desired value. It is tricky to find the right voltage value, since too high will not cause a fault, and too low will freeze the computer altogether. <text:span text:style-name="T45">More on this later |</text:span><text:a xlink:type="simple" xlink:href="#4.3.Limitations|outline" text:style-name="Internet_20_link" text:visited-style-name="Visited_20_Internet_20_Link"><text:span text:style-name="T45">Limitations</text:span></text:a><text:span text:style-name="T45">, </text:span><text:a xlink:type="simple" xlink:href="#6.Reflection|outline" text:style-name="Internet_20_link" text:visited-style-name="Visited_20_Internet_20_Link"><text:span text:style-name="T45">Reflection</text:span></text:a><text:span text:style-name="T45">|.</text:span></text:p>
        <text:p text:style-name="Text_20_body">Some, simple operations, such as addition or bitwise XOR, cannot be undervolted. However, multiplication can be successfully undervolted with reliable results, i.e., our experiments <text:span text:style-name="T46">|</text:span><text:a xlink:type="simple" xlink:href="#4.2.Practical Results|outline" text:style-name="Internet_20_link" text:visited-style-name="Visited_20_Internet_20_Link"><text:span text:style-name="T46">Practical Results</text:span></text:a><text:span text:style-name="T46">|</text:span> <text:span text:style-name="T47">show</text:span> the result of a faulty multiplication will be the same regardless on the CPU model, as long as the multiplicands are the same. <text:span text:style-name="T46">It stands to reason more complicated operations are also vulnerable to undervolting.</text:span></text:p>
        <text:p text:style-name="Text_20_body">Finally, since every Intel Core x84 processor has this MSR interface, the adversary only needs to set the frequency, initiate the voltage change at the right time, and the computer will take care of the rest. After the attack, the voltage may be just as easily returned to its safe levels <text:span text:style-name="T66">|</text:span><text:a xlink:type="simple" xlink:href="#3.5.0.Resetting the Attack|outline" text:style-name="Internet_20_link" text:visited-style-name="Visited_20_Internet_20_Link"><text:span text:style-name="T66">Resetting the Attack</text:span></text:a><text:span text:style-name="T66">|</text:span>.</text:p>
        <text:h text:style-name="Heading_20_2" text:outline-level="2"><text:bookmark-start text:name="orgd02735d"/><text:bookmark-start text:name="__RefHeading___Toc11555_3200289397"/>Hardware <text:span text:style-name="T1">U</text:span>ndervolting<text:bookmark-end text:name="orgd02735d"/><text:bookmark-end text:name="__RefHeading___Toc11555_3200289397"/></text:h>
        <text:p text:style-name="P15">As with software undervolting, the aim of this attack is to cause an error in computation due to lower voltages than are necessary for a static frequency. However, unlike software undervolting, this attack interferes with the low-level realities of the computer to do so.</text:p>
        <text:p text:style-name="Text_20_body">When a new voltage is requested, a bus called Serial Voltage Identifier (SVID) carries the signal to the Voltage Regulator. This is a separate chip on the motherboard, which changes the voltage as requested. These signals are not encrypted, and can be reproduced.</text:p>
        <text:p text:style-name="Text_20_body">We take advantage of the reverse engineering done in the <text:span text:style-name="T68">VoltPillager</text:span> <text:reference-mark-start text:name="ZOTERO_ITEM CSL_CITATION {&quot;citationID&quot;:&quot;VG6bOZky&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HpyMa9ia24"/>(2)<text:reference-mark-end text:name="ZOTERO_ITEM CSL_CITATION {&quot;citationID&quot;:&quot;VG6bOZky&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HpyMa9ia24"/> paper, and work with their suggested design based on the micro-controller Teensy 4.0.</text:p>
        <text:p text:style-name="Text_20_body">Teensy is connected to the Voltage Regulator. When the adversary wants to run the attack, they send the configuration to <text:span text:style-name="T48">the micro-controller</text:span> via a USB connection. Teensy sends instructions to the Regulator, pretending to be the CPU asking for lower voltage (or higher, if the adversary is <text:span text:style-name="Emphasis">overvolting</text:span>). Since the signal is not encrypted, the Voltage Regulator does not differentiate between a real and simulated request, and so performs the change.</text:p>
        <text:p text:style-name="Text_20_body">This paper will illustrate the differences in usage between software and hardware undervolting. There are many such differences, but the results are comparable. In other words, the same attack will produce, possibly at different voltages, the same faulty result.</text:p>
        <text:h text:style-name="Heading_20_1" text:outline-level="1"><text:bookmark-start text:name="org93a2840"/><text:bookmark-start text:name="__RefHeading___Toc11557_3200289397"/>Design and Implementation<text:bookmark-end text:name="org93a2840"/><text:bookmark-end text:name="__RefHeading___Toc11557_3200289397"/></text:h>
        <text:p text:style-name="P15">As stated above, the goal of this project was to create a library facilitating a simplified implementation of the two voltage-based attacks. <text:soft-page-break/>In this part, we will look at how this was achieved, what challenges we faced, and what the final result looks like.</text:p>
        <text:p text:style-name="Text_20_body">The library consists of two files - <text:span text:style-name="OrgCode">plundervolt.h</text:span> and <text:span text:style-name="OrgCode">plundervot.c</text:span>. We chose the name Plundervolt <text:reference-mark-start text:name="ZOTERO_ITEM CSL_CITATION {&quot;citationID&quot;:&quot;jeZRLomC&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MISIU5n2CJ"/>(1)<text:reference-mark-end text:name="ZOTERO_ITEM CSL_CITATION {&quot;citationID&quot;:&quot;jeZRLomC&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MISIU5n2CJ"/>, but it implements code from VoltPillager <text:reference-mark-start text:name="ZOTERO_ITEM CSL_CITATION {&quot;citationID&quot;:&quot;4L9la7kc&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ELdtXET9rP"/>(2)<text:reference-mark-end text:name="ZOTERO_ITEM CSL_CITATION {&quot;citationID&quot;:&quot;4L9la7kc&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ELdtXET9rP"/> as well. In addition to these two, there is a sub-directory <text:span text:style-name="OrgCode">arduino</text:span>, which was lifted verbatim from VoltPillager, as it is necessary to communicate with Teensy. We will mention it later <text:span text:style-name="T69">|</text:span><text:a xlink:type="simple" xlink:href="#3.4.0.Arduino Library|outline" text:style-name="Internet_20_link" text:visited-style-name="Visited_20_Internet_20_Link"><text:span text:style-name="T69">Arduino Library</text:span></text:a><text:span text:style-name="T69">|</text:span>.</text:p>
        <text:h text:style-name="Heading_20_2" text:outline-level="2"><text:bookmark-start text:name="org6c7cc4c"/><text:bookmark-start text:name="__RefHeading___Toc11559_3200289397"/>Library Structure<text:bookmark-end text:name="org6c7cc4c"/><text:bookmark-end text:name="__RefHeading___Toc11559_3200289397"/></text:h>
        <text:p text:style-name="P15">When designing the library, we separated functions into four broad groups:</text:p>
        <text:list xml:id="list414155894" text:style-name="OrgNumberedList">
          <text:list-item>
            <text:p text:style-name="P36">Private functions</text:p>
            <text:p text:style-name="P37">These functions are usually not necessary. They exist only for readability and convenience while coding. They implement small tasks called by other, public functions.</text:p>
          </text:list-item>
          <text:list-item>
            <text:p text:style-name="P37">Software focused functions</text:p>
            <text:p text:style-name="P38">These functions take care of software undervolting. They write to the MSR module, or return the current undervoltage (<text:span text:style-name="T65">i.e.,</text:span> how many <text:span text:style-name="Emphasis">mV</text:span> the system is below the base voltage for the set frequency).</text:p>
            <text:p text:style-name="P38"><text:s text:c="2"/>As these functions are meant to be <text:span text:style-name="T49">accessed</text:span> by the user, they are all public.</text:p>
          </text:list-item>
          <text:list-item>
            <text:p text:style-name="P37">Hardware focused functions</text:p>
            <text:p text:style-name="P37">Similar as above, but with hardware undervolting. These functions communicate with Teensy (via the Arduino library) through a USB connection, as well as with an onboard trigger, when told to do so. This trigger is another way of talking to Teensy, and is time-wise more accurate.</text:p>
            <text:p text:style-name="P37"><text:s text:c="2"/>These functions are also public.</text:p>
          </text:list-item>
          <text:list-item>
            <text:p text:style-name="P37">Maintaining and convenience functions</text:p>
            <text:p text:style-name="P37">These functions are not necessary to run the library, but may help with it, or take care of a general task required by both versions of undervolting.</text:p>
            <text:p text:style-name="P37"><text:s text:c="2"/>These for instance open files (MSR,…), run user-provided functions in or outside of loops and in their separate threads, help with configuring Teensy in the right order, or help with the entire attack process in a likely sequence of function calls.</text:p>
            <text:p text:style-name="P37">  Some of these functions, such as <text:span text:style-name="OrgCode">plunder</text:span><text:span text:style-name="OrgCode"><text:span text:style-name="T130">­</text:span></text:span><text:span text:style-name="OrgCode">volt_apply_undervolting()</text:span>, do not need to be called at all. The user can do everything in them on their own by calling the public functions they need.</text:p>
            <text:p text:style-name="P37"><text:s text:c="2"/>Some of these are public, others private.</text:p>
          </text:list-item>
        </text:list>
        <text:p text:style-name="P15">Beyond these functions, there is a list of error codes, described below, and a single structure, which holds all parameters of the attack (voltage, duration of the attack,…) <text:span text:style-name="T70">|</text:span><text:a xlink:type="simple" xlink:href="#3.2.Setup|outline" text:style-name="Internet_20_link" text:visited-style-name="Visited_20_Internet_20_Link"><text:span text:style-name="T70">Setup</text:span></text:a><text:span text:style-name="T70">, </text:span><text:a xlink:type="simple" xlink:href="#9.0.Appendix B: List of Undervolting Parameters|outline" text:style-name="Internet_20_link" text:visited-style-name="Visited_20_Internet_20_Link"><text:span text:style-name="T70">Appendix B - List of Undervolting Parameters</text:span></text:a><text:span text:style-name="T70">|</text:span>. This is discussed in the <text:span text:style-name="T50">following</text:span> section.</text:p>
        <text:h text:style-name="Heading_20_2" text:outline-level="2"><text:bookmark-start text:name="org86f4cd5"/><text:bookmark-start text:name="__RefHeading___Toc11561_3200289397"/>Setup<text:bookmark-end text:name="org86f4cd5"/><text:bookmark-end text:name="__RefHeading___Toc11561_3200289397"/></text:h>
        <text:p text:style-name="P15">The library is set up with attack parameters through a structure <text:span text:style-name="OrgCode">plundervolt_specification_t</text:span>. It holds variables for both software and hardware undervolting, as well as an <text:span text:style-name="Emphasis">enum</text:span> type <text:span text:style-name="OrgCode">undervolting_type</text:span>, which tells the library what version of undervolting to perform.</text:p>
        <text:p text:style-name="Text_20_body">The function <text:span text:style-name="OrgCode">plundervolt_init()</text:span> creates this structure with default values, and returns it. Before doing any undervolting, the user should change what variables they deem appropriate, and confirm their choice with <text:span text:style-name="OrgCode">plundervolt_set_specification()</text:span>. These are necessary steps, illustrated in <text:span text:style-name="T13">Figure 2 |</text:span><text:a xlink:type="simple" xlink:href="#Figure 2" text:style-name="Internet_20_link" text:visited-style-name="Visited_20_Internet_20_Link"><text:span text:style-name="T8">2</text:span></text:a><text:span text:style-name="T13">|</text:span>.</text:p>
        <text:p text:style-name="OrgSrcBlock"><text:bookmark text:name="Figure 2"/><text:span text:style-name="OrgSrcFontLockCommentDelimiterFace">// </text:span><text:span text:style-name="OrgSrcFontLockCommentFace">Create the structure.</text:span></text:p>
        <text:p text:style-name="OrgSrcBlock"><text:span text:style-name="OrgSrcFontLockTypeFace">plundervolt_specification_t</text:span> <text:span text:style-name="OrgSrcFontLockVariableNameFace">specification</text:span>;</text:p>
        <text:p text:style-name="OrgSrcBlock"><text:span text:style-name="OrgSrcFontLockCommentDelimiterFace">// </text:span><text:span text:style-name="OrgSrcFontLockCommentFace">Fill the structure in.</text:span></text:p>
        <text:p text:style-name="OrgSrcBlock">specification = plundervolt_init();</text:p>
        <text:p text:style-name="OrgSrcBlock"><text:span text:style-name="OrgSrcFontLockCommentDelimiterFace">// </text:span><text:span text:style-name="OrgSrcFontLockCommentFace">Set some parameters.</text:span></text:p>
        <text:p text:style-name="OrgSrcBlock">specification.u_type = hardware;</text:p>
        <text:p text:style-name="OrgSrcBlock">specification.wait_time = 300;</text:p>
        <text:p text:style-name="OrgSrcBlock"><text:span text:style-name="OrgSrcFontLockCommentDelimiterFace">// </text:span><text:span text:style-name="OrgSrcFontLockCommentFace">Confirm your parameters.</text:span></text:p>
        <text:p text:style-name="P5"><text:span text:style-name="OrgSrcFontLockFunctionNameFace">plundervolt_set_specification</text:span>(specification);</text:p>
        <text:p text:style-name="P3">Figure 2: <text:span text:style-name="T14">Creating and changing the library specification structure.</text:span></text:p>
        <text:p text:style-name="P18">By doing this, a measure of security is enforced onto the library. A series of checks is performed by <text:span text:style-name="OrgCode">plundervolt_set_specification()</text:span> to ensure the parameters make sense. Th<text:span text:style-name="T124">ese</text:span> check<text:span text:style-name="T124">s</text:span> can be <text:span text:style-name="T51">done</text:span> by the user as well, by calling <text:span text:style-name="OrgCode">plunder</text:span><text:span text:style-name="OrgCode"><text:span text:style-name="T125">­</text:span></text:span><text:span text:style-name="OrgCode">volt_faulty_undervolting_specification()</text:span>, but only <text:span text:style-name="Emphasis">after</text:span> confirming the specification, otherwise the user may believe the confirm<text:span text:style-name="T71">ation took place</text:span>, when in fact they only checked it <text:span text:style-name="T72">was sensible</text:span>.</text:p>
        <text:p text:style-name="Text_20_body">Some variables are universal for both types of undervolting, e.g. <text:span text:style-name="OrgCode">u_type</text:span> (the version of undervolting), and <text:span text:style-name="OrgCode">wait_time</text:span> (number of <text:span text:style-name="Emphasis">ms</text:span> to sleep for in strategically chosen stages of the attack). Beyond that, a function pointer for the target code to introduce fault into, as well as its arguments, is necessary in some cases (such as using <text:span text:style-name="OrgCode">plundervolt_run() </text:span><text:span text:style-name="OrgCode"><text:span text:style-name="T73">|</text:span></text:span><text:a xlink:type="simple" xlink:href="#3.5.0.Overarching Convenience Function|outline" text:style-name="Internet_20_link" text:visited-style-name="Visited_20_Internet_20_Link"><text:span text:style-name="OrgCode"><text:span text:style-name="T73">3.5.4</text:span></text:span></text:a><text:span text:style-name="OrgCode"><text:span text:style-name="T74">|</text:span></text:span>). Conversely, a function pointer (and its arguments) for the function which stops the undervolting, is optional in all cases. Other parameters are focused on software and hardware only.</text:p>
        <text:p text:style-name="Text_20_body">A full list of parameters (and their brief explanations) can be found in <text:a xlink:type="simple" xlink:href="#9.0.Appendix A: List of Public Functions of the Library|outline" text:style-name="Internet_20_link" text:visited-style-name="Visited_20_Internet_20_Link">Appendix A</text:a>.</text:p>
        <text:h text:style-name="Heading_20_2" text:outline-level="2"><text:bookmark-start text:name="orgccb905c"/><text:bookmark-start text:name="__RefHeading___Toc11563_3200289397"/>Software Undervolting<text:bookmark-end text:name="orgccb905c"/><text:bookmark-end text:name="__RefHeading___Toc11563_3200289397"/></text:h>
        <text:p text:style-name="P15">First, we will focus on software undervolting <text:span text:style-name="T75">functions</text:span>.</text:p>
        <text:p text:style-name="Text_20_body">Before starting the attack, the library opens the MSR module. It acts as a standard file, though it needs root privileges to be accessed.</text:p>
        <text:p text:style-name="Text_20_body">Two instructions must be sent to MSR. Both contain the new voltage, but differ in some constants understood by the module. The public function <text:span text:style-name="OrgCode">plundervolt_software_undervolt()</text:span> performs both writes, but <text:span text:style-name="OrgCode">plundervolt_set_undervolting()</text:span> may be used twice in succession instead. <text:span text:style-name="T76">To compute the right format, i</text:span>t uses <text:span text:style-name="OrgCode">plundervolt_compute_msr_value()</text:span>. <text:span text:style-name="T52">The</text:span> latter two <text:span text:style-name="T77">functions</text:span> are lifted from the Plundervolt <text:reference-mark-start text:name="ZOTERO_ITEM CSL_CITATION {&quot;citationID&quot;:&quot;1azj6fE4&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67v4hl0szC"/>(1)<text:reference-mark-end text:name="ZOTERO_ITEM CSL_CITATION {&quot;citationID&quot;:&quot;1azj6fE4&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67v4hl0szC"/> paper, as one is a mathematical operation calibrated to speed, which is essential, and the other is a simple <text:span text:style-name="OrgCode">pwrite()</text:span> function call. There is little to change.</text:p>
        <text:p text:style-name="Text_20_body">As the voltage changes, a function, which we will call “undervolted function”, executes, and may experience faulty computations. While this can be done consecutively, we would recommend having the undervolted function running in its own thread “function thread”, and create another thread “undervolting thread”, which writes to the MSR. It is possible to have multiple function threads. All undervolted functions will run in parallel, and any one of them can experience the fault.</text:p>
        <text:p text:style-name="Text_20_body">We have written the library in such a way that both approaches are possible. However, we prefer the thread strategy to the consecutive one, as that increases the chances of a fault, so most convenience functions work best with that.</text:p>
        <text:p text:style-name="Text_20_body">The user may wish to have absolute control over the process. In this case, they would call each function themselves in the right order, without using convenience functions as <text:span text:style-name="OrgCode">plunder</text:span><text:span text:style-name="OrgCode"><text:span text:style-name="T127">­</text:span></text:span><text:span text:style-name="OrgCode">volt_apply_</text:span><text:span text:style-name="OrgCode"><text:span text:style-name="T126">undervolting</text:span></text:span><text:span text:style-name="OrgCode">()</text:span> or <text:span text:style-name="OrgCode">plundervolt_run()</text:span>. In this case, the user must take care of the threads, which includes creating and joining them.</text:p>
        <text:p text:style-name="Text_20_body">When <text:span text:style-name="T53">using</text:span> <text:span text:style-name="OrgCode">plundervolt_apply_undervolting()</text:span><text:span text:style-name="OrgCode"><text:span text:style-name="T79">, </text:span></text:span><text:span text:style-name="OrgCode"><text:span text:style-name="T80">which performs the voltage change</text:span></text:span>, it must be running in its own thread already. The function <text:span text:style-name="OrgCode">plundervolt_run()</text:span> creates those threads, among many other things, which will be discussed later <text:span text:style-name="T78">|</text:span><text:a xlink:type="simple" xlink:href="#3.5.0.Overarching Convenience Function|outline" text:style-name="Internet_20_link" text:visited-style-name="Visited_20_Internet_20_Link"><text:span text:style-name="T82">Overarching Convenience Function</text:span></text:a><text:span text:style-name="T78">|</text:span>.</text:p>
        <text:p text:style-name="Text_20_body">When using multiple threads, we had to make sure the user had the option of stopping the whole process from any one of them. The solution was a global variable accessible by <text:span text:style-name="OrgCode">plunder</text:span><text:span text:style-name="OrgCode"><text:span text:style-name="T128">­</text:span></text:span><text:span text:style-name="OrgCode">volt_set_loop_finished()</text:span>. This variable is used in two types of checks throughout the library. Firstly, if undervolting hap<text:soft-page-break/>pens with incrementally changed values, that is in a loop where each iteration changes the voltage, this loop is stopped.</text:p>
        <text:p text:style-name="Text_20_body">Secondly, the user could tell the library to run the undervolted function (in each of the function threads) multiple times. The global variable stops these loops as well, in every function thread.</text:p>
        <text:p text:style-name="Text_20_body">Effectively, <text:span text:style-name="OrgCode">plundervolt_set_loop_finished()</text:span> acts as a signal, which is sent to all threads controlled by the library, and which stops the operations in them. This is a powerful, yet easy method, which can be coupled with another useful functionality of the library. The user provides the undervolted function as a pointer, but there is another function pointer to the “checking function”.</text:p>
        <text:p text:style-name="Text_20_body">Imagine the undervolted function is called in a loop. If everything runs smoothly, the function finishes, and is called again. When a fault occurs, the user wishes to stop this loop, and the undervolting altogether. How is this done?</text:p>
        <text:p text:style-name="Text_20_body">Either there is a check inside of the undervolted function, which calls <text:span text:style-name="OrgCode">plundervolt_set_loop_finished()</text:span>, or the library calls the checking function on every iteration. This function then checks whatever condition the user wants <text:span text:style-name="T83">(not necessarily a faulty computation)</text:span>, and causes the process to stop. The default pointer is NULL, which means there is no checking function provided.</text:p>
        <text:p text:style-name="Text_20_body">But be aware, unless the library specification explicitly says “There is no checking function” <text:span text:style-name="T83">(see </text:span><text:a xlink:type="simple" xlink:href="#9.0.0.Subsection I: General Parameters|outline" text:style-name="Internet_20_link" text:visited-style-name="Visited_20_Internet_20_Link"><text:span text:style-name="T83">Appendix B</text:span></text:a> <text:span text:style-name="T83">for </text:span><text:span text:style-name="T84">the parameter</text:span><text:span text:style-name="T83"> </text:span><text:span text:style-name="T11">integrated_loop_check</text:span><text:span text:style-name="T81">)</text:span>, even a NULL pointer function will be executed <text:span text:style-name="T29">(with a runtime error)</text:span>. The reason for this is described in detail <text:span text:style-name="T34">in the section </text:span><text:a xlink:type="simple" xlink:href="#4.3.Limitations|outline" text:style-name="Internet_20_link" text:visited-style-name="Visited_20_Internet_20_Link"><text:span text:style-name="T34">Limitations</text:span></text:a>.</text:p>
        <text:p text:style-name="Text_20_body">In addition to these functionalities, the library can also return the value of current undervolting by calling <text:span text:style-name="OrgCode">plundervolt_read_voltage()</text:span>, which is likewise lifted from the Plundervolt <text:reference-mark-start text:name="ZOTERO_ITEM CSL_CITATION {&quot;citationID&quot;:&quot;ktsn5zz7&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53uvNGXEmR"/>(1)<text:reference-mark-end text:name="ZOTERO_ITEM CSL_CITATION {&quot;citationID&quot;:&quot;ktsn5zz7&quot;,&quot;properties&quot;:{&quot;formattedCitation&quot;:&quot;(1)&quot;,&quot;plainCitation&quot;:&quot;(1)&quot;,&quot;noteIndex&quot;:0},&quot;citationItems&quot;:[{&quot;id&quot;:3,&quot;uris&quot;:[&quot;http://zotero.org/users/local/D70zK3qK/items/4ZKWGYSM&quot;],&quot;uri&quot;:[&quot;http://zotero.org/users/local/D70zK3qK/items/4ZKWGYSM&quot;],&quot;itemData&quot;:{&quot;id&quot;:3,&quot;type&quot;:&quot;paper-conference&quot;,&quot;abstract&quot;:&quot;Dynamic frequency and voltage scaling features have been introduced to manage ever-growing heat and power consumption in modern processors. Design restrictions ensure frequency and voltage are adjusted as a pair, based on the current load, because for each frequency there is only a certain voltage range where the processor can operate correctly. For this purpose, many processors (including the widespread Intel Core series) expose privileged software interfaces to dynamically regulate processor frequency and operating voltage.In this paper, we demonstrate that these privileged interfaces can be reliably exploited to undermine the system's security. We present the Plundervolt attack, in which a privileged software adversary abuses an undocumented Intel Core voltage scaling interface to corrupt the integrity of Intel SGX enclave computations. Plundervolt carefully controls the processor's supply voltage during an enclave computation, inducing predictable faults within the processor package. Consequently, even Intel SGX's memory encryption/authentication technology cannot protect against Plundervolt. In multiple case studies, we show how the induced faults in enclave computations can be leveraged in real-world attacks to recover keys from cryptographic algorithms (including the AES-NI instruction set extension) or to induce memory safety vulnerabilities into bug-free enclave code. We finally discuss why mitigating Plundervolt is not trivial, requiring trusted computing base recovery through microcode updates or hardware changes.&quot;,&quot;container-title&quot;:&quot;2020 IEEE Symposium on Security and Privacy (SP)&quot;,&quot;DOI&quot;:&quot;10.1109/SP40000.2020.00057&quot;,&quot;event&quot;:&quot;2020 IEEE Symposium on Security and Privacy (SP)&quot;,&quot;note&quot;:&quot;ISSN: 2375-1207&quot;,&quot;page&quot;:&quot;1466-1482&quot;,&quot;source&quot;:&quot;IEEE Xplore&quot;,&quot;title&quot;:&quot;Plundervolt: Software-based Fault Injection Attacks against Intel SGX&quot;,&quot;title-short&quot;:&quot;Plundervolt&quot;,&quot;author&quot;:[{&quot;family&quot;:&quot;Murdock&quot;,&quot;given&quot;:&quot;Kit&quot;},{&quot;family&quot;:&quot;Oswald&quot;,&quot;given&quot;:&quot;David&quot;},{&quot;family&quot;:&quot;Garcia&quot;,&quot;given&quot;:&quot;Flavio D.&quot;},{&quot;family&quot;:&quot;Van Bulck&quot;,&quot;given&quot;:&quot;Jo&quot;},{&quot;family&quot;:&quot;Gruss&quot;,&quot;given&quot;:&quot;Daniel&quot;},{&quot;family&quot;:&quot;Piessens&quot;,&quot;given&quot;:&quot;Frank&quot;}],&quot;issued&quot;:{&quot;date-parts&quot;:[[&quot;2020&quot;,5]]}}}],&quot;schema&quot;:&quot;https://github.com/citation-style-language/schema/raw/master/csl-citation.json&quot;} RND53uvNGXEmR"/> paper, since it is fairly simple, and requires numerical parameters discussed in said paper.</text:p>
        <text:h text:style-name="P28" text:outline-level="2"><text:bookmark-start text:name="org89004b5"/><text:bookmark-start text:name="__RefHeading___Toc11565_3200289397"/>Hardware <text:span text:style-name="T2">U</text:span>ndervolting<text:bookmark-end text:name="org89004b5"/><text:bookmark-end text:name="__RefHeading___Toc11565_3200289397"/></text:h>
        <text:p text:style-name="P17">As with software undervolting, before running any attacks, files must be open. This time, however, they are not the MSR module, but devices for communicating with the micro-controller (Teensy in our case), and optionally the onboard trigger.</text:p>
        <text:p text:style-name="Text_20_body">Since these are not built in modules, they must be specified with a string variable (stored in the library specification). Through these, the library sends instructions to Teensy, and receives responses from it, which are printed on screen whenever possible.</text:p>
        <text:p text:style-name="Text_20_body">In addition to opening the files, the initialisation of hardware undervolting requires some other settings. These are copied from the VoltPillager <text:reference-mark-start text:name="ZOTERO_ITEM CSL_CITATION {&quot;citationID&quot;:&quot;AmCwZxOj&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PaIfWI8fl7"/>(2)<text:reference-mark-end text:name="ZOTERO_ITEM CSL_CITATION {&quot;citationID&quot;:&quot;AmCwZxOj&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PaIfWI8fl7"/> paper, as they are very specific.</text:p>
        <text:p text:style-name="Text_20_body">Before the attack is commenced, Teensy must receive specification for it. All the variables (staring voltage, attack voltage, end voltage, duration of each of those steps, and so on) are provided through the library specification <text:span text:style-name="T85">|</text:span><text:a xlink:type="simple" xlink:href="#3.2.Setup|outline" text:style-name="Internet_20_link" text:visited-style-name="Visited_20_Internet_20_Link"><text:span text:style-name="T85">Setup</text:span></text:a>, <text:a xlink:type="simple" xlink:href="#9.0.Appendix B: List of Undervolting Parameters|outline" text:style-name="Internet_20_link" text:visited-style-name="Visited_20_Internet_20_Link"><text:span text:style-name="T85">Appendix B</text:span></text:a><text:span text:style-name="T85">|</text:span>.</text:p>
        <text:p text:style-name="P11">The library uses a public function <text:span text:style-name="OrgCode">plunder</text:span><text:span text:style-name="OrgCode"><text:span text:style-name="T85">­</text:span></text:span><text:span text:style-name="OrgCode">volt_configure_glitch()</text:span>, which sends all the specification to Teensy. The user may use this function on their own, or let one of the convenience functions do it (<text:span text:style-name="OrgCode">plundervolt_apply_undervolting()</text:span>, which in this case only prepares is, or <text:span text:style-name="OrgCode">plundervolt_run() </text:span><text:span text:style-name="OrgCode"><text:span text:style-name="T78">|</text:span></text:span><text:a xlink:type="simple" xlink:href="#3.5.0.Overarching Convenience Function|outline" text:style-name="Internet_20_link" text:visited-style-name="Visited_20_Internet_20_Link"><text:span text:style-name="OrgCode"><text:span text:style-name="T82">Overarching Convenience Function</text:span></text:span></text:a><text:span text:style-name="OrgCode"><text:span text:style-name="T78">|</text:span></text:span>).</text:p>
        <text:p text:style-name="Text_20_body">After configuration, the attack must be “armed”. This tells Teensy to prepare to undervolt, but wait for a signal. The public function <text:span text:style-name="OrgCode">plundervolt_arm_glitch()</text:span> is used here.</text:p>
        <text:p text:style-name="Text_20_body">Unlike software undervolting, where the attacker sets the voltage, and it stays that way, hardware undervolting must be started, then stops on its own after time specified by the attacker in the configuration (in <text:span text:style-name="Emphasis">mV</text:span>).</text:p>
        <text:p text:style-name="Text_20_body">When <text:span text:style-name="OrgCode">plundervolt_fire_glitch()</text:span> is called, the attack starts. Either a newline is sent to Teensy, signalling the end of input, or the onboard trigger, in contact with Teensy, is activated, which has the same effect. There is a delay (naturally chosen by the user), after which the starting voltage is set. Then, after some time (also user-chosen), we fix the attacking voltage.</text:p>
        <text:p text:style-name="Text_20_body">Due to this difference <text:span text:style-name="T86">between the attacks</text:span>, hardware undervolting does<text:span text:style-name="T87">n’t</text:span> simply write to Teensy and let it work, but prepares it (configures and arms it), then waits for the user to start the attack <text:span text:style-name="Emphasis">inside of the undervolted function</text:span>. This is also done for greater time control.</text:p>
        <text:p text:style-name="Text_20_body">Because the undervolted function also starts the attack, having two functions do so in parallel and end the cycle at different times made less sense. For that reason, we judged threads inefficient for hardware undervolting, although they can be implemented easily by the user, of course.</text:p>
        <text:p text:style-name="Text_20_body">The attack stops after the given time, and the trigger should be reset, if used. This must be done by the user, as the library doesn’t know when the attack ends. Use <text:span text:style-name="OrgCode">plundervolt_reset_voltage()</text:span> to do this - more on this function <text:span text:style-name="Bold"><text:span text:style-name="T19">in Section </text:span></text:span><text:a xlink:type="simple" xlink:href="#3.5.0.Resetting the Attack|outline" text:style-name="Internet_20_link" text:visited-style-name="Visited_20_Internet_20_Link"><text:span text:style-name="Bold"><text:span text:style-name="T24">Resetting the Attack</text:span></text:span></text:a>.</text:p>
        <text:p text:style-name="Text_20_body">A new attack must start with the configuration step.</text:p>
        <text:h text:style-name="Heading_20_3" text:outline-level="3" text:is-list-header="true"><text:bookmark-start text:name="org40c574a"/><text:bookmark-start text:name="__RefHeading___Toc11567_3200289397"/>Arduino Library<text:bookmark-end text:name="org40c574a"/><text:bookmark-end text:name="__RefHeading___Toc11567_3200289397"/></text:h>
        <text:p text:style-name="P15">The VoltPillager <text:reference-mark-start text:name="ZOTERO_ITEM CSL_CITATION {&quot;citationID&quot;:&quot;GQMUd5Xx&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yLOhhPcsJd"/>(2)<text:reference-mark-end text:name="ZOTERO_ITEM CSL_CITATION {&quot;citationID&quot;:&quot;GQMUd5Xx&quot;,&quot;properties&quot;:{&quot;formattedCitation&quot;:&quot;(2)&quot;,&quot;plainCitation&quot;:&quot;(2)&quot;,&quot;noteIndex&quot;:0},&quot;citationItems&quot;:[{&quot;id&quot;:7,&quot;uris&quot;:[&quot;http://zotero.org/users/local/D70zK3qK/items/YZKVHY5D&quot;],&quot;uri&quot;:[&quot;http://zotero.org/users/local/D70zK3qK/items/YZKVHY5D&quot;],&quot;itemData&quot;:{&quot;id&quot;:7,&quot;type&quot;:&quot;paper-conference&quot;,&quot;event&quot;:&quot;30th {USENIX} Security Symposium ({USENIX} Security 21)&quot;,&quot;language&quot;:&quot;en&quot;,&quot;source&quot;:&quot;www.usenix.org&quot;,&quot;title&quot;:&quot;VoltPillager: Hardware-based fault injection attacks against Intel {SGX} Enclaves using the {SVID} voltage scaling interface&quot;,&quot;title-short&quot;:&quot;VoltPillager&quot;,&quot;URL&quot;:&quot;https://www.usenix.org/conference/usenixsecurity21/presentation/chen-zitai&quot;,&quot;author&quot;:[{&quot;family&quot;:&quot;Chen&quot;,&quot;given&quot;:&quot;Zitai&quot;},{&quot;family&quot;:&quot;Vasilakis&quot;,&quot;given&quot;:&quot;Georgios&quot;},{&quot;family&quot;:&quot;Murdock&quot;,&quot;given&quot;:&quot;Kit&quot;},{&quot;family&quot;:&quot;Dean&quot;,&quot;given&quot;:&quot;Edward&quot;},{&quot;family&quot;:&quot;Oswald&quot;,&quot;given&quot;:&quot;David&quot;},{&quot;family&quot;:&quot;Garcia&quot;,&quot;given&quot;:&quot;Flavio D.&quot;}],&quot;accessed&quot;:{&quot;date-parts&quot;:[[&quot;2021&quot;,5,5]]},&quot;issued&quot;:{&quot;date-parts&quot;:[[&quot;2021&quot;]]}}}],&quot;schema&quot;:&quot;https://github.com/citation-style-language/schema/raw/master/csl-citation.json&quot;} RNDyLOhhPcsJd"/> paper used a modified version of the Arduino library <text:reference-mark-start text:name="ZOTERO_ITEM CSL_CITATION {&quot;citationID&quot;:&quot;sGaDiavH&quot;,&quot;properties&quot;:{&quot;formattedCitation&quot;:&quot;(16)&quot;,&quot;plainCitation&quot;:&quot;(16)&quot;,&quot;noteIndex&quot;:0},&quot;citationItems&quot;:[{&quot;id&quot;:32,&quot;uris&quot;:[&quot;http://zotero.org/users/local/D70zK3qK/items/MNYWHCMH&quot;],&quot;uri&quot;:[&quot;http://zotero.org/users/local/D70zK3qK/items/MNYWHCMH&quot;],&quot;itemData&quot;:{&quot;id&quot;:32,&quot;type&quot;:&quot;paper-conference&quot;,&quot;abstract&quot;:&quot;In this paper, we analyze the working principle of an arduino. These days many people try to use the arduino because it makes things easier due to the simplified version of C++ and the already made Arduino microcontroller(atmega328 microcontroller [1]) that you can programme, erase and reprogramme at any given time. In this paper we will discuss the hardware components used in the arduino board, the software used to programme it (Arduino board) with the guide on how to write and construct your own projects, and a couple of examples of an arduino project, This will give you the overall view of an arduino uno, that after reading this paper you will get the basic concept and use of an arduino uno.&quot;,&quot;container-title&quot;:&quot;2014 11th International Conference on Electronics, Computer and Computation (ICECCO)&quot;,&quot;DOI&quot;:&quot;10.1109/ICECCO.2014.6997578&quot;,&quot;event&quot;:&quot;2014 11th International Conference on Electronics, Computer and Computation (ICECCO)&quot;,&quot;page&quot;:&quot;1-4&quot;,&quot;source&quot;:&quot;IEEE Xplore&quot;,&quot;title&quot;:&quot;The working principle of an Arduino&quot;,&quot;author&quot;:[{&quot;family&quot;:&quot;Badamasi&quot;,&quot;given&quot;:&quot;Yusuf Abdullahi&quot;}],&quot;issued&quot;:{&quot;date-parts&quot;:[[&quot;2014&quot;,9]]}}}],&quot;schema&quot;:&quot;https://github.com/citation-style-language/schema/raw/master/csl-citation.json&quot;} RNDgIuDsur2nr"/>(16)<text:reference-mark-end text:name="ZOTERO_ITEM CSL_CITATION {&quot;citationID&quot;:&quot;sGaDiavH&quot;,&quot;properties&quot;:{&quot;formattedCitation&quot;:&quot;(16)&quot;,&quot;plainCitation&quot;:&quot;(16)&quot;,&quot;noteIndex&quot;:0},&quot;citationItems&quot;:[{&quot;id&quot;:32,&quot;uris&quot;:[&quot;http://zotero.org/users/local/D70zK3qK/items/MNYWHCMH&quot;],&quot;uri&quot;:[&quot;http://zotero.org/users/local/D70zK3qK/items/MNYWHCMH&quot;],&quot;itemData&quot;:{&quot;id&quot;:32,&quot;type&quot;:&quot;paper-conference&quot;,&quot;abstract&quot;:&quot;In this paper, we analyze the working principle of an arduino. These days many people try to use the arduino because it makes things easier due to the simplified version of C++ and the already made Arduino microcontroller(atmega328 microcontroller [1]) that you can programme, erase and reprogramme at any given time. In this paper we will discuss the hardware components used in the arduino board, the software used to programme it (Arduino board) with the guide on how to write and construct your own projects, and a couple of examples of an arduino project, This will give you the overall view of an arduino uno, that after reading this paper you will get the basic concept and use of an arduino uno.&quot;,&quot;container-title&quot;:&quot;2014 11th International Conference on Electronics, Computer and Computation (ICECCO)&quot;,&quot;DOI&quot;:&quot;10.1109/ICECCO.2014.6997578&quot;,&quot;event&quot;:&quot;2014 11th International Conference on Electronics, Computer and Computation (ICECCO)&quot;,&quot;page&quot;:&quot;1-4&quot;,&quot;source&quot;:&quot;IEEE Xplore&quot;,&quot;title&quot;:&quot;The working principle of an Arduino&quot;,&quot;author&quot;:[{&quot;family&quot;:&quot;Badamasi&quot;,&quot;given&quot;:&quot;Yusuf Abdullahi&quot;}],&quot;issued&quot;:{&quot;date-parts&quot;:[[&quot;2014&quot;,9]]}}}],&quot;schema&quot;:&quot;https://github.com/citation-style-language/schema/raw/master/csl-citation.json&quot;} RNDgIuDsur2nr"/> to communicate with Teensy. Since we do not mean the user to need it (see the previous comments about abstraction), its functions remain private.</text:p>
        <text:p text:style-name="Text_20_body">It was included for our convenience alone, as all its functions would have to be written again, in much the same form.</text:p>
        <text:h text:style-name="Heading_20_2" text:outline-level="2"><text:bookmark-start text:name="org90cc350"/><text:bookmark-start text:name="__RefHeading___Toc11569_3200289397"/>Other<text:bookmark-end text:name="org90cc350"/><text:bookmark-end text:name="__RefHeading___Toc11569_3200289397"/></text:h>
        <text:p text:style-name="P15">The following are concepts and features too short to deserve their own sections.</text:p>
        <text:h text:style-name="Heading_20_3" text:outline-level="3" text:is-list-header="true"><text:bookmark-start text:name="orgf254834"/><text:bookmark-start text:name="__RefHeading___Toc11571_3200289397"/>Errors<text:bookmark-end text:name="orgf254834"/><text:bookmark-end text:name="__RefHeading___Toc11571_3200289397"/></text:h>
        <text:p text:style-name="P15">The library has a number of defined error codes. Each function, which has the potential to fail in some way, returns a <text:span text:style-name="OrgCode">plundervolt_error_t</text:span> code.</text:p>
        <text:p text:style-name="Text_20_body">Since <text:span text:style-name="OrgCode">PLUNDERVOLT_NO_ERROR</text:span> is equal to 0, the return value of the functions may be used as a boolean value.</text:p>
        <text:p text:style-name="P6">To print the generic error details, use <text:span text:style-name="OrgCode">plundervolt_print_error()</text:span> and pass the error to it. It uses <text:span text:style-name="OrgCode">plundervolt_error2str()</text:span> to get the string.</text:p>
        <text:h text:style-name="P30" text:outline-level="3" text:is-list-header="true"><text:bookmark-start text:name="__RefHeading___Toc11573_3200289397"/><text:bookmark-start text:name="orgf30bdd1"/>Cleanup<text:bookmark-end text:name="__RefHeading___Toc11573_3200289397"/><text:bookmark-end text:name="orgf30bdd1"/></text:h>
        <text:p text:style-name="P15">After the library is finished, all files must be closed. The user should call <text:span text:style-name="OrgCode">plundervolt_cleanup()</text:span> (in both versions of undervolting). No convenience function does this, as the library cannot know if the user will continue or not. This is the last public function that should be called.</text:p>
        <text:h text:style-name="Heading_20_3" text:outline-level="3" text:is-list-header="true"><text:bookmark-start text:name="orgacc3c45"/><text:bookmark-start text:name="__RefHeading___Toc11575_3200289397"/>Safe Specification<text:bookmark-end text:name="orgacc3c45"/><text:bookmark-end text:name="__RefHeading___Toc11575_3200289397"/></text:h>
        <text:p text:style-name="P15">As mentioned above, the library provides a way to check the specification with <text:span text:style-name="OrgCode">plundervolt_faulty_undervolting_specification()</text:span>. In cases such as giving no undervolted function, <text:span text:style-name="T88">or not pointing to the checking function,</text:span> an appropriate error is returned.</text:p>
        <text:h text:style-name="Heading_20_3" text:outline-level="3" text:is-list-header="true"><text:bookmark-start text:name="org43f0775"/><text:bookmark-start text:name="__RefHeading___Toc11577_3200289397"/>Overarching Convenience Function<text:bookmark-end text:name="org43f0775"/><text:bookmark-end text:name="__RefHeading___Toc11577_3200289397"/></text:h>
        <text:p text:style-name="P15">There is a previously discussed function <text:span text:style-name="OrgCode">plundervolt_run()</text:span>. We have anticipated the most likely usage of the library, and written a function which does as much as possible for the user. This library opens the files, creates threads if appropriate (based on the type of undervolting, and the number of threads asked for), calls the undervolted function in each of the function threads, and starts undervolting in the undervolting thread.</text:p>
        <text:p text:style-name="Text_20_body">It runs the user-defined functions, in loops or on their own, undervolts while doing so, and lowers the voltage (if software-undervolting) from a starting value to an end value. It also calls the checking <text:soft-page-break/>function, to stop the loops and undervolting,.</text:p>
        <text:p text:style-name="Text_20_body">Alternatively, it configures Teensy, arms it, and calls the undervolted function (possibly in a loop), which then fires the glitch (starts the attack). All this, starting with configuration, is also a big loop, repeated as many times as the user wishes <text:span text:style-name="T89">(see </text:span><text:a xlink:type="simple" xlink:href="#9.0.0.Subsection III: Hardware-Undervolting Parameters|outline" text:style-name="Internet_20_link" text:visited-style-name="Visited_20_Internet_20_Link"><text:span text:style-name="T89">Appendix B</text:span></text:a><text:span text:style-name="T89"> for </text:span><text:span text:style-name="T12">tries</text:span><text:span text:style-name="T89">)</text:span>.</text:p>
        <text:p text:style-name="Text_20_body">After the attack, it joins the threads (if there are any).</text:p>
        <text:p text:style-name="Text_20_body">The only thing it does not do is call <text:span text:style-name="OrgCode">plunder</text:span><text:span text:style-name="OrgCode"><text:span text:style-name="T90">­</text:span></text:span><text:span text:style-name="OrgCode">volt_cleanup()</text:span>, since the user may want to continue using the library afterwards.</text:p>
        <text:h text:style-name="Heading_20_3" text:outline-level="3" text:is-list-header="true"><text:bookmark-start text:name="orgae14e32"/><text:bookmark-start text:name="__RefHeading___Toc11579_3200289397"/>Passing Arguments<text:bookmark-end text:name="orgae14e32"/><text:bookmark-end text:name="__RefHeading___Toc11579_3200289397"/></text:h>
        <text:p text:style-name="Text_20_body">There is a simple way to pass arguments to the <text:span text:style-name="OrgCode">functio</text:span><text:span text:style-name="OrgCode"><text:span text:style-name="T92">n</text:span></text:span> <text:span text:style-name="T91">(undervolted function) </text:span>and <text:span text:style-name="OrgCode">stop_loop</text:span> <text:span text:style-name="T91">(checking function) </text:span>function pointers. As these two functions are implemented by the user, along with their argument lists, the library must not assume any argument types.</text:p>
        <text:p text:style-name="Text_20_body">To deal with passing arguments to these functions when they are called by the library (such as <text:span text:style-name="OrgCode">plundervolt_run()</text:span> would do), we provide <text:span text:style-name="OrgCode">arguments</text:span> and <text:span text:style-name="OrgCode">loop_check_arguments</text:span> respectively. These are void pointers. Each is meant to point to a user-defined structure (or a single argument of any king), cast to a void pointer.</text:p>
        <text:p text:style-name="Text_20_body">It is the responsibility of the user to write the functions in such a way that a void pointer is passed to them, and interpreted. An example is provided in <text:span text:style-name="T15">Figure 3 |</text:span><text:a xlink:type="simple" xlink:href="#Figure 3" text:style-name="Internet_20_link" text:visited-style-name="Visited_20_Internet_20_Link"><text:span text:style-name="T9">3</text:span></text:a><text:span text:style-name="T15">|</text:span>.</text:p>
        <text:p text:style-name="OrgSrcBlock"><text:bookmark text:name="Figure 3"/><text:span text:style-name="OrgSrcFontLockKeywordFace">typedef</text:span> <text:span text:style-name="OrgSrcFontLockKeywordFace">struct</text:span> <text:span text:style-name="OrgSrcFontLockTypeFace">argument_structure</text:span> {</text:p>
        <text:p text:style-name="OrgSrcBlock"><text:s text:c="2"/><text:span text:style-name="OrgSrcFontLockTypeFace">int</text:span> <text:span text:style-name="OrgSrcFontLockVariableNameFace">a</text:span>;</text:p>
        <text:p text:style-name="OrgSrcBlock"><text:s text:c="2"/><text:span text:style-name="OrgSrcFontLockTypeFace">int</text:span> <text:span text:style-name="OrgSrcFontLockVariableNameFace">b</text:span>;</text:p>
        <text:p text:style-name="OrgSrcBlock">} <text:span text:style-name="OrgSrcFontLockTypeFace">argument_structure</text:span>;</text:p>
        <text:p text:style-name="OrgSrcBlock"/>
        <text:p text:style-name="OrgSrcBlock"><text:span text:style-name="OrgSrcFontLockTypeFace">int</text:span> <text:span text:style-name="OrgSrcFontLockFunctionNameFace">add</text:span> (<text:span text:style-name="OrgSrcFontLockTypeFace">void</text:span>* <text:span text:style-name="OrgSrcFontLockVariableNameFace">arguments</text:span>) {</text:p>
        <text:p text:style-name="OrgSrcBlock"><text:s text:c="2"/><text:span text:style-name="OrgSrcFontLockCommentDelimiterFace">// </text:span><text:span text:style-name="OrgSrcFontLockCommentFace">Cast to arguments_structure pointer</text:span></text:p>
        <text:p text:style-name="OrgSrcBlock"><text:s text:c="2"/><text:span text:style-name="OrgSrcFontLockTypeFace">argument_structure</text:span>* <text:span text:style-name="OrgSrcFontLockVariableNameFace">arguments_pointer</text:span> = (<text:span text:style-name="OrgSrcFontLockTypeFace">argument_structure</text:span> *) arguments;</text:p>
        <text:p text:style-name="OrgSrcBlock"/>
        <text:p text:style-name="OrgSrcBlock"><text:s text:c="2"/><text:span text:style-name="OrgSrcFontLockCommentDelimiterFace">// </text:span><text:span text:style-name="OrgSrcFontLockCommentFace">Access structure</text:span></text:p>
        <text:p text:style-name="OrgSrcBlock"><text:s text:c="2"/><text:span text:style-name="OrgSrcFontLockTypeFace">int</text:span> <text:span text:style-name="OrgSrcFontLockVariableNameFace">a</text:span> = arguments_pointer-&gt;a;</text:p>
        <text:p text:style-name="OrgSrcBlock"><text:s text:c="2"/><text:span text:style-name="OrgSrcFontLockTypeFace">int</text:span> <text:span text:style-name="OrgSrcFontLockVariableNameFace">b</text:span> = arguments_pointer-&gt;b;</text:p>
        <text:p text:style-name="OrgSrcBlock"/>
        <text:p text:style-name="OrgSrcBlock"><text:s text:c="2"/><text:span text:style-name="OrgSrcFontLockKeywordFace">return</text:span> a + b;</text:p>
        <text:p text:style-name="OrgSrcBlock">}</text:p>
        <text:p text:style-name="OrgSrcBlock"/>
        <text:p text:style-name="OrgSrcBlock"><text:span text:style-name="OrgSrcFontLockTypeFace">void</text:span> <text:span text:style-name="OrgSrcFontLockFunctionNameFace">main</text:span>() {</text:p>
        <text:p text:style-name="OrgSrcBlock"><text:s text:c="2"/><text:span text:style-name="OrgSrcFontLockCommentDelimiterFace">// </text:span><text:span text:style-name="OrgSrcFontLockCommentFace">Create the structure</text:span></text:p>
        <text:p text:style-name="OrgSrcBlock"><text:s text:c="2"/><text:span text:style-name="OrgSrcFontLockTypeFace">argument_structure</text:span> <text:span text:style-name="OrgSrcFontLockVariableNameFace">arguments</text:span>;</text:p>
        <text:p text:style-name="OrgSrcBlock"><text:s text:c="2"/>arguments.a = 1;</text:p>
        <text:p text:style-name="OrgSrcBlock"><text:s text:c="2"/>arguments.b = 2;</text:p>
        <text:p text:style-name="OrgSrcBlock"><text:s text:c="2"/><text:span text:style-name="OrgSrcFontLockCommentDelimiterFace">// </text:span><text:span text:style-name="OrgSrcFontLockCommentFace">Cast to void pointer</text:span></text:p>
        <text:p text:style-name="OrgSrcBlock"><text:s text:c="2"/><text:span text:style-name="OrgSrcFontLockTypeFace">void</text:span>* <text:span text:style-name="OrgSrcFontLockVariableNameFace">arguments_pointer</text:span> = (<text:span text:style-name="OrgSrcFontLockTypeFace">void</text:span> *) &amp;arguments;</text:p>
        <text:p text:style-name="OrgSrcBlock"/>
        <text:p text:style-name="OrgSrcBlock"><text:s text:c="2"/>add(arguments_pointer); <text:span text:style-name="OrgSrcFontLockCommentDelimiterFace">// </text:span><text:span text:style-name="OrgSrcFontLockCommentFace">Expecting 3</text:span></text:p>
        <text:p text:style-name="OrgSrcBlockLastLine">}</text:p>
        <text:p text:style-name="Listing">Figure 3: <text:span text:style-name="T15">Passing arguments to function pointers.</text:span></text:p>
        <text:p text:style-name="P15">It is also possible to not have any arguments at all, as is the case in the examples we have given <text:span text:style-name="T93">|</text:span><text:a xlink:type="simple" xlink:href="#4.1.Example Usage|outline" text:style-name="Internet_20_link" text:visited-style-name="Visited_20_Internet_20_Link"><text:span text:style-name="T93">Example Usage</text:span></text:a><text:span text:style-name="T93">|</text:span>. In this case, the library uses the default NULL value for both argument pointers. <text:span text:style-name="T94">This will not cause an error.</text:span></text:p>
        <text:h text:style-name="Heading_20_3" text:outline-level="3" text:is-list-header="true"><text:bookmark-start text:name="org1df9c1c"/><text:bookmark-start text:name="__RefHeading___Toc11581_3200289397"/>Resetting the Attack<text:bookmark-end text:name="org1df9c1c"/><text:bookmark-end text:name="__RefHeading___Toc11581_3200289397"/></text:h>
        <text:p text:style-name="P15">After software undervolting ends, the voltage does not change. To return to normal values, use <text:span text:style-name="OrgCode">plundervolt_reset_voltage()</text:span>. Note that <text:span text:style-name="OrgCode">plundervolt_run()</text:span> does this step, too.</text:p>
        <text:p text:style-name="Text_20_body">In hardware undervolting, the voltage is reset automatically. However, if the onboard trigger was used, we must reset it. Use the same function to do so. <text:span text:style-name="T95">If the trigger was not used, and this function is called, nothing happens.</text:span></text:p>
        <text:h text:style-name="Heading_20_1" text:outline-level="1"><text:bookmark-start text:name="org283370c"/><text:bookmark-start text:name="__RefHeading___Toc11583_3200289397"/>Evaluation and Examples<text:bookmark-end text:name="org283370c"/><text:bookmark-end text:name="__RefHeading___Toc11583_3200289397"/></text:h>
        <text:h text:style-name="Heading_20_2" text:outline-level="2"><text:bookmark-start text:name="org588630c"/><text:bookmark-start text:name="__RefHeading___Toc11585_3200289397"/>Example Usage<text:bookmark-end text:name="org588630c"/><text:bookmark-end text:name="__RefHeading___Toc11585_3200289397"/></text:h>
        <text:p text:style-name="P15">To illustrate the library’s functionality in action, we provide two example use cases, one for each undervolting type. They both perform the same operation - a faulty multiplication attack, but with key differences to stress how the usages differ between software and hardware undervolting.</text:p>
        <text:p text:style-name="Text_20_body">In both cases, we set a high voltage, one which we judged to be safe on our machines. Note that these attacks were performed on different computers with the same results.</text:p>
        <text:p text:style-name="Text_20_body">We set the voltage, and run a loop of two multiplications per iteration. We compare the <text:span text:style-name="T54">results</text:span>, which ought to be the same. As long as they are, we lower the voltage, i.e., increase the undervolting, and try again. We repeat this process until the point of fault.</text:p>
        <text:p text:style-name="Text_20_body">Both files employ the same strategy for dealing with errors. However, we do not check in the same places to illustrate this is not necessary. An example is shown in <text:span text:style-name="T16">Figure 4 |</text:span><text:a xlink:type="simple" xlink:href="#Figure 4" text:style-name="Internet_20_link" text:visited-style-name="Visited_20_Internet_20_Link"><text:span text:style-name="T10">4</text:span></text:a><text:span text:style-name="T16">|</text:span>.</text:p>
        <text:p text:style-name="OrgSrcBlock"><text:bookmark text:name="Figure 4"/><text:bookmark text:name="figure 4"/><text:span text:style-name="OrgSrcFontLockTypeFace">plundervolt_error_t</text:span> <text:span text:style-name="OrgSrcFontLockVariableNameFace">error_maybe</text:span> = plundervolt_set_specification(spec);</text:p>
        <text:p text:style-name="OrgSrcBlock"><text:span text:style-name="OrgSrcFontLockKeywordFace">if</text:span> (error_maybe) {</text:p>
        <text:p text:style-name="OrgSrcBlock"><text:s text:c="2"/>plundervolt_print_error(error_maybe);</text:p>
        <text:p text:style-name="OrgSrcBlock"><text:s text:c="2"/><text:span text:style-name="OrgSrcFontLockKeywordFace">return</text:span> -1;</text:p>
        <text:p text:style-name="OrgSrcBlockLastLine">}</text:p>
        <text:p text:style-name="Listing">Figure 4: <text:span text:style-name="T16">Receiving and printing errors from the library.</text:span></text:p>
        <text:p text:style-name="P19">Directly after setting the specification, in the way we have <text:span text:style-name="T18">shown in Figure 1 </text:span><text:span text:style-name="T5">|</text:span><text:a xlink:type="simple" xlink:href="#Figure 1" text:style-name="Internet_20_link" text:visited-style-name="Visited_20_Internet_20_Link"><text:span text:style-name="T7">1</text:span></text:a><text:span text:style-name="T5">|</text:span>, we call <text:span text:style-name="OrgCode">plundervolt_run()</text:span>. Here the versions start to diverge.</text:p>
        <text:p text:style-name="Text_20_body">Software undervolting creates a given number of function threads, and runs the provided function <text:span text:style-name="OrgCode">multiply()</text:span>. Since this function calls <text:span text:style-name="OrgCode">multiplication_check()</text:span>, we must set <text:span text:style-name="OrgCode">inte</text:span><text:span text:style-name="OrgCode"><text:span text:style-name="T96">­</text:span></text:span><text:span text:style-name="OrgCode">grated_loop_check</text:span> to 1 (meaning the function calls <text:span text:style-name="OrgCode">plundervolt_set_loop_finished()</text:span> itself, and doesn’t need the library to do it <text:span text:style-name="T97">by calling the checking function</text:span>. The <text:span text:style-name="OrgCode">multiply()</text:span> function is called repeatedly (hence <text:span text:style-name="OrgCode">spec.loop = 1</text:span>), until the loops are stopped.</text:p>
        <text:p text:style-name="Text_20_body">We set the starting undervoltage (<text:span text:style-name="OrgCode">start_undervoltage</text:span>) to -130 <text:span text:style-name="T98">mV</text:span>, but this should be changed for each computer to an experimentally found “safe” value. The value is negative, since we want to go “130 mV under the base voltage for the given frequency”.</text:p>
        <text:p text:style-name="Text_20_body">After setting all parameters, <text:span text:style-name="OrgCode">plundervolt_run()</text:span> starts undervolting with -130 mV undervoltage. It lowers this voltage until it either receives the signal to stop (<text:span text:style-name="OrgCode">plunder</text:span><text:span text:style-name="OrgCode"><text:span text:style-name="T99">­</text:span></text:span><text:span text:style-name="OrgCode">volt_set_loop_finished()</text:span>), or reaches the end undervoltage (-230 mV). This is the minimal value we felt comfortable setting, as lower voltages would cause a computer crash. This variable is likewise to be set according to each computer.</text:p>
        <text:p text:style-name="Text_20_body">After the undervolting stops, and all loops are ceased, <text:span text:style-name="OrgCode">plundervolt_run()</text:span> joins all threads. After this, <text:span text:style-name="OrgCode">plunder</text:span><text:span text:style-name="OrgCode"><text:span text:style-name="T100">­</text:span></text:span><text:span text:style-name="OrgCode">volt_cleanup()</text:span> is called, and we are done.</text:p>
        <text:p text:style-name="Text_20_body">Note that this gradual lowering of voltages is built into the library, as it is a very likely usage. By setting a large <text:span text:style-name="OrgCode">wait_time</text:span> value, and setting <text:span text:style-name="OrgCode">end_undervoltage</text:span> to <text:span text:style-name="OrgCode">start_undervoltage</text:span>, we are effectively saying “only set voltage to this one value, and hold it for <text:span text:style-name="OrgCode">wait_time</text:span> number of ms”. This is to be done if the user doesn’t want to lower the voltage at all, but hold in one place. The voltage is lowered by the parameter <text:span text:style-name="OrgCode">step</text:span>.</text:p>
        <text:p text:style-name="Text_20_body">On the other hand, we have hardware undervolting. The hardware variant of the attack is much more precise, since the adversary communicates with the Voltage Regulator directly. As will be discussed <text:soft-page-break/>in <text:span text:style-name="Bold"><text:span text:style-name="T20">sections </text:span></text:span><text:a xlink:type="simple" xlink:href="#4.2.Practical Results|outline" text:style-name="Internet_20_link" text:visited-style-name="Visited_20_Internet_20_Link"><text:span text:style-name="Bold"><text:span text:style-name="T20">Practical Results</text:span></text:span></text:a><text:span text:style-name="Bold"><text:span text:style-name="T20"> and </text:span></text:span><text:a xlink:type="simple" xlink:href="#6.Reflection|outline" text:style-name="Internet_20_link" text:visited-style-name="Visited_20_Internet_20_Link"><text:span text:style-name="Bold"><text:span text:style-name="T20">Reflection</text:span></text:span></text:a>, it is very hard to find the right parameters, but once it is done, hardware undervolting will work with the same faulting voltage for a while. Hence, coding a system that enforces this lowering of voltages seemed counterproductive.</text:p>
        <text:p text:style-name="Text_20_body">Instead, what the library does, is prepare the attack with a single voltage, and call the undervolted function. In this case, that is also called <text:span text:style-name="OrgCode">multiply()</text:span>. Once again, <text:span text:style-name="OrgCode">multiply()</text:span> checks for the fault (and stopping of the whole process) itself, so <text:span text:style-name="OrgCode">integrated_loop_check</text:span> is also set to 1, <text:span text:style-name="T101">and the checking function can be left out</text:span>.</text:p>
        <text:p text:style-name="Text_20_body">We set the two device strings (<text:span text:style-name="OrgCode">teensy_serial</text:span> for communication with the micro-controller, and <text:span text:style-name="OrgCode">trigger_serial</text:span> for the onboard pin), and define all parameters of a single attack. Note that these parameters will be used over and over, as long as we keep calling <text:span text:style-name="OrgCode">plundervolt_apply_</text:span><text:span text:style-name="OrgCode"><text:span text:style-name="T102">under</text:span></text:span><text:span text:style-name="OrgCode">volt</text:span><text:span text:style-name="OrgCode"><text:span text:style-name="T102">ing</text:span></text:span><text:span text:style-name="OrgCode">()</text:span>, which in this example is done through <text:span text:style-name="OrgCode">plundervolt_run()</text:span>.</text:p>
        <text:p text:style-name="Text_20_body">When the undervolted function is called, it fires the glitch, and immediately proceeds to perform a loop of multiplications. I<text:span text:style-name="T103">f</text:span> a fault is found, all operations are stopped, and <text:span text:style-name="OrgCode">plundervolt_cleanup()</text:span> is called. Otherwise, we manually change the <text:span text:style-name="OrgCode">under</text:span><text:span text:style-name="OrgCode"><text:span text:style-name="T104">­</text:span></text:span><text:span text:style-name="OrgCode">volting_voltage</text:span> parameter, and try again.</text:p>
        <text:p text:style-name="Text_20_body">The effect of both programs is the same, but we hope the examples have shown how the library can be used differently. We have not provided more complex examples due to time constraints, and the fact they would be more of a show than a helpful reference, since - by definition - they would be more complicated to understand.</text:p>
        <text:h text:style-name="Heading_20_2" text:outline-level="2"><text:bookmark-start text:name="org6fb89a1"/><text:bookmark-start text:name="__RefHeading___Toc11587_3200289397"/>Practical Results<text:bookmark-end text:name="org6fb89a1"/><text:bookmark-end text:name="__RefHeading___Toc11587_3200289397"/></text:h>
        <text:p text:style-name="P15">In this section, we showcase a few examples of the library in action. We have run our example code<text:span text:style-name="T104">s</text:span> discussed <text:span text:style-name="T25">in the section </text:span><text:a xlink:type="simple" xlink:href="#4.1.Example Usage|outline" text:style-name="Internet_20_link" text:visited-style-name="Visited_20_Internet_20_Link"><text:span text:style-name="T25">Example Usage</text:span></text:a><text:span text:style-name="T27"> </text:span>with different parameters, to see what the results could be.</text:p>
        <text:p text:style-name="Text_20_body">We have decided to only include a small sample size, as the results are meant to be illustrative of both the library, and the difficulty of setting the correct parameters, and five such examples seemed enough for each undervolting type.</text:p>
        <text:p text:style-name="Text_20_body">We state the parameters of the attack - the multiplicands, the constant frequency, the number of iterations the multiplication went through on each voltage, the voltage <text:span text:style-name="T105">(or undervoltage)</text:span> at which the <text:span text:style-name="T55">fault</text:span> occurred, and the result of the multiplication.</text:p>
        <text:h text:style-name="Heading_20_3" text:outline-level="3" text:is-list-header="true"><text:bookmark-start text:name="org628cb19"/><text:bookmark-start text:name="__RefHeading___Toc11589_3200289397"/>Software<text:bookmark-end text:name="org628cb19"/><text:bookmark-end text:name="__RefHeading___Toc11589_3200289397"/></text:h>
        <text:p text:style-name="P15"><text:span text:style-name="T56">To begin with</text:span>, we show <text:span text:style-name="T110">|</text:span><text:a xlink:type="simple" xlink:href="#Table 1" text:style-name="Internet_20_link" text:visited-style-name="Visited_20_Internet_20_Link"><text:span text:style-name="T110">Table 1</text:span></text:a><text:span text:style-name="T110">|</text:span> the software undervolting attack. This was run on an Intel Core i7-8550U processor (quad-core). Note that as long as the operands are the same, regardless of the fault undervoltage or the frequency, the incorrect result is the same, i.e., the fault behaves predictably.</text:p>
        <text:p text:style-name="Text_20_body">Our last example did not cause a fault. This was due to the lower number of iterations, which didn’t give the library enough time to cause a fault. The fault undervoltage of that entry denotes the undervoltage at which the system <text:span text:style-name="T26">crashed</text:span>.</text:p>
        <text:p text:style-name="Text_20_body"><text:span text:style-name="T107">The F</text:span>ault <text:span text:style-name="T108">U</text:span>ndervoltage <text:span text:style-name="T106">field</text:span> show<text:span text:style-name="T108">s</text:span> the difference between the base voltage, and the actual one, <text:span text:style-name="T109">not the absolute voltage of the CPU</text:span>.</text:p>
      </text:section>
      <table:table table:name="Table1" table:style-name="Table1">
        <table:table-column table:style-name="Table1.A"/>
        <table:table-column table:style-name="Table1.B" table:number-columns-repeated="3"/>
        <table:table-column table:style-name="Table1.E"/>
        <table:table-column table:style-name="Table1.B"/>
        <table:table-column table:style-name="Table1.G"/>
        <table:table-header-rows>
          <table:table-row table:style-name="Table1.1">
            <table:table-cell table:style-name="Table1.A1" office:value-type="string">
              <text:p text:style-name="OrgTableHeadingCenter"><text:bookmark text:name="Table 1"/>Operand 1</text:p>
            </table:table-cell>
            <table:table-cell table:style-name="Table1.A1" office:value-type="string">
              <text:p text:style-name="OrgTableHeadingCenter">Operand 2</text:p>
            </table:table-cell>
            <table:table-cell table:style-name="Table1.A1" office:value-type="string">
              <text:p text:style-name="OrgTableHeadingCenter">Frequency</text:p>
            </table:table-cell>
            <table:table-cell table:style-name="Table1.A1" office:value-type="string">
              <text:p text:style-name="OrgTableHeadingCenter">Iterations</text:p>
            </table:table-cell>
            <table:table-cell table:style-name="Table1.A1" office:value-type="string">
              <text:p text:style-name="OrgTableHeadingCenter">Fault Undervoltage</text:p>
            </table:table-cell>
            <table:table-cell table:style-name="Table1.A1" office:value-type="string">
              <text:p text:style-name="OrgTableHeadingCenter">Correct Results</text:p>
            </table:table-cell>
            <table:table-cell table:style-name="Table1.A1" office:value-type="string">
              <text:p text:style-name="OrgTableHeadingCenter">Incorrect Result</text:p>
            </table:table-cell>
          </table:table-row>
        </table:table-header-rows>
        <table:table-row table:style-name="Table1.1">
          <table:table-cell table:style-name="Table1.A2" office:value-type="string">
            <text:p text:style-name="OrgTableContentsCenter">0xAE0000</text:p>
          </table:table-cell>
          <table:table-cell table:style-name="Table1.A2" office:value-type="string">
            <text:p text:style-name="OrgTableContentsCenter">0x18</text:p>
          </table:table-cell>
          <table:table-cell table:style-name="Table1.A2" office:value-type="string">
            <text:p text:style-name="OrgTableContentsCenter">2 GHz</text:p>
          </table:table-cell>
          <table:table-cell table:style-name="Table1.A2" office:value-type="string">
            <text:p text:style-name="OrgTableContentsCenter">1 Billion</text:p>
          </table:table-cell>
          <table:table-cell table:style-name="Table1.A2" office:value-type="string">
            <text:p text:style-name="OrgTableContentsCenter">-132 mV</text:p>
          </table:table-cell>
          <table:table-cell table:style-name="Table1.A2" office:value-type="string">
            <text:p text:style-name="OrgTableContentsCenter">c500000</text:p>
          </table:table-cell>
          <table:table-cell table:style-name="Table1.A2" office:value-type="string">
            <text:p text:style-name="OrgTableContentsCenter">10500000</text:p>
          </table:table-cell>
        </table:table-row>
        <table:table-row table:style-name="Table1.1">
          <table:table-cell table:style-name="Table1.A3" office:value-type="string">
            <text:p text:style-name="OrgTableContentsCenter">0xAE0000</text:p>
          </table:table-cell>
          <table:table-cell table:style-name="Table1.A3" office:value-type="string">
            <text:p text:style-name="OrgTableContentsCenter">0x18</text:p>
          </table:table-cell>
          <table:table-cell table:style-name="Table1.A3" office:value-type="string">
            <text:p text:style-name="OrgTableContentsCenter">2 GHz</text:p>
          </table:table-cell>
          <table:table-cell table:style-name="Table1.A3" office:value-type="string">
            <text:p text:style-name="OrgTableContentsCenter">1 Billion</text:p>
          </table:table-cell>
          <table:table-cell table:style-name="Table1.A3" office:value-type="string">
            <text:p text:style-name="OrgTableContentsCenter">-140 mV</text:p>
          </table:table-cell>
          <table:table-cell table:style-name="Table1.A3" office:value-type="string">
            <text:p text:style-name="OrgTableContentsCenter">c500000</text:p>
          </table:table-cell>
          <table:table-cell table:style-name="Table1.A3" office:value-type="string">
            <text:p text:style-name="OrgTableContentsCenter">10500000</text:p>
          </table:table-cell>
        </table:table-row>
        <table:table-row table:style-name="Table1.1">
          <table:table-cell table:style-name="Table1.A3" office:value-type="string">
            <text:p text:style-name="OrgTableContentsCenter">0xAE0000</text:p>
          </table:table-cell>
          <table:table-cell table:style-name="Table1.A3" office:value-type="string">
            <text:p text:style-name="OrgTableContentsCenter">0xF</text:p>
          </table:table-cell>
          <table:table-cell table:style-name="Table1.A3" office:value-type="string">
            <text:p text:style-name="OrgTableContentsCenter">2 GHz</text:p>
          </table:table-cell>
          <table:table-cell table:style-name="Table1.A3" office:value-type="string">
            <text:p text:style-name="OrgTableContentsCenter">1 Billion</text:p>
          </table:table-cell>
          <table:table-cell table:style-name="Table1.A3" office:value-type="string">
            <text:p text:style-name="OrgTableContentsCenter">-141 mV</text:p>
          </table:table-cell>
          <table:table-cell table:style-name="Table1.A3" office:value-type="string">
            <text:p text:style-name="OrgTableContentsCenter">a320000</text:p>
          </table:table-cell>
          <table:table-cell table:style-name="Table1.A3" office:value-type="string">
            <text:p text:style-name="OrgTableContentsCenter">ffffffffca320000</text:p>
          </table:table-cell>
        </table:table-row>
        <table:table-row table:style-name="Table1.1">
          <table:table-cell table:style-name="Table1.A3" office:value-type="string">
            <text:p text:style-name="OrgTableContentsCenter">0xAE0000</text:p>
          </table:table-cell>
          <table:table-cell table:style-name="Table1.A3" office:value-type="string">
            <text:p text:style-name="OrgTableContentsCenter">0xF</text:p>
          </table:table-cell>
          <table:table-cell table:style-name="Table1.A3" office:value-type="string">
            <text:p text:style-name="OrgTableContentsCenter">1.8 GHz</text:p>
          </table:table-cell>
          <table:table-cell table:style-name="Table1.A3" office:value-type="string">
            <text:p text:style-name="OrgTableContentsCenter">1 Billion</text:p>
          </table:table-cell>
          <table:table-cell table:style-name="Table1.A3" office:value-type="string">
            <text:p text:style-name="OrgTableContentsCenter">-136 mV</text:p>
          </table:table-cell>
          <table:table-cell table:style-name="Table1.A3" office:value-type="string">
            <text:p text:style-name="OrgTableContentsCenter">a320000</text:p>
          </table:table-cell>
          <table:table-cell table:style-name="Table1.A3" office:value-type="string">
            <text:p text:style-name="OrgTableContentsCenter">ffffffffca320000</text:p>
          </table:table-cell>
        </table:table-row>
        <table:table-row table:style-name="Table1.1">
          <table:table-cell table:style-name="Table1.A3" office:value-type="string">
            <text:p text:style-name="OrgTableContentsCenter">0xAE0000</text:p>
          </table:table-cell>
          <table:table-cell table:style-name="Table1.A3" office:value-type="string">
            <text:p text:style-name="OrgTableContentsCenter">0xF</text:p>
          </table:table-cell>
          <table:table-cell table:style-name="Table1.A3" office:value-type="string">
            <text:p text:style-name="OrgTableContentsCenter">2 GHz</text:p>
          </table:table-cell>
          <table:table-cell table:style-name="Table1.A3" office:value-type="string">
            <text:p text:style-name="OrgTableContentsCenter">500,000</text:p>
          </table:table-cell>
          <table:table-cell table:style-name="Table1.A3" office:value-type="string">
            <text:p text:style-name="OrgTableContentsCenter">-209 mV</text:p>
          </table:table-cell>
          <table:table-cell table:style-name="Table1.A3" office:value-type="string">
            <text:p text:style-name="OrgTableContentsCenter">a320000</text:p>
          </table:table-cell>
          <table:table-cell table:style-name="Table1.A3" office:value-type="string">
            <text:p text:style-name="OrgTableContentsCenter">-----------</text:p>
          </table:table-cell>
        </table:table-row>
      </table:table>
      <text:p text:style-name="P2">Table 1: Software undervolting results on an i7-8550-U chip.</text:p>
      <text:section text:style-name="Sect2" text:name="Body 2">
        <text:h text:style-name="P31" text:outline-level="3" text:is-list-header="true"><text:bookmark-start text:name="orgad5b326"/><text:bookmark-start text:name="__RefHeading___Toc11591_3200289397"/>Hardware<text:bookmark-end text:name="orgad5b326"/><text:bookmark-end text:name="__RefHeading___Toc11591_3200289397"/></text:h>
        <text:p text:style-name="P15">Our hardware undervolting samples <text:span text:style-name="T112">|</text:span><text:a xlink:type="simple" xlink:href="#Table 2" text:style-name="Internet_20_link" text:visited-style-name="Visited_20_Internet_20_Link"><text:span text:style-name="T112">Table 2</text:span></text:a><text:span text:style-name="T112">|</text:span> are similar to software undervolting. We performed the attack on a different CPU (Intel Core i3-9100) so that we c<text:span text:style-name="T111">ould</text:span> show the attack works the same, and has the same results.</text:p>
        <text:p text:style-name="Text_20_body">Unfortunately, we found it much harder to undervolt successfully on this machine. The various changes to the parameters cause not always obvious shifts in execution time, which in turn make it harder for us to set the right parameters. As this is a very common occurrence with voltage scaling attacks, we opted to include these examples.</text:p>
        <text:p text:style-name="P12">In the third and fourth entries, as above, the fault voltage is actually the voltage at which the system crashed.</text:p>
        <text:p text:style-name="P12">All fault voltages show the absolute voltage of the CPU during the attack.</text:p>
      </text:section>
      <table:table table:name="Table2" table:style-name="Table2">
        <table:table-column table:style-name="Table2.A" table:number-columns-repeated="7"/>
        <table:table-header-rows>
          <table:table-row table:style-name="Table2.1">
            <table:table-cell table:style-name="Table2.A1" office:value-type="string">
              <text:p text:style-name="OrgTableHeadingCenter"><text:bookmark text:name="Table 2"/>Operand 1</text:p>
            </table:table-cell>
            <table:table-cell table:style-name="Table2.A1" office:value-type="string">
              <text:p text:style-name="OrgTableHeadingCenter">Operand 2</text:p>
            </table:table-cell>
            <table:table-cell table:style-name="Table2.A1" office:value-type="string">
              <text:p text:style-name="OrgTableHeadingCenter">Frequency</text:p>
            </table:table-cell>
            <table:table-cell table:style-name="Table2.A1" office:value-type="string">
              <text:p text:style-name="OrgTableHeadingCenter">Iterations</text:p>
            </table:table-cell>
            <table:table-cell table:style-name="Table2.A1" office:value-type="string">
              <text:p text:style-name="OrgTableHeadingCenter">Fault Voltage</text:p>
            </table:table-cell>
            <table:table-cell table:style-name="Table2.A1" office:value-type="string">
              <text:p text:style-name="OrgTableHeadingCenter">Correct Results</text:p>
            </table:table-cell>
            <table:table-cell table:style-name="Table2.A1" office:value-type="string">
              <text:p text:style-name="OrgTableHeadingCenter">Incorrect Result</text:p>
            </table:table-cell>
          </table:table-row>
        </table:table-header-rows>
        <table:table-row table:style-name="Table2.1">
          <table:table-cell table:style-name="Table2.A2" office:value-type="string">
            <text:p text:style-name="OrgTableContentsCenter">0xAE0000</text:p>
          </table:table-cell>
          <table:table-cell table:style-name="Table2.A2" office:value-type="string">
            <text:p text:style-name="OrgTableContentsCenter">0x18</text:p>
          </table:table-cell>
          <table:table-cell table:style-name="Table2.A2" office:value-type="string">
            <text:p text:style-name="OrgTableContentsCenter">3.6 GHz</text:p>
          </table:table-cell>
          <table:table-cell table:style-name="Table2.A2" office:value-type="string">
            <text:p text:style-name="OrgTableContentsCenter">100,000</text:p>
          </table:table-cell>
          <table:table-cell table:style-name="Table2.A2" office:value-type="string">
            <text:p text:style-name="OrgTableContentsCenter">0.799 mV</text:p>
          </table:table-cell>
          <table:table-cell table:style-name="Table2.A2" office:value-type="string">
            <text:p text:style-name="OrgTableContentsCenter">c500000</text:p>
          </table:table-cell>
          <table:table-cell table:style-name="Table2.A2" office:value-type="string">
            <text:p text:style-name="OrgTableContentsCenter">10500000</text:p>
          </table:table-cell>
        </table:table-row>
        <table:table-row table:style-name="Table2.1">
          <table:table-cell table:style-name="Table2.A3" office:value-type="string">
            <text:p text:style-name="OrgTableContentsCenter">0xAE0000</text:p>
          </table:table-cell>
          <table:table-cell table:style-name="Table2.A3" office:value-type="string">
            <text:p text:style-name="OrgTableContentsCenter">0x18</text:p>
          </table:table-cell>
          <table:table-cell table:style-name="Table2.A3" office:value-type="string">
            <text:p text:style-name="OrgTableContentsCenter">3.6 GHz</text:p>
          </table:table-cell>
          <table:table-cell table:style-name="Table2.A3" office:value-type="string">
            <text:p text:style-name="OrgTableContentsCenter">100,000</text:p>
          </table:table-cell>
          <table:table-cell table:style-name="Table2.A3" office:value-type="string">
            <text:p text:style-name="OrgTableContentsCenter">0.803 mV</text:p>
          </table:table-cell>
          <table:table-cell table:style-name="Table2.A3" office:value-type="string">
            <text:p text:style-name="OrgTableContentsCenter">c500000</text:p>
          </table:table-cell>
          <table:table-cell table:style-name="Table2.A3" office:value-type="string">
            <text:p text:style-name="OrgTableContentsCenter">10500000</text:p>
          </table:table-cell>
        </table:table-row>
        <table:table-row table:style-name="Table2.1">
          <table:table-cell table:style-name="Table2.A3" office:value-type="string">
            <text:p text:style-name="OrgTableContentsCenter">0xAE0000</text:p>
          </table:table-cell>
          <table:table-cell table:style-name="Table2.A3" office:value-type="string">
            <text:p text:style-name="OrgTableContentsCenter">0xF</text:p>
          </table:table-cell>
          <table:table-cell table:style-name="Table2.A3" office:value-type="string">
            <text:p text:style-name="OrgTableContentsCenter">3.6 GHz</text:p>
          </table:table-cell>
          <table:table-cell table:style-name="Table2.A3" office:value-type="string">
            <text:p text:style-name="OrgTableContentsCenter">100,000</text:p>
          </table:table-cell>
          <table:table-cell table:style-name="Table2.A3" office:value-type="string">
            <text:p text:style-name="OrgTableContentsCenter">0.783 mV</text:p>
          </table:table-cell>
          <table:table-cell table:style-name="Table2.A3" office:value-type="string">
            <text:p text:style-name="P32">a320000</text:p>
          </table:table-cell>
          <table:table-cell table:style-name="Table2.A3" office:value-type="string">
            <text:p text:style-name="OrgTableContentsCenter">--------</text:p>
          </table:table-cell>
        </table:table-row>
        <table:table-row table:style-name="Table2.1">
          <table:table-cell table:style-name="Table2.A3" office:value-type="string">
            <text:p text:style-name="OrgTableContentsCenter">0xAE0000</text:p>
          </table:table-cell>
          <table:table-cell table:style-name="Table2.A3" office:value-type="string">
            <text:p text:style-name="OrgTableContentsCenter">1x18</text:p>
          </table:table-cell>
          <table:table-cell table:style-name="Table2.A3" office:value-type="string">
            <text:p text:style-name="OrgTableContentsCenter">3.6 Ghz</text:p>
          </table:table-cell>
          <table:table-cell table:style-name="Table2.A3" office:value-type="string">
            <text:p text:style-name="OrgTableContentsCenter">50,000</text:p>
          </table:table-cell>
          <table:table-cell table:style-name="Table2.A3" office:value-type="string">
            <text:p text:style-name="OrgTableContentsCenter">0.773 mV</text:p>
          </table:table-cell>
          <table:table-cell table:style-name="Table2.A3" office:value-type="string">
            <text:p text:style-name="OrgTableContentsCenter">c500000</text:p>
          </table:table-cell>
          <table:table-cell table:style-name="Table2.A3" office:value-type="string">
            <text:p text:style-name="OrgTableContentsCenter">--------</text:p>
          </table:table-cell>
        </table:table-row>
        <table:table-row table:style-name="Table2.1">
          <table:table-cell table:style-name="Table2.A3" office:value-type="string">
            <text:p text:style-name="OrgTableContentsCenter">0xAE0000</text:p>
          </table:table-cell>
          <table:table-cell table:style-name="Table2.A3" office:value-type="string">
            <text:p text:style-name="OrgTableContentsCenter">0x18</text:p>
          </table:table-cell>
          <table:table-cell table:style-name="Table2.A3" office:value-type="string">
            <text:p text:style-name="OrgTableContentsCenter">3.8 GHz</text:p>
          </table:table-cell>
          <table:table-cell table:style-name="Table2.A3" office:value-type="string">
            <text:p text:style-name="OrgTableContentsCenter">100,000</text:p>
          </table:table-cell>
          <table:table-cell table:style-name="Table2.A3" office:value-type="string">
            <text:p text:style-name="OrgTableContentsCenter">0.789 mV</text:p>
          </table:table-cell>
          <table:table-cell table:style-name="Table2.A3" office:value-type="string">
            <text:p text:style-name="OrgTableContentsCenter">c500000</text:p>
          </table:table-cell>
          <table:table-cell table:style-name="Table2.A3" office:value-type="string">
            <text:p text:style-name="OrgTableContentsCenter">10500000</text:p>
          </table:table-cell>
        </table:table-row>
      </table:table>
      <text:p text:style-name="P4">Table 2: Hardware undervolting results on an i3-9100 chip.</text:p>
      <text:section text:style-name="Sect2" text:name="Body 3">
        <text:h text:style-name="P29" text:outline-level="2"><text:bookmark-start text:name="org80c181a"/><text:bookmark-start text:name="__RefHeading___Toc11593_3200289397"/>Limitations<text:bookmark-end text:name="org80c181a"/><text:bookmark-end text:name="__RefHeading___Toc11593_3200289397"/></text:h>
        <text:p text:style-name="P15">We do not make any claim to have written a perfectly functional piece of code. There are a few key points which we believe are noteworthy, and which may negatively impact the usage of our library.</text:p>
        <text:p text:style-name="Text_20_body">First of all, there is an issue we do not believe could be <text:span text:style-name="T57">solved</text:span>. The library will not, and cannot, work with the same parameters every time, nor can we provide a simple guide to find them for any particular computer. The reason for this is simple - we deal with low-level hardware <text:span text:style-name="T58">processes</text:span>, which must be brought to a very finely tuned point of failure without compromising the whole system. As a result, <text:soft-page-break/>we are dependant on many outside circumstances. The failure voltage depends on the temperature of the CPU, the number of threads running on it, the load each thread must work with, the CPU and computer models, the imperfections in manufacturing, even the heat of the room.</text:p>
        <text:p text:style-name="Text_20_body">As a result, the failure voltage changes not only day to day, but hour to hour. We must therefore leave it up to the user to find the right parameters. We would recommend saving every open file before attempting to do so, as a great deal of hard restarts will be needed.</text:p>
        <text:p text:style-name="Text_20_body">There was the option of writing a simple script for finding the vicinity of the faulting voltage, but this proved to be more difficult that in seemed. Mainly since this voltage level shifts based on what process needs to be undervolted. In general the simpler the process, the lower the voltage. Due to lack of time, we were unable to implement such a script reliably.</text:p>
        <text:p text:style-name="Text_20_body">For the same reason, we did not include a function, which looks simple in concept, but isn’t. We wanted to provide a way for the user to set a voltage (not the undervolting) via software means. We can do so with the micro-controller, but software undervolting requires the <text:span text:style-name="Emphasis">undervoltage</text:span>, not the absolute voltage. We are convinced this could be done, but did not have the time to implement it. In our view it is a matter of writing to the right offset of MSR the right byte stream.</text:p>
        <text:p text:style-name="Text_20_body">And lastly, there is a problem related to time in a different way. As has been stated several times, speed is absolutely <text:span text:style-name="T59">critical</text:span> to the correct performance of the library.</text:p>
        <text:p text:style-name="Text_20_body">While using the convenience functions, many checks are performed to ensure the validity of the parameters. However, since we wanted the user to be able to take control over each step, we would have to include these checks at the beginning of <text:span text:style-name="T26">every public function</text:span>.</text:p>
        <text:p text:style-name="Text_20_body">Furthermore, there is a potentially infinite number of checks we could do. We did try to include as many as possible in the above-discussed <text:span text:style-name="OrgCode">plundervolt_faulty_undervolting_specification()</text:span> function <text:span text:style-name="T113">|</text:span><text:a xlink:type="simple" xlink:href="#3.5.0.Safe Specification|outline" text:style-name="Internet_20_link" text:visited-style-name="Visited_20_Internet_20_Link"><text:span text:style-name="T113">Safe Specification</text:span></text:a><text:span text:style-name="T113">|</text:span>, which is run before the undervolting starts, but afterwards, we faced a decision we were unable to resolve in a satisfying way.</text:p>
        <text:p text:style-name="Text_20_body">If we included these checks, they would take too long to execute, while other threads/systems would not expect this delay. Conversely, if we omitted them, the library would be <text:span text:style-name="T113">somewhat </text:span>insecure, and prone to undefined behaviours.</text:p>
        <text:p text:style-name="P13">As proof, consider the <text:a xlink:type="simple" xlink:href="#4.1.Example Usage|outline" text:style-name="Internet_20_link" text:visited-style-name="Visited_20_Internet_20_Link">hardware example</text:a>. Unlike with software undervolting, where we used global variables, we were forced to declare a structure with two integers, and multiply those together. Our computer did not undervolt when simple global or local variables were used, as they took less time to access, which threw the whole system off. Changing the execution times of the attack would have solved it, too, but you can see that such minute details make a huge difference.</text:p>
        <text:p text:style-name="Text_20_body">As an<text:span text:style-name="T114">other</text:span> example, imagine a simple software-based faulty multiplication attack. While a complicated check is performed, the other threads already run through the loops. The undervolting starts <text:span text:style-name="Emphasis">after</text:span> the checks, and there isn’t enough time to cause a fault before the multiplication loop<text:span text:style-name="T115">s</text:span> end.</text:p>
        <text:p text:style-name="Text_20_body">When it does end, a new voltage is set, lower than before, and the process repeats. In this way, the user would not achieve the faulty result, the library would lower the voltage on and on, <text:span text:style-name="T116">past the actually faulting voltage</text:span>, and either freeze the computer, or reach the <text:span text:style-name="OrgCode">end_undervoltage</text:span> value, and be unsuccessful.</text:p>
        <text:p text:style-name="P14"><text:span text:style-name="T33">One such check we had to omit was the inclusion of the checking function pointer, which should point to the process that checks if the loops and undervolting should stop. There are several possible configurations, and they take too long to compute. Therefore, it may be possible (though hard, as all parameters are checked initially) to run a NULL function pointer instead of the checking </text:span><text:span text:style-name="T60">function</text:span><text:span text:style-name="T33">.</text:span></text:p>
        <text:p text:style-name="Text_20_body">There are ways to fix this, and we have employed some of them. Every time a new configuration is set, the checks occur, for instance. Other fixes would have to be implemented by the user, such as a system of thread locks, and those would take execution time, too. In the end, we were forced to sacrifice security for efficiency.</text:p>
        <text:h text:style-name="Heading_20_1" text:outline-level="1"><text:bookmark-start text:name="org91754dc"/><text:bookmark-start text:name="__RefHeading___Toc11595_3200289397"/>Future work<text:bookmark-end text:name="org91754dc"/><text:bookmark-end text:name="__RefHeading___Toc11595_3200289397"/></text:h>
        <text:p text:style-name="P15">In this section we are going to discuss some obvious or wanted extensions to the library. These are additions which we would have liked to do, but did not have time for.</text:p>
        <text:p text:style-name="Text_20_body">The first thing that the users would appreciate is a printing system, which we could not get to work properly. Whether it is in a separate thread, or controlled by Teensy, the undervolting lasts only for a given period of time. While controlled by the user in many ways, such as the <text:span text:style-name="OrgCode">wait_time</text:span> or various delay parameters, the library counts on a somewhat constant execution time.</text:p>
        <text:p text:style-name="Text_20_body">This gets in the way of including a thorough debugging structure. The idea was to provide a way for the user to see what is happening down to the most <text:span text:style-name="T61">miniscule</text:span> operations through print statements. These would be optional, and ranging from the most general descriptions of what the library is doing (like “Creating threads”) to printing the name of each function as it is called, with all its arguments, to printing a line for every iteration of every loop. Which level would be used would depend on a user-set global variable.</text:p>
        <text:p text:style-name="Text_20_body">After implementing this, we found the library stopped working. Following some close examination we believe it is due to the fact that a print statement, a <text:span text:style-name="Emphasis">conditional</text:span> print statement at that, and one executed in its own function (which would be the best course of actions, otherwise most of the library would be checks and print statements), takes A) too long; and B) not always the same amount of time.</text:p>
        <text:p text:style-name="Text_20_body">We find the same issues with the first point - taking too long - as with security checks in each public function. The printing would take the time needed to undervolt, which causes the CPU to not make a mistake, and that leads to potential system freezes.</text:p>
        <text:p text:style-name="Text_20_body">The second issue - non-constant time - is the real problem, though. Printing itself does not take long, but - since the level of printing and the number of printed lines depends on the user - the library cannot easily predict how long before the undervolting starts, and neither can the user. It is our opinion that such a system could be written, even though we failed to do so.</text:p>
        <text:p text:style-name="Text_20_body">Another way to improve the library would be to include attack-specific functions. The function <text:span text:style-name="OrgCode">plundervolt_run()</text:span> is a general convenience function, which executes whatever function it is told to, but the attack must still be written by the user.</text:p>
        <text:p text:style-name="Text_20_body">We believed that we would have time to focus on one of the more complicated attacks <text:span text:style-name="T117">(such as retrieving AES or RSA keys, manipulating with addresses and indices, etc.)</text:span>, and implement them, but this turned out to not be efficient - because it is not necessary, and therefore was not included in our <text:span text:style-name="T62">crowded</text:span> plan.</text:p>
        <text:p text:style-name="Text_20_body">And finally, as is obvious, including more example usages to better showcase how to use the library with all its options would be prudent, but once again, we ran out of time.</text:p>
        <text:h text:style-name="Heading_20_1" text:outline-level="1"><text:bookmark-start text:name="orge3f6b2b"/><text:bookmark-start text:name="__RefHeading___Toc11597_3200289397"/>Reflection<text:bookmark-end text:name="orge3f6b2b"/><text:bookmark-end text:name="__RefHeading___Toc11597_3200289397"/></text:h>
        <text:p text:style-name="P15">We are overall happy with the library as it is. We believe it is simple to use, and provides enough help to make it comfortable to do so.</text:p>
        <text:p text:style-name="Text_20_body">Our initial goals were to create something friendly despite the complexities of the subject matter, and in this regard, we hope to have succeeded.</text:p>
        <text:p text:style-name="Text_20_body">We have experienced unforeseen blocks along the way, which caused our major dissatisfactions with the library.</text:p>
        <text:p text:style-name="Text_20_body">We felt neither of the original code was particularly well documented, so getting to understand what was happening took some time.</text:p>
        <text:p text:style-name="Text_20_body">However, the greatest issue we faced was in continuous testing. As we have attempted to explain, the behaviour of an undervolted computer is somewhat unpredictable, in no small part due to changing circumstances. We estimate more than seventy per cent of our testing time was spent on figuring out whether an unexpected outcome was caused by our code, wrong parameters, or simply an unlucky try.</text:p>
        <text:p text:style-name="Text_20_body">Unfortunately for us, this unexpected outcome usually resulted in a complete system crash, which meant a hard reset, and time wasted, most often only to freeze the computer again a short while later.</text:p>
        <text:p text:style-name="Text_20_body"><text:soft-page-break/>Because of this unpredictability, a lot more time was spent on fine tuning the library than we had planned, and so a lot of things we wanted to get to were simply left out in the end.</text:p>
        <text:p text:style-name="Text_20_body">That being said, it is our belief the library will perform admirably, with all the desired flexibility and usefulness, and we are content with having made it.</text:p>
        <text:p text:style-name="Text_20_body">There are many fixes and additions, usually small in nature, that we can think of right now. We are aware this is always going to be the case, of course, but in honestly judging our work, we would be putting forth an incomplete assessment had we not mentioned these ideas. Neither one, though, we are proud to say, should impede the usage of the library.</text:p>
        <text:h text:style-name="Heading_20_1" text:outline-level="1"><text:bookmark-start text:name="org381cef7"/><text:bookmark-start text:name="__RefHeading___Toc11599_3200289397"/>Conclusion<text:bookmark-end text:name="org381cef7"/><text:bookmark-end text:name="__RefHeading___Toc11599_3200289397"/></text:h>
        <text:p text:style-name="P15">In this paper we have discussed the structure of our library, and the decisions which led to its final state. We have explained why voltage scaling attacks are dangerous, and why having a library to write them is beneficial.</text:p>
        <text:p text:style-name="Text_20_body">Our goal was to implement a usable piece of code, available and helpful to programmers less knowledgeable of the undervolting process. We believe we have provided enough explanation of how the library can be used, what it does, and what its limitations are, to pronounce this goal successfully completed.</text:p>
        <text:p text:style-name="Text_20_body">We have outlined the struggles we have faced during the library’s creation, in order to better illustrate some of its functionalities and shortcomings. Moreover, we have justified our choices by describing how the library was required to perform, and by briefly examining the undervolting attacks.</text:p>
        <text:p text:style-name="Text_20_body">We have included simple examples, and suggested modifications to them, to cover all possible (non-specific) usages of our library. In our view, this paper is enough to understand the concepts needed to test and explore undervolting, or create a new, similar attack.</text:p>
        <text:p text:style-name="Text_20_body">Since we were heavily inspired by the works of the Plundervolt and VoltPillager papers, we focused in short on where our codes differ, and where (and why) we derived from them more closely.</text:p>
        <text:p text:style-name="Text_20_body">To conclude, we have written a library, which we hope will prove valuable in further mending and improving the safety of of Intel’s modern processors.</text:p>
        <text:h text:style-name="P24" text:outline-level="1"><text:bookmark-start text:name="__RefHeading___Toc22369_3200289397"/>Acknowledgements<text:bookmark-end text:name="__RefHeading___Toc22369_3200289397"/></text:h>
        <text:p text:style-name="P40"><text:span text:style-name="T129">We would like to thank profoundly the authors of the Plundervolt and VoltPillager papers. Their work not only build the bases for this </text:span><text:span text:style-name="T64">report</text:span><text:span text:style-name="T129">, indeed formed most of the core principles in it, but proved to be great non-technical help during the creation of this paper. Namely, we thank Kit Murdock and Zitai Chen, who explained, and explained, and explained, </text:span><text:span text:style-name="T123">with patience and (at least outward) understanding. Thank you.</text:span></text:p>
      </text:section>
      <text:section text:style-name="Sect1" text:name="References">
        <text:h text:style-name="Heading_20_1" text:outline-level="1"><text:bookmark-start text:name="__RefHeading___Toc11601_3200289397"/><text:bookmark-start text:name="org8296735"/>References<text:bookmark-end text:name="__RefHeading___Toc11601_3200289397"/><text:bookmark-end text:name="org8296735"/></text:h>
        <text:section text:style-name="Sect2" text:name="ZOTERO_BIBL {&quot;uncited&quot;:[],&quot;omitted&quot;:[],&quot;custom&quot;:[]} CSL_BIBLIOGRAPHY RNDvYhI8SAvuV">
          <text:p text:style-name="Bibliography_20_1">1. <text:tab/>Murdock K, Oswald D, Garcia FD, Van Bulck J, Gruss D, Piessens F. Plundervolt: Software-based Fault Injection Attacks against Intel SGX. In: 2020 IEEE Symposium on Security and Privacy (SP). 2020. p. 1466–82. </text:p>
          <text:p text:style-name="Bibliography_20_1">2. <text:tab/>Chen Z, Vasilakis G, Murdock K, Dean E, Oswald D, Garcia FD. VoltPillager: Hardware-based fault injection attacks against Intel {SGX} Enclaves using the {SVID} voltage scaling interface. In 2021 [cited 2021 May 5]. Available from: https://www.usenix.org/conference/usenixsecurity21/presentation/chen-zitai</text:p>
          <text:p text:style-name="Bibliography_20_1">3. <text:tab/>Kenjar Z, Frassetto T, Gens D, Franz M, Sadeghi A-R. V0LTpwn: Attacking x86 Processor Integrity from Software. In 2020 [cited 2021 May 5]. p. 1445–61. Available from: https://www.usenix.org/conference/usenixsecurity20/presentation/kenjar</text:p>
          <text:p text:style-name="Bibliography_20_1">4. <text:tab/>Qiu P, Wang D, Lyu Y, Qu G. VoltJockey: Breaching TrustZone by Software-Controlled Voltage Manipulation over Multi-core Frequencies. In: Proceedings of the 2019 ACM SIGSAC Conference on Computer and Communications Security [Internet]. New York, NY, USA: Association for Computing Machinery; 2019 [cited 2021 May 5]. p. 195–209. (CCS ’19). Available from: https://doi.org/10.1145/3319535.3354201</text:p>
          <text:p text:style-name="Bibliography_20_1">5. <text:tab/>Eleršič M. mihic/linux-intel-undervolt [Internet]. 2021 [cited 2021 May 5]. Available from: https://github.com/mihic/linux-intel-undervolt</text:p>
          <text:p text:style-name="Bibliography_20_1">6. <text:tab/>Blömer J, Seifert J-P. Fault Based Cryptanalysis of the Advanced Encryption Standard (AES). In: Wright RN, editor. Financial Cryptography. Berlin, Heidelberg: Springer; 2003. p. 162–81. (Lecture Notes in Computer Science). </text:p>
          <text:p text:style-name="Bibliography_20_1">7. <text:tab/>Barenghi A, Bertoni G, Parrinello E, Pelosi G. Low Voltage Fault Attacks on the RSA Cryptosystem. In: 2009 Workshop on Fault Diagnosis and Tolerance in Cryptography (FDTC). 2009. p. 23–31. </text:p>
          <text:p text:style-name="Bibliography_20_1">8. <text:tab/>Kim Y, Daly R, Kim J, Fallin C, Lee JH, Lee D, et al. Flipping bits in memory without accessing them: an experimental study of DRAM disturbance errors. SIGARCH Comput Archit News. 2014 Jun 14;42(3):361–72. </text:p>
          <text:p text:style-name="Bibliography_20_1">9. <text:tab/>ANVIL: Software-Based Protection Against Next-Generation Rowhammer Attacks: ACM SIGPLAN Notices: Vol 51, No 4 [Internet]. [cited 2021 May 5]. Available from: https://dl.acm.org/doi/abs/10.1145/2954679.2872390</text:p>
          <text:p text:style-name="Bibliography_20_1">10. <text:tab/>Brasser F, Davi L, Gens D, Liebchen C, Sadeghi A-R. CAn’t Touch This: Software-only Mitigation against Rowhammer Attacks targeting Kernel Memory. In 2017 [cited 2021 May 5]. p. 117–30. Available from: https://www.usenix.org/conference/usenixsecurity17/technical-sessions/presentation/brasser</text:p>
          <text:p text:style-name="Bibliography_20_1">11. <text:tab/>Costan V, Devadas S. Intel SGX Explained. IACR Cryptol ePrint Arch. 2016;2016(86):1–118. </text:p>
          <text:p text:style-name="Bibliography_20_1">12. <text:tab/>van Schaik S, Kwong A, Genkin D, Yarom Y. SGAxe: How SGX Fails in Practice. :14. </text:p>
          <text:p text:style-name="Bibliography_20_1">13. <text:tab/>Rotem E, Naveh A, Ananthakrishnan A, Weissmann E, Rajwan D. Power-Management Architecture of the Intel Microarchitecture Code-Named Sandy Bridge. IEEE Micro. 2012 Mar;32(2):20–7. </text:p>
          <text:p text:style-name="Bibliography_20_1">14. <text:tab/>RMClock Utility. Products. CPU Rightmark [Internet]. [cited 2021 May 5]. Available from: http://cpu.rightmark.org/products/rmclock.shtml</text:p>
          <text:p text:style-name="Bibliography_20_1">15. <text:tab/>Tang BC. Security Engineering of Hardware-Software Interfaces [Internet]. Columbia University; 2018 [cited 2021 May 5]. Available from: https://doi.org/10.7916/D8CV5W7V</text:p>
          <text:p text:style-name="Bibliography_20_1">16. <text:tab/>Badamasi YA. The working principle of an Arduino. In: 2014 11th International Conference on Electronics, Computer and Computation (ICECCO). 2014. p. 1–4. </text:p>
        </text:section>
      </text:section>
      <text:section text:style-name="Sect4" text:name="Appendices">
        <text:h text:style-name="P25" text:outline-level="1"><text:bookmark-start text:name="org85ed9fe"/><text:bookmark-start text:name="__RefHeading___Toc12042_3200289397"/>Appendices<text:bookmark-end text:name="org85ed9fe"/><text:bookmark-end text:name="__RefHeading___Toc12042_3200289397"/></text:h>
        <text:h text:style-name="Heading_20_2" text:outline-level="2" text:is-list-header="true"><text:bookmark-start text:name="orgda01dac"/><text:bookmark-start text:name="__RefHeading___Toc12044_3200289397"/>Appendix A: List of Public Functions<text:bookmark-end text:name="orgda01dac"/><text:bookmark-end text:name="__RefHeading___Toc12044_3200289397"/></text:h>
        <text:p text:style-name="P15">In this appendix, we will list all functions available to the user, with brief descriptions of their purpose. Fuller descriptions are provided in the library documentation.</text:p>
        <text:p text:style-name="Text_20_body">We have split this list into three parts - functions used in every attack (<text:a xlink:type="simple" xlink:href="#9.0.0.Subsection I: General Functions|outline" text:style-name="Internet_20_link" text:visited-style-name="Visited_20_Internet_20_Link"><text:span text:style-name="Bold"><text:span text:style-name="T21">general</text:span></text:span></text:a>), functions used for <text:a xlink:type="simple" xlink:href="#9.0.0.Subsection II: Software-Undervolting Functions|outline" text:style-name="Internet_20_link" text:visited-style-name="Visited_20_Internet_20_Link"><text:span text:style-name="Bold"><text:span text:style-name="T21">software undervolting</text:span></text:span></text:a>, and those used for <text:a xlink:type="simple" xlink:href="#9.0.0.Subsection III: Hardware-Undervolting Functions|outline" text:style-name="Internet_20_link" text:visited-style-name="Visited_20_Internet_20_Link"><text:span text:style-name="Bold"><text:span text:style-name="T21">hardware undervolting</text:span></text:span></text:a>.</text:p>
        <text:h text:style-name="Heading_20_3" text:outline-level="3" text:is-list-header="true"><text:bookmark-start text:name="org896dbfe"/><text:bookmark-start text:name="__RefHeading___Toc11607_3200289397"/>Subsection I: General Functions<text:bookmark-end text:name="org896dbfe"/><text:bookmark-end text:name="__RefHeading___Toc11607_3200289397"/></text:h>
        <text:list xml:id="list1775903554" text:style-name="OrgBulletedList">
          <text:list-item>
            <text:p text:style-name="P33"><text:span text:style-name="OrgCode">plundervolt_faulty_undervolting_specification()</text:span></text:p>
            <text:p text:style-name="P33">Checks if parameters are safe to use.</text:p>
          </text:list-item>
          <text:list-item>
            <text:p text:style-name="P33"><text:span text:style-name="OrgCode">plundervolt_set_loop_finished()</text:span></text:p>
            <text:p text:style-name="P33">Stops undervolting and all other loops run by the library, in all threads.</text:p>
          </text:list-item>
          <text:list-item>
            <text:p text:style-name="P33"><text:span text:style-name="OrgCode">plundervolt_init()</text:span></text:p>
            <text:p text:style-name="P33">Creates the parameter structure defined <text:span text:style-name="T32">in the</text:span> <text:a xlink:type="simple" xlink:href="#3.2.Setup|outline" text:style-name="Internet_20_link" text:visited-style-name="Visited_20_Internet_20_Link"><text:span text:style-name="Bold"><text:span text:style-name="T22">Setup</text:span></text:span></text:a> <text:span text:style-name="T32">section </text:span>and <text:span text:style-name="Bold"><text:span text:style-name="T23">in Appendix </text:span></text:span><text:a xlink:type="simple" xlink:href="#9.0.Appendix B: List of Undervolting Parameters|outline" text:style-name="Internet_20_link" text:visited-style-name="Visited_20_Internet_20_Link"><text:span text:style-name="Bold"><text:span text:style-name="T23">B</text:span></text:span></text:a>. Returns this structure with default values.</text:p>
          </text:list-item>
          <text:list-item>
            <text:p text:style-name="P33"><text:span text:style-name="OrgCode">plundervolt_set_specification()</text:span></text:p>
            <text:p text:style-name="P33">Confirms user’s choice of parameters. This is a necessary <text:soft-page-break/>step. <text:span text:style-name="T118">Checks parameters are sensible.</text:span></text:p>
          </text:list-item>
          <text:list-item>
            <text:p text:style-name="P33"><text:span text:style-name="OrgCode">plundervolt_apply_undervolting()</text:span></text:p>
            <text:p text:style-name="P33">This function helps with preparing and running the attack. In case of software undervolting, it lowers the voltage while a function has to be running. When hardware-undervolting, it prepares the attack, and calls the function where the user sets the attack of.</text:p>
          </text:list-item>
          <text:list-item>
            <text:p text:style-name="P33"><text:span text:style-name="OrgCode">plundervolt_run()</text:span></text:p>
            <text:p text:style-name="P33">Performs all likely operations such as opening files, creating threads, calling <text:span text:style-name="OrgCode">plundervolt_apply_undervolting()</text:span> and so on. It does not set specification, or close the files.</text:p>
          </text:list-item>
          <text:list-item>
            <text:p text:style-name="P33"><text:span text:style-name="OrgCode">plundervolt_cleanup()</text:span></text:p>
            <text:p text:style-name="P33">Closes all files to Teensy, the onboard trigger, and MSR.</text:p>
          </text:list-item>
          <text:list-item>
            <text:p text:style-name="P33"><text:span text:style-name="OrgCode">plundervolt_error2str()</text:span></text:p>
            <text:p text:style-name="P33">Returns a string description of an error passed as an argument.</text:p>
          </text:list-item>
          <text:list-item>
            <text:p text:style-name="P33"><text:span text:style-name="OrgCode">plundervolt_print_error()</text:span></text:p>
            <text:p text:style-name="P33">Prints the string returned by <text:span text:style-name="OrgCode">plundervolt_error2str()</text:span> with newline.</text:p>
          </text:list-item>
          <text:list-item>
            <text:p text:style-name="P33"><text:span text:style-name="OrgCode">plundervolt_reset_voltage()</text:span></text:p>
            <text:p text:style-name="P33">After the attack, returns the system to its normal state, i.e., it returns the voltage to manageable levels, and resets the onboard <text:span text:style-name="T63">pin</text:span>. This is a necessary step.</text:p>
          </text:list-item>
          <text:list-item>
            <text:p text:style-name="P33"><text:span text:style-name="OrgCode">plundervolt_open_file()</text:span></text:p>
            <text:p text:style-name="P33">Opens the necessary files depending on the type of undervolting.</text:p>
          </text:list-item>
          <text:list-item>
            <text:p text:style-name="P33"><text:span text:style-name="OrgCode">plundervolt_loop_is_running()</text:span></text:p>
            <text:p text:style-name="P33">Returns <text:span text:style-name="T6">1</text:span> if there is a loop which repeatedly calls the undervolted function currently running.</text:p>
          </text:list-item>
        </text:list>
        <text:h text:style-name="Heading_20_3" text:outline-level="3" text:is-list-header="true"><text:bookmark-start text:name="org65a1ace"/><text:bookmark-start text:name="__RefHeading___Toc11609_3200289397"/>Subsection II: Software-Undervolting Functions<text:bookmark-end text:name="org65a1ace"/><text:bookmark-end text:name="__RefHeading___Toc11609_3200289397"/></text:h>
        <text:list xml:id="list194041021803045" text:style-name="OrgBulletedList">
          <text:list-item>
            <text:p text:style-name="P33"><text:span text:style-name="OrgCode">plundervolt_compute_msr_value()</text:span></text:p>
            <text:p text:style-name="P33">Computes the byte stream which will be written to MSR. This is necessary step when setting new voltage.</text:p>
          </text:list-item>
          <text:list-item>
            <text:p text:style-name="P33"><text:span text:style-name="OrgCode">plundervolt_software_undervolt()</text:span></text:p>
            <text:p text:style-name="P33">Sets new undervoltage, which is passed as an argument.</text:p>
          </text:list-item>
          <text:list-item>
            <text:p text:style-name="P33"><text:span text:style-name="OrgCode">plundervolt_read_voltage()</text:span></text:p>
            <text:p text:style-name="P33">The MSR can return the current voltage. This reads it, and returns it as <text:span text:style-name="OrgCode">double</text:span>.</text:p>
          </text:list-item>
          <text:list-item>
            <text:p text:style-name="P33"><text:span text:style-name="OrgCode">plundervolt_set_undervolting()</text:span></text:p>
            <text:p text:style-name="P33">Sends instructions to MSR. Instruction are provided by <text:span text:style-name="OrgCode">plundervolt_compute_msr_value()</text:span>. Is used by <text:span text:style-name="OrgCode">plundervolt_software_undervolt()</text:span>.</text:p>
          </text:list-item>
          <text:list-item>
            <text:p text:style-name="P33"><text:span text:style-name="OrgCode">plundervolt_get_current_undervoltage()</text:span></text:p>
            <text:p text:style-name="P33">Returns the current undervoltage. Note, this is not the same as current voltage. Rather, it is the value in <text:span text:style-name="Emphasis">mV</text:span> by which the current voltage differs from the base voltage for the current CPU frequency.</text:p>
          </text:list-item>
        </text:list>
        <text:h text:style-name="Heading_20_3" text:outline-level="3" text:is-list-header="true"><text:bookmark-start text:name="org1e60516"/><text:bookmark-start text:name="__RefHeading___Toc11611_3200289397"/>Subsection III: Hardware-Undervolting Functions<text:bookmark-end text:name="org1e60516"/><text:bookmark-end text:name="__RefHeading___Toc11611_3200289397"/></text:h>
        <text:list xml:id="list194040801217634" text:style-name="OrgBulletedList">
          <text:list-item>
            <text:p text:style-name="P33"><text:span text:style-name="OrgCode">plundervolt_init_hardware-undervolting()</text:span></text:p>
            <text:p text:style-name="P33">Prepares the micro-controller for the attack. This does not set up the attack, only the communication between the process and the micro-controller. Used by <text:span text:style-name="OrgCode">plunder</text:span><text:span text:style-name="OrgCode"><text:span text:style-name="T119">­</text:span></text:span><text:span text:style-name="OrgCode">volt_open_file()</text:span>.</text:p>
          </text:list-item>
          <text:list-item>
            <text:p text:style-name="P33"><text:span text:style-name="OrgCode">plundervolt_teensy_read_response()</text:span></text:p>
            <text:p text:style-name="P33">Teensy sends responses as instructions are sent to it. The library reads them already, but if the user wishes to do so again, they can.</text:p>
          </text:list-item>
          <text:list-item>
            <text:p text:style-name="P33"><text:span text:style-name="OrgCode">plundervolt_configure_glitch()</text:span></text:p>
            <text:p text:style-name="P33">Set up the attack with library parameters.</text:p>
          </text:list-item>
          <text:list-item>
            <text:p text:style-name="P33"><text:span text:style-name="OrgCode">plundervolt_arm_glitch()</text:span></text:p>
            <text:p text:style-name="P33">Prepare Teensy to start the attack.</text:p>
          </text:list-item>
          <text:list-item>
            <text:p text:style-name="P33"><text:span text:style-name="OrgCode">plundervolt_fire_glitch()</text:span></text:p>
            <text:p text:style-name="P33">Start the hardware attack.</text:p>
          </text:list-item>
        </text:list>
        <text:h text:style-name="Heading_20_2" text:outline-level="2" text:is-list-header="true"><text:bookmark-start text:name="org67253b6"/><text:bookmark-start text:name="__RefHeading___Toc11613_3200289397"/>Appendix B: List of Undervolting Parameters<text:bookmark-end text:name="org67253b6"/><text:bookmark-end text:name="__RefHeading___Toc11613_3200289397"/></text:h>
        <text:h text:style-name="Heading_20_3" text:outline-level="3" text:is-list-header="true"><text:bookmark-start text:name="org50ab8b1"/><text:bookmark-start text:name="__RefHeading___Toc11615_3200289397"/>Subsection I: General Parameters<text:bookmark-end text:name="org50ab8b1"/><text:bookmark-end text:name="__RefHeading___Toc11615_3200289397"/></text:h>
        <text:list xml:id="list194042184373638" text:style-name="OrgBulletedList">
          <text:list-item>
            <text:p text:style-name="P33"><text:span text:style-name="OrgCode">int loop</text:span></text:p>
            <text:p text:style-name="P33">Values:</text:p>
            <text:list>
              <text:list-item>
                <text:p text:style-name="P33"><text:span text:style-name="T6">0</text:span> … run the undervolted function only once.</text:p>
              </text:list-item>
              <text:list-item>
                <text:p text:style-name="P33"><text:span text:style-name="T6">&gt;0</text:span> … run the undervolted function in a loop, until <text:span text:style-name="OrgCode">plundervolt_set_loop_finished()</text:span>is called.</text:p>
              </text:list-item>
              <text:list-item>
                <text:p text:style-name="P34">special case: <text:span text:style-name="T6">&gt;0</text:span> … in hardware undervolting, when <text:span text:style-name="OrgCode"><text:s/></text:span><text:span text:style-name="OrgCode"><text:span text:style-name="T120">integrated_loop_check</text:span></text:span> is equal to 0, run as many times as this value, <text:span text:style-name="T121">then stop</text:span>.</text:p>
              </text:list-item>
            </text:list>
          </text:list-item>
          <text:list-item>
            <text:p text:style-name="P33"><text:span text:style-name="OrgCode">void (* function)(void *)</text:span></text:p>
            <text:p text:style-name="P33">A pointer to the undervolted function.</text:p>
          </text:list-item>
          <text:list-item>
            <text:p text:style-name="P33"><text:span text:style-name="OrgCode">void * arguments</text:span></text:p>
            <text:p text:style-name="P33">A <text:span text:style-name="Emphasis">void</text:span> pointer to the arguments (usually as a user-defined structure) of the undervolted function.</text:p>
          </text:list-item>
          <text:list-item>
            <text:p text:style-name="P33"><text:bookmark text:name="Integrated loop check"/><text:span text:style-name="OrgCode">int integrated_loop_check</text:span></text:p>
            <text:p text:style-name="P33">Value &gt;0 means the undervolted function calls <text:span text:style-name="OrgCode">plundervolt_set_loop_finished()</text:span> on its own, so the library does not have to take care of it. When value is 0 or smaller, user must provide a function which stops the loops - the checking function.</text:p>
          </text:list-item>
          <text:list-item>
            <text:p text:style-name="P33"><text:span text:style-name="OrgCode">int (* stop_loop)(void *)</text:span></text:p>
            <text:p text:style-name="P33">A function pointer to the checking function.</text:p>
          </text:list-item>
          <text:list-item>
            <text:p text:style-name="P33"><text:span text:style-name="OrgCode">void * loop_check_arguments</text:span></text:p>
            <text:p text:style-name="P33">A <text:span text:style-name="Emphasis">void</text:span> pointer to the arguments (usually as a user-defined structure) of the checking function.</text:p>
          </text:list-item>
          <text:list-item>
            <text:p text:style-name="P33"><text:span text:style-name="OrgCode">int undervolt</text:span></text:p>
            <text:p text:style-name="P33">Values:</text:p>
            <text:list>
              <text:list-item>
                <text:p text:style-name="P33"><text:span text:style-name="T6">0</text:span> … Software undervolting is not performed, only the undervolted function is called. This is for testing purposes. It only has meaning for software undervolting, as hardware undervolting must be started by the user anyway (by calling <text:span text:style-name="OrgCode">plunder</text:span><text:span text:style-name="OrgCode"><text:span text:style-name="T122">­</text:span></text:span><text:span text:style-name="OrgCode">volt_fire_glitch()</text:span>.</text:p>
              </text:list-item>
              <text:list-item>
                <text:p text:style-name="P33"><text:span text:style-name="T6">&gt;0</text:span> … run software undervolting in parallel to the undervolted function.</text:p>
              </text:list-item>
            </text:list>
          </text:list-item>
          <text:list-item>
            <text:p text:style-name="P33"><text:span text:style-name="OrgCode">int wait_time</text:span></text:p>
            <text:p text:style-name="P33">The number of <text:span text:style-name="Emphasis">ms</text:span> the library sleeps for in strategically chosen places. This either gives the undervolting function time to start running, or (in case of software undervolting) dictates how long each voltage will be held for before it is lowered again.</text:p>
            <text:p text:style-name="P33"><text:s text:c="2"/>Note: This value only has meaning when using the convenience function <text:span text:style-name="OrgCode">plundervolt_apply_undervolting()</text:span>.</text:p>
          </text:list-item>
          <text:list-item>
            <text:p text:style-name="P33"><text:span text:style-name="OrgCode">undervolting_type u_type</text:span></text:p>
            <text:p text:style-name="P33">Specifies which type of undervolting to perform. The enum type <text:span text:style-name="OrgCode">undervolting_type</text:span> allows two options:</text:p>
            <text:list>
              <text:list-item>
                <text:p text:style-name="P33"><text:span text:style-name="OrgCode">software</text:span> … perform software undervolting.</text:p>
              </text:list-item>
              <text:list-item>
                <text:p text:style-name="P33"><text:span text:style-name="OrgCode">hardware</text:span> … perform hardware undervolting.</text:p>
              </text:list-item>
            </text:list>
          </text:list-item>
        </text:list>
        <text:h text:style-name="Heading_20_3" text:outline-level="3" text:is-list-header="true"><text:bookmark-start text:name="orgaff94eb"/><text:bookmark-start text:name="__RefHeading___Toc11617_3200289397"/>Subsection II: Software-Undervolting Parameters<text:bookmark-end text:name="orgaff94eb"/><text:bookmark-end text:name="__RefHeading___Toc11617_3200289397"/></text:h>
        <text:list xml:id="list194042389437771" text:style-name="OrgBulletedList">
          <text:list-item>
            <text:p text:style-name="P33"><text:span text:style-name="OrgCode">uint64_t start_undervoltage</text:span></text:p>
            <text:p text:style-name="P33">The beginning value of undervoltage (<text:span text:style-name="T26">not</text:span> <text:span text:style-name="Emphasis"><text:span text:style-name="T28">voltage</text:span></text:span>) for software undervolting. This is only relevant if using <text:span text:style-name="OrgCode">plundervolt_apply_undervolting()</text:span>, as that function lowers the voltage gradually from this point.</text:p>
          </text:list-item>
          <text:list-item>
            <text:p text:style-name="P33"><text:span text:style-name="OrgCode">uint64_t end_undervoltage</text:span></text:p>
            <text:p text:style-name="P33">The ending value of undervoltage (<text:span text:style-name="T26">not </text:span><text:span text:style-name="Emphasis"><text:span text:style-name="T28">voltage</text:span></text:span>) for software undervolting.</text:p>
          </text:list-item>
          <text:list-item>
            <text:p text:style-name="P33"><text:span text:style-name="OrgCode">int threads</text:span></text:p>
            <text:p text:style-name="P33">Values:</text:p>
            <text:list>
              <text:list-item>
                <text:p text:style-name="P33"><text:span text:style-name="T6">0</text:span> … Only run the undervolted function in one thread.</text:p>
              </text:list-item>
              <text:list-item>
                <text:p text:style-name="P33"><text:soft-page-break/><text:span text:style-name="T6">&gt;0</text:span> … Specifies how many threads there are going to be for the undervolted function. Note that the value of 1 has the same effect as 0.</text:p>
              </text:list-item>
            </text:list>
          </text:list-item>
          <text:list-item>
            <text:p text:style-name="P33"><text:span text:style-name="OrgCode">int step</text:span></text:p>
            <text:p text:style-name="P33">The number of <text:span text:style-name="Emphasis">mV</text:span> <text:span text:style-name="OrgCode">plundervolt_apply_undervolting()</text:span> lowers the voltage by on each iteration.</text:p>
          </text:list-item>
        </text:list>
        <text:h text:style-name="Heading_20_3" text:outline-level="3" text:is-list-header="true"><text:bookmark-start text:name="org34ce30b"/><text:bookmark-start text:name="__RefHeading___Toc11619_3200289397"/>Subsection III: Hardware-Undervolting Parameters<text:bookmark-end text:name="org34ce30b"/><text:bookmark-end text:name="__RefHeading___Toc11619_3200289397"/></text:h>
        <text:list xml:id="list194040769664616" text:style-name="OrgBulletedList">
          <text:list-item>
            <text:p text:style-name="P35"><text:span text:style-name="OrgCode">char* teensy_serial<text:line-break/></text:span>The device connection to the micro-controller Teensy.</text:p>
          </text:list-item>
          <text:list-item>
            <text:p text:style-name="P33"><text:span text:style-name="OrgCode">char* trigger_serial</text:span></text:p>
            <text:p text:style-name="P33">The device connecting to the onboard trigger, which connects to Teensy. This is optional, but necessary if <text:span text:style-name="OrgCode">using_dtr</text:span> is &gt;0.</text:p>
          </text:list-item>
          <text:list-item>
            <text:p text:style-name="P33"><text:span text:style-name="OrgCode">int teensy_baudrate</text:span></text:p>
            <text:p text:style-name="P33">The speed of packets going to Teensy.</text:p>
          </text:list-item>
          <text:list-item>
            <text:p text:style-name="P33"><text:span text:style-name="OrgCode">using_dtr</text:span></text:p>
            <text:p text:style-name="P33">Values:</text:p>
            <text:list>
              <text:list-item>
                <text:p text:style-name="P33"><text:span text:style-name="T6">0</text:span> … we only communicate with Teensy through the USB connection.</text:p>
              </text:list-item>
              <text:list-item>
                <text:p text:style-name="P33"><text:span text:style-name="T6">&gt;0</text:span> … we are using the onboard trigger (specified by <text:span text:style-name="OrgCode">trigger_serial</text:span>) to start the attack.</text:p>
              </text:list-item>
            </text:list>
          </text:list-item>
          <text:list-item>
            <text:p text:style-name="P33"><text:span text:style-name="OrgCode">int repeat</text:span></text:p>
            <text:p text:style-name="P33">Once Teensy is told to start the attack, it can repeat the action. This parameter tells it how many times to do so.</text:p>
          </text:list-item>
          <text:list-item>
            <text:p text:style-name="P33"><text:span text:style-name="OrgCode">int delay_before_undervolting</text:span></text:p>
            <text:p text:style-name="P33">Teensy can wait after the attack starts before changing the voltage. This is how many <text:span text:style-name="Emphasis">ms</text:span> it does so.</text:p>
          </text:list-item>
          <text:list-item>
            <text:p text:style-name="P33"><text:span text:style-name="OrgCode">float start_voltage</text:span></text:p>
            <text:p text:style-name="P33">The voltage at the beginning of the attack. Do not confuse with the software-focused <text:span text:style-name="OrgCode">start_undervoltage</text:span>.</text:p>
          </text:list-item>
          <text:list-item>
            <text:p text:style-name="P33"><text:span text:style-name="OrgCode">duration_start</text:span></text:p>
            <text:p text:style-name="P33">How many <text:span text:style-name="Emphasis">ms</text:span> <text:span text:style-name="OrgCode">start_voltage</text:span> is held.</text:p>
          </text:list-item>
          <text:list-item>
            <text:p text:style-name="P33"><text:span text:style-name="OrgCode">float undervolting_voltage</text:span></text:p>
            <text:p text:style-name="P33">The voltage of the attack. The lowest voltage of the cycle, which should produce a fault.</text:p>
          </text:list-item>
          <text:list-item>
            <text:p text:style-name="P33"><text:span text:style-name="OrgCode">int duration_during</text:span></text:p>
            <text:p text:style-name="P33">How many <text:span text:style-name="Emphasis">ms</text:span> <text:span text:style-name="OrgCode">undervolting_voltage</text:span> is held.</text:p>
          </text:list-item>
          <text:list-item>
            <text:p text:style-name="P33"><text:span text:style-name="OrgCode">end_voltage</text:span></text:p>
            <text:p text:style-name="P33">The voltage which will be set at the end of the attack. Do not confuse with the software-focused <text:span text:style-name="OrgCode">end_undervoltage</text:span>.</text:p>
          </text:list-item>
          <text:list-item>
            <text:p text:style-name="P33"><text:span text:style-name="OrgCode">int tries</text:span></text:p>
          </text:list-item>
        </text:list>
        <text:p text:style-name="P23">The convenience function <text:span text:style-name="OrgCode">plundervolt_apply_undervolting()</text:span> will repeat the attack this many time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nos" svg:font-family="Tinos"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true" fo:text-align="justify" style:justify-single-word="false" fo:hyphenation-ladder-count="no-limit" fo:text-indent="0.199cm" style:auto-text-indent="false" style:page-number="auto"/>
      <style:text-properties fo:font-size="9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7cm" fo:margin-right="0cm" fo:margin-top="0.319cm" fo:margin-bottom="0.21cm" loext:contextual-spacing="false" fo:text-align="center" style:justify-single-word="false" fo:text-indent="-0.76cm" style:auto-text-indent="false" style:page-number="auto">
        <style:tab-stops>
          <style:tab-stop style:position="17cm" style:type="right"/>
        </style:tab-stops>
      </style:paragraph-properties>
      <style:text-properties fo:font-size="12pt" fo:font-weight="normal"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fo:margin-top="0.319cm" fo:margin-bottom="0.21cm" loext:contextual-spacing="false" fo:text-align="center" style:justify-single-word="false"/>
      <style:text-properties fo:font-size="10.5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master-page-name="">
      <style:paragraph-properties fo:margin-left="0cm" fo:margin-right="0cm" fo:margin-top="0.319cm" fo:margin-bottom="0.21cm" loext:contextual-spacing="false" fo:text-align="center" style:justify-single-word="false" fo:text-indent="0cm" style:auto-text-indent="false" style:page-number="auto" text:number-lines="false" text:line-number="0"/>
      <style:text-properties fo:font-size="10pt" fo:font-weight="normal"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212cm" loext:contextual-spacing="false"/>
      <style:text-properties fo:font-size="20pt"/>
    </style:style>
    <style:style style:name="OrgDocInfo" style:family="paragraph" style:parent-style-name="Heading">
      <style:paragraph-properties fo:margin-top="0.21cm" fo:margin-bottom="0.21cm" loext:contextual-spacing="false"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true" fo:text-indent="0cm" style:auto-text-indent="false">
        <style:tab-stops>
          <style:tab-stop style:position="16.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none" draw:fill-color="#729fcf"/>
      <style:paragraph-properties fo:background-color="transparent"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master-page-name="">
      <style:paragraph-properties fo:margin-left="0cm" fo:margin-right="0cm" fo:margin-top="0cm" fo:margin-bottom="0cm" loext:contextual-spacing="true" fo:text-align="center" style:justify-single-word="false" fo:hyphenation-ladder-count="no-limit" fo:text-indent="0cm" style:auto-text-indent="false" style:page-number="auto"/>
      <style:text-properties fo:font-size="7pt" fo:hyphenate="false" fo:hyphenation-remain-char-count="2" fo:hyphenation-push-char-count="2" loext:hyphenation-no-caps="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master-page-name="">
      <style:paragraph-properties fo:margin-left="0cm" fo:margin-right="0cm" fo:margin-top="0cm" fo:margin-bottom="0cm" loext:contextual-spacing="true" fo:text-align="center" style:justify-single-word="false" fo:hyphenation-ladder-count="no-limit" fo:text-indent="0cm" style:auto-text-indent="false" style:page-number="auto"/>
      <style:text-properties fo:font-size="8pt" fo:hyphenate="false" fo:hyphenation-remain-char-count="2" fo:hyphenation-push-char-count="2" loext:hyphenation-no-caps="false"/>
    </style:style>
    <style:style style:name="Text_20_body_20_bold" style:display-name="Text body bold" style:family="paragraph" style:parent-style-name="Text_20_body" style:next-style-name="Text_20_body">
      <style:text-properties fo:font-weight="bold"/>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master-page-name="">
      <style:paragraph-properties fo:margin-left="0cm" fo:margin-right="0cm" fo:margin-top="0cm" fo:margin-bottom="0.21cm" loext:contextual-spacing="true" fo:hyphenation-ladder-count="no-limit" fo:text-indent="0cm" style:auto-text-indent="false" style:page-number="auto" fo:padding="0.049cm" fo:border-left="none" fo:border-right="none" fo:border-top="none" fo:border-bottom="0.31pt solid #000000" fo:keep-with-next="always">
        <style:tab-stops/>
      </style:paragraph-properties>
      <style:text-properties style:font-name="Tinos" fo:font-family="Tinos" style:font-style-name="Italic" style:font-pitch="variable" fo:font-size="9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rgFootnoteQuotations" style:family="paragraph" style:parent-style-name="Footnote">
      <style:paragraph-properties fo:margin-left="1cm" fo:margin-right="1cm" fo:margin-top="0cm" fo:margin-bottom="0.499cm" loext:contextual-spacing="false" fo:text-indent="0cm" style:auto-text-indent="false"/>
    </style:style>
    <style:style style:name="OrgFootnoteCenter" style:family="paragraph" style:parent-style-name="Footnote">
      <style:paragraph-properties fo:text-align="center" style:justify-single-word="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rgEndnoteQuotations" style:family="paragraph" style:parent-style-name="Endnote">
      <style:paragraph-properties fo:margin-left="1cm" fo:margin-right="1cm" fo:margin-top="0cm" fo:margin-bottom="0.499cm" loext:contextual-spacing="false" fo:text-indent="0cm" style:auto-text-indent="false"/>
    </style:style>
    <style:style style:name="OrgEndnoteCenter" style:family="paragraph" style:parent-style-name="Endnote">
      <style:paragraph-properties fo:text-align="center" style:justify-single-word="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rgSrcBlock" style:family="paragraph" style:parent-style-name="Preformatted_20_Text">
      <loext:graphic-properties draw:fill="solid" draw:fill-color="#000000" draw:opacity="100%"/>
      <style:paragraph-properties fo:background-color="#000000" fo:padding="0.049cm" fo:border="none" style:shadow="none"/>
      <style:text-properties fo:color="#f5deb3" fo:font-size="8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nk" style:family="paragraph" style:parent-style-name="Text_20_body"/>
    <style:style style:name="Bibliography_20_1" style:display-name="Bibliography 1" style:family="paragraph" style:parent-style-name="Index" style:class="index" style:master-page-name="">
      <style:paragraph-properties fo:margin-left="0.891cm" fo:margin-right="0cm" fo:margin-top="0cm" fo:margin-bottom="0cm" loext:contextual-spacing="false" style:line-height-at-least="0.319cm" fo:text-indent="-0.891cm" style:auto-text-indent="false" style:page-number="auto">
        <style:tab-stops>
          <style:tab-stop style:position="0.889cm"/>
        </style:tab-stops>
      </style:paragraph-properties>
      <style:text-properties fo:font-size="8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DescriptionTerm" style:family="text">
      <style:text-properties fo:font-weight="bold"/>
    </style:style>
    <style:style style:name="Footnote_20_Symbol" style:display-name="Footnote Symbol" style:family="text"/>
    <style:style style:name="Footnote_20_anchor" style:display-name="Footnote anchor" style:family="text"/>
    <style:style style:name="Endnote_20_Symbol" style:display-name="Endnote Symbol" style:family="text"/>
    <style:style style:name="Endnote_20_anchor" style:display-name="Endnote anchor" style:family="text"/>
    <style:style style:name="OrgEndnoteAnchor" style:family="text" style:parent-style-name="Endnote_20_anchor">
      <style:text-properties style:text-position="0% 100%"/>
    </style:style>
    <style:style style:name="OrgCite" style:family="text"/>
    <style:style style:name="Index_20_Link" style:display-name="Index Link" style:family="text"/>
    <style:style style:name="OrgSrcFontLockFunctionNameFace" style:family="text">
      <style:text-properties fo:color="#98fb98" fo:background-color="#000000"/>
    </style:style>
    <style:style style:name="OrgSrcFontLockTypeFace" style:family="text">
      <style:text-properties fo:color="#7fffd4" fo:background-color="#000000"/>
    </style:style>
    <style:style style:name="OrgSrcFontLockVariableNameFace" style:family="text">
      <style:text-properties fo:color="#9acd32" fo:background-color="#000000"/>
    </style:style>
    <style:style style:name="OrgSrcFontLockKeywordFace" style:family="text">
      <style:text-properties fo:color="#ffffff" fo:background-color="#000000"/>
    </style:style>
    <style:style style:name="OrgSrcFontLockCommentFace" style:family="text">
      <style:text-properties fo:color="#00cd66" fo:background-color="#000000"/>
    </style:style>
    <style:style style:name="OrgSrcFontLockCommentDelimiterFace" style:family="text">
      <style:text-properties fo:color="#00cd66" fo:background-color="#000000"/>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run-through" style:number-wrapped-paragraphs="1"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min-label-width="0.635cm" text:min-label-distance="0.101cm" fo:text-align="end"/>
      </text:list-level-style-number>
      <text:list-level-style-number text:level="2" style:num-format="1">
        <style:list-level-properties text:space-before="0.635cm" text:min-label-width="0.635cm" text:min-label-distance="0.101cm" fo:text-align="end"/>
      </text:list-level-style-number>
      <text:list-level-style-number text:level="3" style:num-format="1">
        <style:list-level-properties text:space-before="1.27cm" text:min-label-width="0.635cm" text:min-label-distance="0.101cm" fo:text-align="end"/>
      </text:list-level-style-number>
      <text:list-level-style-number text:level="4" style:num-format="1">
        <style:list-level-properties text:space-before="1.905cm" text:min-label-width="0.635cm" text:min-label-distance="0.101cm" fo:text-align="end"/>
      </text:list-level-style-number>
      <text:list-level-style-number text:level="5" style:num-format="1">
        <style:list-level-properties text:space-before="2.54cm" text:min-label-width="0.635cm" text:min-label-distance="0.101cm" fo:text-align="end"/>
      </text:list-level-style-number>
      <text:list-level-style-number text:level="6" style:num-format="1">
        <style:list-level-properties text:space-before="3.175cm" text:min-label-width="0.635cm" text:min-label-distance="0.101cm" fo:text-align="end"/>
      </text:list-level-style-number>
      <text:list-level-style-number text:level="7" style:num-format="1">
        <style:list-level-properties text:space-before="3.81cm" text:min-label-width="0.635cm" text:min-label-distance="0.101cm" fo:text-align="end"/>
      </text:list-level-style-number>
      <text:list-level-style-number text:level="8" style:num-format="1">
        <style:list-level-properties text:space-before="4.445cm" text:min-label-width="0.635cm" text:min-label-distance="0.101cm" fo:text-align="end"/>
      </text:list-level-style-number>
      <text:list-level-style-number text:level="9" style:num-format="1">
        <style:list-level-properties text:space-before="5.08cm" text:min-label-width="0.635cm" text:min-label-distance="0.101cm" fo:text-align="end"/>
      </text:list-level-style-number>
      <text:list-level-style-number text:level="10" style:num-format="1">
        <style:list-level-properties text:space-before="5.715cm" text:min-label-width="0.635cm" text:min-label-distance="0.101cm" fo:text-align="end"/>
      </text:list-level-style-number>
    </text:list-style>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list-style style:name="OrgOutline">
      <text:list-level-style-number text:level="1"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 style:num-format="1" text:display-levels="10">
        <style:list-level-properties text:list-level-position-and-space-mode="label-alignment">
          <style:list-level-label-alignment text:label-followed-by="nothing" fo:text-indent="-3.048cm" fo:margin-left="3.048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7cm" fo:margin-bottom="1.7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Footnote" style:page-layout-name="Mpm6"/>
    <style:master-page style:name="Endnote" style:page-layout-name="Mpm6"/>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lundervolt Library: An Environment for Hardware and Software Undervolting</dc:title>
    <meta:generator>LibreOffice/6.4.7.2$Linux_X86_64 LibreOffice_project/40$Build-2</meta:generator>
    <meta:initial-creator>Cyril Saroch</meta:initial-creator>
    <dc:date>2021-05-07T10:06:07.313315622</dc:date>
    <meta:editing-duration>PT18H17M49S</meta:editing-duration>
    <meta:editing-cycles>240</meta:editing-cycles>
    <meta:document-statistic meta:table-count="2" meta:image-count="0" meta:object-count="0" meta:page-count="10" meta:paragraph-count="500" meta:word-count="8876" meta:character-count="55717" meta:non-whitespace-character-count="47366"/>
    <meta:user-defined meta:name="ZOTERO_PREF_1">&lt;data data-version="3" zotero-version="5.0.96.2"&gt;&lt;session id="wBDEE5Q3"/&gt;&lt;style id="http://www.zotero.org/styles/vancouver" locale="en-GB" hasBibliography="1" bibliographyStyleHasBeenSet="1"/&gt;&lt;prefs&gt;&lt;pref name="fieldType" value="ReferenceMark"/&gt;&lt;/prefs&gt;&lt;/</meta:user-defined>
    <meta:user-defined meta:name="ZOTERO_PREF_2">data&gt;</meta:user-defined>
  </office:meta>
</office:document-meta>
</file>